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row table:style-name="ro1">
          <table:table-cell office:value-type="string">
            <text:p>Record Length</text:p>
          </table:table-cell>
          <table:table-cell office:value-type="string">
            <text:p>2.500000e+03</text:p>
          </table:table-cell>
          <table:table-cell/>
          <table:table-cell office:value-type="float" office:value="-0.00000002">
            <text:p>-0.00000002</text:p>
          </table:table-cell>
          <table:table-cell office:value-type="float" office:value="0.004">
            <text:p>0.004</text:p>
          </table:table-cell>
          <table:table-cell office:value-type="float" office:value="0.484">
            <text:p>0.484</text:p>
          </table:table-cell>
          <table:table-cell/>
        </table:table-row>
        <table:table-row table:style-name="ro1">
          <table:table-cell office:value-type="string">
            <text:p>Sample Interval</text:p>
          </table:table-cell>
          <table:table-cell office:value-type="string">
            <text:p>2.000000e-11</text:p>
          </table:table-cell>
          <table:table-cell/>
          <table:table-cell office:value-type="float" office:value="-0.00000001998">
            <text:p>-0.00000002</text:p>
          </table:table-cell>
          <table:table-cell office:value-type="float" office:value="0.004">
            <text:p>0.004</text:p>
          </table:table-cell>
          <table:table-cell office:value-type="float" office:value="0.488">
            <text:p>0.488</text:p>
          </table:table-cell>
          <table:table-cell>
            <draw:frame table:end-cell-address="Hoja1.P28" table:end-x="1.145cm" table:end-y="0.173cm" draw:z-index="0" draw:style-name="gr1" draw:text-style-name="P1" svg:width="19.294cm" svg:height="11.811cm" svg:x="2.174cm" svg:y="0.104cm">
              <draw:object draw:notify-on-update-of-ranges="Hoja1.D1:Hoja1.D2497 Hoja1.E1:Hoja1.E2497 Hoja1.D1:Hoja1.D2497 Hoja1.F1:Hoja1.F249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rigger Point</text:p>
          </table:table-cell>
          <table:table-cell office:value-type="string">
            <text:p>1.000000000000e+03</text:p>
          </table:table-cell>
          <table:table-cell/>
          <table:table-cell office:value-type="float" office:value="-0.00000001996">
            <text:p>-0.00000002</text:p>
          </table:table-cell>
          <table:table-cell office:value-type="float" office:value="0.004">
            <text:p>0.004</text:p>
          </table:table-cell>
          <table:table-cell office:value-type="float" office:value="0.488">
            <text:p>0.488</text:p>
          </table:table-cell>
          <table:table-cell/>
        </table:table-row>
        <table:table-row table:style-name="ro1">
          <table:table-cell office:value-type="string">
            <text:p>Source</text:p>
          </table:table-cell>
          <table:table-cell office:value-type="string">
            <text:p>CH1</text:p>
          </table:table-cell>
          <table:table-cell/>
          <table:table-cell office:value-type="float" office:value="-0.00000001988">
            <text:p>-1.988E-008</text:p>
          </table:table-cell>
          <table:table-cell office:value-type="float" office:value="0.004">
            <text:p>0.004</text:p>
          </table:table-cell>
          <table:table-cell office:value-type="float" office:value="0.488">
            <text:p>0.488</text:p>
          </table:table-cell>
          <table:table-cell/>
        </table:table-row>
        <table:table-row table:style-name="ro1">
          <table:table-cell office:value-type="string">
            <text:p>Vertical Units</text:p>
          </table:table-cell>
          <table:table-cell office:value-type="string">
            <text:p>V</text:p>
          </table:table-cell>
          <table:table-cell/>
          <table:table-cell office:value-type="string">
            <text:p><text:s text:c="2"/>-0.00000001986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office:value-type="string">
            <text:p>Vertical Scale</text:p>
          </table:table-cell>
          <table:table-cell office:value-type="string">
            <text:p>1.000000e-01</text:p>
          </table:table-cell>
          <table:table-cell/>
          <table:table-cell office:value-type="string">
            <text:p><text:s text:c="2"/>-0.00000001984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office:value-type="string">
            <text:p>Vertical Offset</text:p>
          </table:table-cell>
          <table:table-cell office:value-type="string">
            <text:p>-2.000000e-01</text:p>
          </table:table-cell>
          <table:table-cell/>
          <table:table-cell office:value-type="string">
            <text:p><text:s text:c="2"/>-0.00000001982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office:value-type="string">
            <text:p>Horizontal Units</text:p>
          </table:table-cell>
          <table:table-cell office:value-type="string">
            <text:p>s</text:p>
          </table:table-cell>
          <table:table-cell/>
          <table:table-cell office:value-type="string">
            <text:p><text:s text:c="2"/>-0.00000001980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office:value-type="string">
            <text:p>Horizontal Scale</text:p>
          </table:table-cell>
          <table:table-cell office:value-type="string">
            <text:p>5.000000e-09</text:p>
          </table:table-cell>
          <table:table-cell/>
          <table:table-cell office:value-type="string">
            <text:p><text:s text:c="2"/>-0.00000001978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office:value-type="string">
            <text:p>Pt Fmt</text:p>
          </table:table-cell>
          <table:table-cell office:value-type="string">
            <text:p>Y</text:p>
          </table:table-cell>
          <table:table-cell/>
          <table:table-cell office:value-type="string">
            <text:p><text:s text:c="2"/>-0.00000001976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office:value-type="string">
            <text:p>Yzero</text:p>
          </table:table-cell>
          <table:table-cell office:value-type="string">
            <text:p>0.000000e+00</text:p>
          </table:table-cell>
          <table:table-cell/>
          <table:table-cell office:value-type="string">
            <text:p><text:s text:c="2"/>-0.00000001974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office:value-type="string">
            <text:p>Probe Atten</text:p>
          </table:table-cell>
          <table:table-cell office:value-type="string">
            <text:p>1.000000e+00</text:p>
          </table:table-cell>
          <table:table-cell/>
          <table:table-cell office:value-type="string">
            <text:p><text:s text:c="2"/>-0.00000001972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office:value-type="string">
            <text:p>Model Number</text:p>
          </table:table-cell>
          <table:table-cell office:value-type="string">
            <text:p>TDS2024B</text:p>
          </table:table-cell>
          <table:table-cell/>
          <table:table-cell office:value-type="string">
            <text:p><text:s text:c="2"/>-0.00000001970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office:value-type="string">
            <text:p>Serial Number</text:p>
          </table:table-cell>
          <table:table-cell office:value-type="string">
            <text:p>C034914</text:p>
          </table:table-cell>
          <table:table-cell/>
          <table:table-cell office:value-type="string">
            <text:p><text:s text:c="2"/>-0.00000001968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office:value-type="string">
            <text:p>Firmware Version</text:p>
          </table:table-cell>
          <table:table-cell office:value-type="string">
            <text:p>FV:v22.16</text:p>
          </table:table-cell>
          <table:table-cell/>
          <table:table-cell office:value-type="string">
            <text:p><text:s text:c="2"/>-0.000000019660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64">
            <text:p>-1.96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Source</text:p>
          </table:table-cell>
          <table:table-cell office:value-type="string">
            <text:p>CH2</text:p>
          </table:table-cell>
          <table:table-cell/>
          <table:table-cell office:value-type="float" office:value="-0.00000001962">
            <text:p>-1.96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Vertical Units</text:p>
          </table:table-cell>
          <table:table-cell office:value-type="string">
            <text:p>V</text:p>
          </table:table-cell>
          <table:table-cell/>
          <table:table-cell office:value-type="float" office:value="-0.0000000196">
            <text:p>-1.9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Vertical Scale</text:p>
          </table:table-cell>
          <table:table-cell office:value-type="string">
            <text:p>1.000000e-01</text:p>
          </table:table-cell>
          <table:table-cell/>
          <table:table-cell office:value-type="float" office:value="-0.00000001958">
            <text:p>-1.95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Vertical Offset</text:p>
          </table:table-cell>
          <table:table-cell office:value-type="string">
            <text:p>-1.960000e-01</text:p>
          </table:table-cell>
          <table:table-cell/>
          <table:table-cell office:value-type="float" office:value="-0.00000001956">
            <text:p>-1.95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Horizontal Units</text:p>
          </table:table-cell>
          <table:table-cell office:value-type="string">
            <text:p>s</text:p>
          </table:table-cell>
          <table:table-cell/>
          <table:table-cell office:value-type="float" office:value="-0.00000001954">
            <text:p>-1.95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Horizontal Scale</text:p>
          </table:table-cell>
          <table:table-cell office:value-type="string">
            <text:p>5.000000e-09</text:p>
          </table:table-cell>
          <table:table-cell/>
          <table:table-cell office:value-type="float" office:value="-0.00000001952">
            <text:p>-1.95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Pt Fmt</text:p>
          </table:table-cell>
          <table:table-cell office:value-type="string">
            <text:p>Y</text:p>
          </table:table-cell>
          <table:table-cell/>
          <table:table-cell office:value-type="float" office:value="-0.0000000195">
            <text:p>-1.95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office:value-type="string">
            <text:p>Yzero</text:p>
          </table:table-cell>
          <table:table-cell office:value-type="string">
            <text:p>0.000000e+00</text:p>
          </table:table-cell>
          <table:table-cell/>
          <table:table-cell office:value-type="float" office:value="-0.00000001948">
            <text:p>-1.94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office:value-type="string">
            <text:p>Probe Atten</text:p>
          </table:table-cell>
          <table:table-cell office:value-type="string">
            <text:p>1.000000e+00</text:p>
          </table:table-cell>
          <table:table-cell/>
          <table:table-cell office:value-type="float" office:value="-0.00000001946">
            <text:p>-1.94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office:value-type="string">
            <text:p>Model Number</text:p>
          </table:table-cell>
          <table:table-cell office:value-type="string">
            <text:p>TDS2024B</text:p>
          </table:table-cell>
          <table:table-cell/>
          <table:table-cell office:value-type="float" office:value="-0.00000001944">
            <text:p>-1.94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office:value-type="string">
            <text:p>Serial Number</text:p>
          </table:table-cell>
          <table:table-cell office:value-type="string">
            <text:p>C034914</text:p>
          </table:table-cell>
          <table:table-cell/>
          <table:table-cell office:value-type="float" office:value="-0.00000001942">
            <text:p>-1.94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office:value-type="string">
            <text:p>Firmware Version</text:p>
          </table:table-cell>
          <table:table-cell office:value-type="string">
            <text:p>FV:v22.16</text:p>
          </table:table-cell>
          <table:table-cell/>
          <table:table-cell office:value-type="float" office:value="-0.0000000194">
            <text:p>-1.9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38">
            <text:p>-1.93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36">
            <text:p>-1.93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34">
            <text:p>-1.93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32">
            <text:p>-1.93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3">
            <text:p>-1.93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28">
            <text:p>-1.92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26">
            <text:p>-1.92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24">
            <text:p>-1.92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22">
            <text:p>-1.92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2">
            <text:p>-1.9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18">
            <text:p>-1.91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16">
            <text:p>-1.91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14">
            <text:p>-1.91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12">
            <text:p>-1.91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1">
            <text:p>-1.91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08">
            <text:p>-1.90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06">
            <text:p>-1.90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04">
            <text:p>-0.00000001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02">
            <text:p>-0.00000001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9">
            <text:p>-0.00000001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98">
            <text:p>-0.00000001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96">
            <text:p>-0.00000001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94">
            <text:p>-1.89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92">
            <text:p>-1.89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9">
            <text:p>-1.89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88">
            <text:p>-1.88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86">
            <text:p>-1.88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84">
            <text:p>-1.88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82">
            <text:p>-1.88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8">
            <text:p>-1.8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78">
            <text:p>-1.87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76">
            <text:p>-1.87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74">
            <text:p>-1.87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72">
            <text:p>-1.87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7">
            <text:p>-1.87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68">
            <text:p>-1.86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66">
            <text:p>-1.86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64">
            <text:p>-1.86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62">
            <text:p>-1.86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6">
            <text:p>-1.8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58">
            <text:p>-1.85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56">
            <text:p>-1.85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54">
            <text:p>-1.85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52">
            <text:p>-1.85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5">
            <text:p>-1.85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48">
            <text:p>-1.84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46">
            <text:p>-1.84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44">
            <text:p>-1.84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42">
            <text:p>-1.84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4">
            <text:p>-1.8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38">
            <text:p>-1.83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36">
            <text:p>-1.83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34">
            <text:p>-1.83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32">
            <text:p>-1.83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3">
            <text:p>-1.83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28">
            <text:p>-1.82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26">
            <text:p>-1.82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24">
            <text:p>-1.82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22">
            <text:p>-1.82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2">
            <text:p>-1.8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18">
            <text:p>-1.81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16">
            <text:p>-1.81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14">
            <text:p>-1.81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12">
            <text:p>-1.81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1">
            <text:p>-1.81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08">
            <text:p>-1.80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06">
            <text:p>-1.80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04">
            <text:p>-0.00000001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02">
            <text:p>-0.00000001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8">
            <text:p>-0.00000001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98">
            <text:p>-0.00000001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96">
            <text:p>-0.00000001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94">
            <text:p>-1.79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92">
            <text:p>-1.79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9">
            <text:p>-1.79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88">
            <text:p>-1.78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86">
            <text:p>-1.78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84">
            <text:p>-1.78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82">
            <text:p>-1.78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8">
            <text:p>-1.7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78">
            <text:p>-1.77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76">
            <text:p>-1.77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74">
            <text:p>-1.77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72">
            <text:p>-1.77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7">
            <text:p>-1.77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68">
            <text:p>-1.76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66">
            <text:p>-1.76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64">
            <text:p>-1.76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62">
            <text:p>-1.76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6">
            <text:p>-1.7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58">
            <text:p>-1.75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56">
            <text:p>-1.75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54">
            <text:p>-1.75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52">
            <text:p>-1.75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5">
            <text:p>-1.75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48">
            <text:p>-1.748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46">
            <text:p>-1.746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44">
            <text:p>-1.74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42">
            <text:p>-1.742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4">
            <text:p>-1.74E-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38">
            <text:p>-1.73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36">
            <text:p>-1.73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34">
            <text:p>-1.73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32">
            <text:p>-1.73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3">
            <text:p>-1.73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28">
            <text:p>-1.72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26">
            <text:p>-1.72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24">
            <text:p>-1.72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22">
            <text:p>-1.72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2">
            <text:p>-1.7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18">
            <text:p>-1.71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16">
            <text:p>-1.71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14">
            <text:p>-1.71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12">
            <text:p>-1.71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1">
            <text:p>-1.71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08">
            <text:p>-1.70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06">
            <text:p>-1.70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04">
            <text:p>-0.000000017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02">
            <text:p>-0.000000017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7">
            <text:p>-0.000000017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98">
            <text:p>-0.000000017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96">
            <text:p>-0.000000017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94">
            <text:p>-1.69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92">
            <text:p>-1.69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9">
            <text:p>-1.69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88">
            <text:p>-1.68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86">
            <text:p>-1.68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84">
            <text:p>-1.68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82">
            <text:p>-1.68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8">
            <text:p>-1.6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78">
            <text:p>-1.67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76">
            <text:p>-1.67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74">
            <text:p>-1.67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72">
            <text:p>-1.67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7">
            <text:p>-1.67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68">
            <text:p>-1.66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66">
            <text:p>-1.66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64">
            <text:p>-1.66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62">
            <text:p>-1.66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6">
            <text:p>-1.6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58">
            <text:p>-1.65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56">
            <text:p>-1.65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54">
            <text:p>-1.65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52">
            <text:p>-1.65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5">
            <text:p>-1.65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48">
            <text:p>-1.648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46">
            <text:p>-1.646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44">
            <text:p>-1.64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42">
            <text:p>-1.642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4">
            <text:p>-1.64E-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38">
            <text:p>-1.63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36">
            <text:p>-1.63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34">
            <text:p>-1.63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32">
            <text:p>-1.63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3">
            <text:p>-1.63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28">
            <text:p>-1.62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26">
            <text:p>-1.62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24">
            <text:p>-1.62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22">
            <text:p>-1.62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2">
            <text:p>-1.6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18">
            <text:p>-1.61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16">
            <text:p>-1.61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14">
            <text:p>-1.61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12">
            <text:p>-1.61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1">
            <text:p>-1.61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08">
            <text:p>-1.60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06">
            <text:p>-1.60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04">
            <text:p>-0.000000016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02">
            <text:p>-0.000000016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6">
            <text:p>-0.000000016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98">
            <text:p>-0.000000016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96">
            <text:p>-0.000000016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94">
            <text:p>-1.59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92">
            <text:p>-1.59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9">
            <text:p>-1.59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88">
            <text:p>-1.58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86">
            <text:p>-1.58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84">
            <text:p>-1.58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82">
            <text:p>-1.58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8">
            <text:p>-1.5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78">
            <text:p>-1.57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76">
            <text:p>-1.57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74">
            <text:p>-1.57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72">
            <text:p>-1.57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7">
            <text:p>-1.57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68">
            <text:p>-1.56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66">
            <text:p>-1.56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64">
            <text:p>-1.56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62">
            <text:p>-1.56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6">
            <text:p>-1.5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58">
            <text:p>-1.55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56">
            <text:p>-1.55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54">
            <text:p>-1.55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52">
            <text:p>-1.55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5">
            <text:p>-1.55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48">
            <text:p>-1.54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46">
            <text:p>-1.54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44">
            <text:p>-1.54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42">
            <text:p>-1.54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4">
            <text:p>-1.5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38">
            <text:p>-1.53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36">
            <text:p>-1.53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34">
            <text:p>-1.53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32">
            <text:p>-1.53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3">
            <text:p>-1.53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28">
            <text:p>-1.52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26">
            <text:p>-1.52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24">
            <text:p>-1.52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22">
            <text:p>-1.52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2">
            <text:p>-1.5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18">
            <text:p>-1.51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16">
            <text:p>-1.51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14">
            <text:p>-1.51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12">
            <text:p>-1.51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1">
            <text:p>-1.51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08">
            <text:p>-1.50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06">
            <text:p>-1.50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04">
            <text:p>-0.00000001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02">
            <text:p>-0.00000001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5">
            <text:p>-0.00000001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98">
            <text:p>-0.00000001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96">
            <text:p>-0.00000001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94">
            <text:p>-1.49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92">
            <text:p>-1.49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9">
            <text:p>-1.49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88">
            <text:p>-1.48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86">
            <text:p>-1.48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84">
            <text:p>-1.48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82">
            <text:p>-1.48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8">
            <text:p>-1.4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78">
            <text:p>-1.47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76">
            <text:p>-1.47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74">
            <text:p>-1.47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72">
            <text:p>-1.47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7">
            <text:p>-1.47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68">
            <text:p>-1.46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66">
            <text:p>-1.46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64">
            <text:p>-1.46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62">
            <text:p>-1.46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6">
            <text:p>-1.4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58">
            <text:p>-1.45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56">
            <text:p>-1.45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54">
            <text:p>-1.45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52">
            <text:p>-1.45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5">
            <text:p>-1.45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48">
            <text:p>-1.44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46">
            <text:p>-1.446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44">
            <text:p>-1.44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42">
            <text:p>-1.442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4">
            <text:p>-1.44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38">
            <text:p>-1.438E-008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36">
            <text:p>-1.43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34">
            <text:p>-1.43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32">
            <text:p>-1.43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3">
            <text:p>-1.43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28">
            <text:p>-1.42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26">
            <text:p>-1.42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24">
            <text:p>-1.42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22">
            <text:p>-1.42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2">
            <text:p>-1.4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18">
            <text:p>-1.41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16">
            <text:p>-1.41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14">
            <text:p>-1.41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12">
            <text:p>-1.41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1">
            <text:p>-1.41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08">
            <text:p>-1.40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06">
            <text:p>-1.40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04">
            <text:p>-0.00000001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02">
            <text:p>-0.00000001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4">
            <text:p>-0.00000001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98">
            <text:p>-0.00000001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96">
            <text:p>-0.00000001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94">
            <text:p>-1.39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92">
            <text:p>-1.39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9">
            <text:p>-1.39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88">
            <text:p>-1.38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86">
            <text:p>-1.38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84">
            <text:p>-1.38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82">
            <text:p>-1.38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8">
            <text:p>-1.3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78">
            <text:p>-1.37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76">
            <text:p>-1.37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74">
            <text:p>-1.37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72">
            <text:p>-1.37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7">
            <text:p>-1.37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68">
            <text:p>-1.36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66">
            <text:p>-1.36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64">
            <text:p>-1.36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62">
            <text:p>-1.36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6">
            <text:p>-1.3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58">
            <text:p>-1.35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56">
            <text:p>-1.35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54">
            <text:p>-1.35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52">
            <text:p>-1.35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5">
            <text:p>-1.35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48">
            <text:p>-1.34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46">
            <text:p>-1.34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44">
            <text:p>-1.34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42">
            <text:p>-1.34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4">
            <text:p>-1.3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38">
            <text:p>-1.33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36">
            <text:p>-1.33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34">
            <text:p>-1.33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32">
            <text:p>-1.33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3">
            <text:p>-1.33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28">
            <text:p>-1.32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26">
            <text:p>-1.32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24">
            <text:p>-1.32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22">
            <text:p>-1.32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2">
            <text:p>-1.3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18">
            <text:p>-1.31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16">
            <text:p>-1.31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14">
            <text:p>-1.31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12">
            <text:p>-1.31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1">
            <text:p>-1.31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08">
            <text:p>-1.30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06">
            <text:p>-1.30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04">
            <text:p>-0.000000013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02">
            <text:p>-0.000000013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3">
            <text:p>-0.000000013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98">
            <text:p>-0.000000013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96">
            <text:p>-0.000000013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94">
            <text:p>-1.29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92">
            <text:p>-1.29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9">
            <text:p>-1.29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88">
            <text:p>-1.28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86">
            <text:p>-1.28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84">
            <text:p>-1.28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82">
            <text:p>-1.28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8">
            <text:p>-1.2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78">
            <text:p>-1.27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76">
            <text:p>-1.27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74">
            <text:p>-1.27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72">
            <text:p>-1.27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7">
            <text:p>-1.27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68">
            <text:p>-1.26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66">
            <text:p>-1.26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64">
            <text:p>-1.26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62">
            <text:p>-1.26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6">
            <text:p>-1.2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58">
            <text:p>-1.25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56">
            <text:p>-1.25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54">
            <text:p>-1.25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52">
            <text:p>-1.25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5">
            <text:p>-1.25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48">
            <text:p>-1.24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46">
            <text:p>-1.24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44">
            <text:p>-1.24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42">
            <text:p>-1.24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4">
            <text:p>-1.2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38">
            <text:p>-1.23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36">
            <text:p>-1.23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34">
            <text:p>-1.23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32">
            <text:p>-1.23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3">
            <text:p>-1.23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28">
            <text:p>-1.22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26">
            <text:p>-1.22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24">
            <text:p>-1.22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22">
            <text:p>-1.22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2">
            <text:p>-1.2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18">
            <text:p>-1.21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16">
            <text:p>-1.21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14">
            <text:p>-1.21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12">
            <text:p>-1.21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1">
            <text:p>-1.21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08">
            <text:p>-1.20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06">
            <text:p>-1.20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04">
            <text:p>-0.000000012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02">
            <text:p>-0.000000012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2">
            <text:p>-0.000000012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98">
            <text:p>-0.000000012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96">
            <text:p>-0.000000012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94">
            <text:p>-1.19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92">
            <text:p>-1.19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9">
            <text:p>-1.19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88">
            <text:p>-1.18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86">
            <text:p>-1.18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84">
            <text:p>-1.18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82">
            <text:p>-1.18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8">
            <text:p>-1.1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78">
            <text:p>-1.17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76">
            <text:p>-1.17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74">
            <text:p>-1.17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72">
            <text:p>-1.17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7">
            <text:p>-1.17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68">
            <text:p>-1.16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66">
            <text:p>-1.16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64">
            <text:p>-1.16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62">
            <text:p>-1.16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6">
            <text:p>-1.1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58">
            <text:p>-1.15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56">
            <text:p>-1.15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54">
            <text:p>-1.15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52">
            <text:p>-1.15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5">
            <text:p>-1.15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48">
            <text:p>-1.14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46">
            <text:p>-1.14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44">
            <text:p>-1.14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42">
            <text:p>-1.14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4">
            <text:p>-1.1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38">
            <text:p>-1.13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36">
            <text:p>-1.13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34">
            <text:p>-1.13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32">
            <text:p>-1.13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3">
            <text:p>-1.13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28">
            <text:p>-1.12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26">
            <text:p>-1.12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24">
            <text:p>-1.12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22">
            <text:p>-1.12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2">
            <text:p>-1.1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18">
            <text:p>-1.11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16">
            <text:p>-1.11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14">
            <text:p>-1.114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12">
            <text:p>-1.112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1">
            <text:p>-1.11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08">
            <text:p>-1.108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06">
            <text:p>-1.106E-008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04">
            <text:p>-0.000000011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02">
            <text:p>-0.000000011</text:p>
          </table:table-cell>
          <table:table-cell office:value-type="string">
            <text:p><text:s text:c="2"/>-0.004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1">
            <text:p>-0.000000011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98">
            <text:p>-0.000000011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96">
            <text:p>-0.000000011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94">
            <text:p>-1.09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92">
            <text:p>-1.09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9">
            <text:p>-1.09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88">
            <text:p>-1.08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86">
            <text:p>-1.08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84">
            <text:p>-1.08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82">
            <text:p>-1.08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8">
            <text:p>-1.0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78">
            <text:p>-1.07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76">
            <text:p>-1.07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74">
            <text:p>-1.07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72">
            <text:p>-1.07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7">
            <text:p>-1.07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68">
            <text:p>-1.06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66">
            <text:p>-1.06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64">
            <text:p>-1.064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62">
            <text:p>-1.062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6">
            <text:p>-1.0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58">
            <text:p>-1.058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56">
            <text:p>-1.056E-008</text:p>
          </table:table-cell>
          <table:table-cell office:value-type="string">
            <text:p><text:s text:c="3"/>0.00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54">
            <text:p>-1.05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52">
            <text:p>-1.05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5">
            <text:p>-1.05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48">
            <text:p>-1.04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46">
            <text:p>-1.04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44">
            <text:p>-1.04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42">
            <text:p>-1.04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4">
            <text:p>-1.0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38">
            <text:p>-1.03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36">
            <text:p>-1.03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34">
            <text:p>-1.03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32">
            <text:p>-1.03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3">
            <text:p>-1.03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28">
            <text:p>-1.02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26">
            <text:p>-1.02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24">
            <text:p>-1.02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22">
            <text:p>-1.02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2">
            <text:p>-1.0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18">
            <text:p>-1.01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16">
            <text:p>-1.01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14">
            <text:p>-1.014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12">
            <text:p>-1.012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1">
            <text:p>-1.01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08">
            <text:p>-1.008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06">
            <text:p>-1.006E-008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04">
            <text:p>-0.00000001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002">
            <text:p>-0.00000001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1">
            <text:p>-0.00000001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98">
            <text:p>-0.00000001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96">
            <text:p>-0.00000001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94">
            <text:p>-9.9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92">
            <text:p>-9.9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9">
            <text:p>-9.9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88">
            <text:p>-9.8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86">
            <text:p>-9.8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84">
            <text:p>-9.8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82">
            <text:p>-9.8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8">
            <text:p>-9.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78">
            <text:p>-9.7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76">
            <text:p>-9.7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74">
            <text:p>-9.7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72">
            <text:p>-9.7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7">
            <text:p>-9.7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68">
            <text:p>-9.6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66">
            <text:p>-9.6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64">
            <text:p>-9.6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62">
            <text:p>-9.6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6">
            <text:p>-9.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58">
            <text:p>-9.5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56">
            <text:p>-9.5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54">
            <text:p>-9.5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52">
            <text:p>-9.5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5">
            <text:p>-9.5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48">
            <text:p>-9.4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46">
            <text:p>-9.4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44">
            <text:p>-9.4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42">
            <text:p>-9.4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4">
            <text:p>-9.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38">
            <text:p>-9.3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36">
            <text:p>-9.3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34">
            <text:p>-9.3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32">
            <text:p>-9.3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3">
            <text:p>-9.3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28">
            <text:p>-9.2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26">
            <text:p>-9.2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24">
            <text:p>-9.2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22">
            <text:p>-9.2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2">
            <text:p>-9.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18">
            <text:p>-9.1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16">
            <text:p>-9.1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14">
            <text:p>-9.1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12">
            <text:p>-9.1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1">
            <text:p>-9.1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08">
            <text:p>-9.0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06">
            <text:p>-9.0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04">
            <text:p>-0.000000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02">
            <text:p>-0.000000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9">
            <text:p>-0.000000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98">
            <text:p>-0.000000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96">
            <text:p>-0.000000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94">
            <text:p>-8.9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92">
            <text:p>-8.9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9">
            <text:p>-8.9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88">
            <text:p>-8.8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86">
            <text:p>-8.8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84">
            <text:p>-8.8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82">
            <text:p>-8.8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8">
            <text:p>-8.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78">
            <text:p>-8.7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76">
            <text:p>-8.7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74">
            <text:p>-8.7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72">
            <text:p>-8.7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7">
            <text:p>-8.7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68">
            <text:p>-8.6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66">
            <text:p>-8.6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64">
            <text:p>-8.6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62">
            <text:p>-8.6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6">
            <text:p>-8.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58">
            <text:p>-8.5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56">
            <text:p>-8.5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54">
            <text:p>-8.5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52">
            <text:p>-8.5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5">
            <text:p>-8.5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48">
            <text:p>-8.4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46">
            <text:p>-8.4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44">
            <text:p>-8.4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42">
            <text:p>-8.4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4">
            <text:p>-8.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38">
            <text:p>-8.3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36">
            <text:p>-8.3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34">
            <text:p>-8.3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32">
            <text:p>-8.3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3">
            <text:p>-8.3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28">
            <text:p>-8.2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26">
            <text:p>-8.2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24">
            <text:p>-8.2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22">
            <text:p>-8.2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2">
            <text:p>-8.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18">
            <text:p>-8.1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16">
            <text:p>-8.1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14">
            <text:p>-8.1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12">
            <text:p>-8.1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1">
            <text:p>-8.1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08">
            <text:p>-8.0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06">
            <text:p>-8.0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04">
            <text:p>-0.000000008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02">
            <text:p>-0.000000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8">
            <text:p>-0.000000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98">
            <text:p>-0.000000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96">
            <text:p>-0.000000008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94">
            <text:p>-7.94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92">
            <text:p>-7.92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9">
            <text:p>-7.9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88">
            <text:p>-7.88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86">
            <text:p>-7.86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84">
            <text:p>-7.84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82">
            <text:p>-7.82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8">
            <text:p>-7.8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78">
            <text:p>-7.78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76">
            <text:p>-7.76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74">
            <text:p>-7.74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72">
            <text:p>-7.72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7">
            <text:p>-7.7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68">
            <text:p>-7.68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66">
            <text:p>-7.66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64">
            <text:p>-7.64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62">
            <text:p>-7.62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6">
            <text:p>-7.6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58">
            <text:p>-7.58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56">
            <text:p>-7.56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54">
            <text:p>-7.54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52">
            <text:p>-7.52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5">
            <text:p>-7.5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48">
            <text:p>-7.48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46">
            <text:p>-7.46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44">
            <text:p>-7.44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42">
            <text:p>-7.4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4">
            <text:p>-7.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38">
            <text:p>-7.3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36">
            <text:p>-7.3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34">
            <text:p>-7.3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32">
            <text:p>-7.3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3">
            <text:p>-7.3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28">
            <text:p>-7.2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26">
            <text:p>-7.2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24">
            <text:p>-7.2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22">
            <text:p>-7.2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2">
            <text:p>-7.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18">
            <text:p>-7.1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16">
            <text:p>-7.1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14">
            <text:p>-7.1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12">
            <text:p>-7.1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1">
            <text:p>-7.1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08">
            <text:p>-7.0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06">
            <text:p>-7.0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04">
            <text:p>-0.000000007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02">
            <text:p>-0.000000007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7">
            <text:p>-0.000000007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98">
            <text:p>-0.000000007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96">
            <text:p>-0.000000007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94">
            <text:p>-6.9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92">
            <text:p>-6.9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9">
            <text:p>-6.9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88">
            <text:p>-6.8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86">
            <text:p>-6.8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84">
            <text:p>-6.8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82">
            <text:p>-6.8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8">
            <text:p>-6.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78">
            <text:p>-6.7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76">
            <text:p>-6.7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74">
            <text:p>-6.7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72">
            <text:p>-6.7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7">
            <text:p>-6.7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68">
            <text:p>-6.6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66">
            <text:p>-6.6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64">
            <text:p>-6.6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62">
            <text:p>-6.6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6">
            <text:p>-6.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58">
            <text:p>-6.5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56">
            <text:p>-6.5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54">
            <text:p>-6.5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52">
            <text:p>-6.5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5">
            <text:p>-6.5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48">
            <text:p>-6.4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46">
            <text:p>-6.4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44">
            <text:p>-6.4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42">
            <text:p>-6.4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4">
            <text:p>-6.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38">
            <text:p>-6.3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36">
            <text:p>-6.3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34">
            <text:p>-6.3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32">
            <text:p>-6.3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3">
            <text:p>-6.3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28">
            <text:p>-6.2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26">
            <text:p>-6.2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24">
            <text:p>-6.2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22">
            <text:p>-6.2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2">
            <text:p>-6.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18">
            <text:p>-6.1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16">
            <text:p>-6.1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14">
            <text:p>-6.1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12">
            <text:p>-6.1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1">
            <text:p>-6.1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08">
            <text:p>-6.0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06">
            <text:p>-6.0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04">
            <text:p>-0.000000006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02">
            <text:p>-0.000000006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6">
            <text:p>-0.000000006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98">
            <text:p>-0.000000006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96">
            <text:p>-0.000000006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94">
            <text:p>-5.9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92">
            <text:p>-5.9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9">
            <text:p>-5.9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88">
            <text:p>-5.8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86">
            <text:p>-5.8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84">
            <text:p>-5.8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82">
            <text:p>-5.8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8">
            <text:p>-5.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78">
            <text:p>-5.7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76">
            <text:p>-5.7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74">
            <text:p>-5.7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72">
            <text:p>-5.7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7">
            <text:p>-5.7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68">
            <text:p>-5.6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66">
            <text:p>-5.6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64">
            <text:p>-5.6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62">
            <text:p>-5.6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6">
            <text:p>-5.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58">
            <text:p>-5.5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56">
            <text:p>-5.5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54">
            <text:p>-5.5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52">
            <text:p>-5.5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5">
            <text:p>-5.5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48">
            <text:p>-5.4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46">
            <text:p>-5.4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44">
            <text:p>-5.4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42">
            <text:p>-5.4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4">
            <text:p>-5.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38">
            <text:p>-5.3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36">
            <text:p>-5.3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34">
            <text:p>-5.3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32">
            <text:p>-5.3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3">
            <text:p>-5.3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28">
            <text:p>-5.2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26">
            <text:p>-5.2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24">
            <text:p>-5.2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22">
            <text:p>-5.2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2">
            <text:p>-5.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18">
            <text:p>-5.1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16">
            <text:p>-5.1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14">
            <text:p>-5.1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12">
            <text:p>-5.1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1">
            <text:p>-5.1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08">
            <text:p>-5.0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06">
            <text:p>-5.0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04">
            <text:p>-0.00000000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02">
            <text:p>-0.00000000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5">
            <text:p>-0.00000000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98">
            <text:p>-0.00000000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96">
            <text:p>-0.000000005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94">
            <text:p>-4.9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92">
            <text:p>-4.9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9">
            <text:p>-4.9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88">
            <text:p>-4.8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86">
            <text:p>-4.8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84">
            <text:p>-4.8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82">
            <text:p>-4.8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8">
            <text:p>-4.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78">
            <text:p>-4.7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76">
            <text:p>-4.7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74">
            <text:p>-4.7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72">
            <text:p>-4.7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7">
            <text:p>-4.7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68">
            <text:p>-4.6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66">
            <text:p>-4.6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64">
            <text:p>-4.6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62">
            <text:p>-4.6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6">
            <text:p>-4.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58">
            <text:p>-4.5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56">
            <text:p>-4.5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54">
            <text:p>-4.5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52">
            <text:p>-4.5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5">
            <text:p>-4.5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48">
            <text:p>-4.4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46">
            <text:p>-4.4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44">
            <text:p>-4.4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42">
            <text:p>-4.4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4">
            <text:p>-4.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38">
            <text:p>-4.3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36">
            <text:p>-4.3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34">
            <text:p>-4.3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32">
            <text:p>-4.3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3">
            <text:p>-4.3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28">
            <text:p>-4.2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26">
            <text:p>-4.2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24">
            <text:p>-4.2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22">
            <text:p>-4.2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2">
            <text:p>-4.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18">
            <text:p>-4.1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16">
            <text:p>-4.1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14">
            <text:p>-4.1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12">
            <text:p>-4.1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1">
            <text:p>-4.1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08">
            <text:p>-4.0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06">
            <text:p>-4.0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04">
            <text:p>-0.00000000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02">
            <text:p>-0.00000000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4">
            <text:p>-0.00000000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98">
            <text:p>-0.00000000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96">
            <text:p>-0.000000004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94">
            <text:p>-3.9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92">
            <text:p>-3.9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9">
            <text:p>-3.9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88">
            <text:p>-3.8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86">
            <text:p>-3.8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84">
            <text:p>-3.8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82">
            <text:p>-3.8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8">
            <text:p>-3.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78">
            <text:p>-3.7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76">
            <text:p>-3.7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74">
            <text:p>-3.7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72">
            <text:p>-3.7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7">
            <text:p>-3.7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68">
            <text:p>-3.6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66">
            <text:p>-3.6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64">
            <text:p>-3.6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62">
            <text:p>-3.6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6">
            <text:p>-3.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58">
            <text:p>-3.5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56">
            <text:p>-3.5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54">
            <text:p>-3.5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52">
            <text:p>-3.5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5">
            <text:p>-3.5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48">
            <text:p>-3.4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46">
            <text:p>-3.4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44">
            <text:p>-3.4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42">
            <text:p>-3.4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4">
            <text:p>-3.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38">
            <text:p>-3.3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36">
            <text:p>-3.3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34">
            <text:p>-3.3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32">
            <text:p>-3.3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3">
            <text:p>-3.3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28">
            <text:p>-3.2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26">
            <text:p>-3.2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24">
            <text:p>-3.2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22">
            <text:p>-3.2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2">
            <text:p>-3.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18">
            <text:p>-3.1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16">
            <text:p>-3.1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14">
            <text:p>-3.14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12">
            <text:p>-3.12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1">
            <text:p>-3.1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08">
            <text:p>-3.08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06">
            <text:p>-3.06E-009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04">
            <text:p>-0.000000003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02">
            <text:p>-0.000000003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3">
            <text:p>-0.000000003</text:p>
          </table:table-cell>
          <table:table-cell office:value-type="string">
            <text:p><text:s text:c="3"/>0.00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98">
            <text:p>-0.000000003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96">
            <text:p>-0.000000003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94">
            <text:p>-2.9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92">
            <text:p>-2.92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9">
            <text:p>-2.9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88">
            <text:p>-2.88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86">
            <text:p>-2.86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84">
            <text:p>-2.84E-009</text:p>
          </table:table-cell>
          <table:table-cell office:value-type="string">
            <text:p><text:s text:c="3"/>0.00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82">
            <text:p>-2.82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8">
            <text:p>-2.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78">
            <text:p>-2.78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76">
            <text:p>-2.76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74">
            <text:p>-2.74E-009</text:p>
          </table:table-cell>
          <table:table-cell office:value-type="string">
            <text:p><text:s text:c="3"/>0.01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72">
            <text:p>-2.72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7">
            <text:p>-2.7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68">
            <text:p>-2.68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66">
            <text:p>-2.66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64">
            <text:p>-2.64E-009</text:p>
          </table:table-cell>
          <table:table-cell office:value-type="string">
            <text:p><text:s text:c="3"/>0.01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62">
            <text:p>-2.62E-009</text:p>
          </table:table-cell>
          <table:table-cell office:value-type="string">
            <text:p><text:s text:c="3"/>0.02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6">
            <text:p>-2.6E-009</text:p>
          </table:table-cell>
          <table:table-cell office:value-type="string">
            <text:p><text:s text:c="3"/>0.02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58">
            <text:p>-2.58E-009</text:p>
          </table:table-cell>
          <table:table-cell office:value-type="string">
            <text:p><text:s text:c="3"/>0.02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56">
            <text:p>-2.56E-009</text:p>
          </table:table-cell>
          <table:table-cell office:value-type="string">
            <text:p><text:s text:c="3"/>0.02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54">
            <text:p>-2.54E-009</text:p>
          </table:table-cell>
          <table:table-cell office:value-type="string">
            <text:p><text:s text:c="3"/>0.02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52">
            <text:p>-2.52E-009</text:p>
          </table:table-cell>
          <table:table-cell office:value-type="string">
            <text:p><text:s text:c="3"/>0.02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5">
            <text:p>-2.5E-009</text:p>
          </table:table-cell>
          <table:table-cell office:value-type="string">
            <text:p><text:s text:c="3"/>0.02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48">
            <text:p>-2.48E-009</text:p>
          </table:table-cell>
          <table:table-cell office:value-type="string">
            <text:p><text:s text:c="3"/>0.02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46">
            <text:p>-2.46E-009</text:p>
          </table:table-cell>
          <table:table-cell office:value-type="string">
            <text:p><text:s text:c="3"/>0.02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44">
            <text:p>-2.44E-009</text:p>
          </table:table-cell>
          <table:table-cell office:value-type="string">
            <text:p><text:s text:c="3"/>0.02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42">
            <text:p>-2.42E-009</text:p>
          </table:table-cell>
          <table:table-cell office:value-type="string">
            <text:p><text:s text:c="3"/>0.02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4">
            <text:p>-2.4E-009</text:p>
          </table:table-cell>
          <table:table-cell office:value-type="string">
            <text:p><text:s text:c="3"/>0.02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38">
            <text:p>-2.38E-009</text:p>
          </table:table-cell>
          <table:table-cell office:value-type="string">
            <text:p><text:s text:c="3"/>0.03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36">
            <text:p>-2.36E-009</text:p>
          </table:table-cell>
          <table:table-cell office:value-type="string">
            <text:p><text:s text:c="3"/>0.03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34">
            <text:p>-2.34E-009</text:p>
          </table:table-cell>
          <table:table-cell office:value-type="string">
            <text:p><text:s text:c="3"/>0.03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32">
            <text:p>-2.32E-009</text:p>
          </table:table-cell>
          <table:table-cell office:value-type="string">
            <text:p><text:s text:c="3"/>0.03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3">
            <text:p>-2.3E-009</text:p>
          </table:table-cell>
          <table:table-cell office:value-type="string">
            <text:p><text:s text:c="3"/>0.03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28">
            <text:p>-2.28E-009</text:p>
          </table:table-cell>
          <table:table-cell office:value-type="string">
            <text:p><text:s text:c="3"/>0.03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26">
            <text:p>-2.26E-009</text:p>
          </table:table-cell>
          <table:table-cell office:value-type="string">
            <text:p><text:s text:c="3"/>0.03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24">
            <text:p>-2.24E-009</text:p>
          </table:table-cell>
          <table:table-cell office:value-type="string">
            <text:p><text:s text:c="3"/>0.04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22">
            <text:p>-2.22E-009</text:p>
          </table:table-cell>
          <table:table-cell office:value-type="string">
            <text:p><text:s text:c="3"/>0.04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2">
            <text:p>-2.2E-009</text:p>
          </table:table-cell>
          <table:table-cell office:value-type="string">
            <text:p><text:s text:c="3"/>0.04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18">
            <text:p>-2.18E-009</text:p>
          </table:table-cell>
          <table:table-cell office:value-type="string">
            <text:p><text:s text:c="3"/>0.04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16">
            <text:p>-2.16E-009</text:p>
          </table:table-cell>
          <table:table-cell office:value-type="string">
            <text:p><text:s text:c="3"/>0.04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14">
            <text:p>-2.14E-009</text:p>
          </table:table-cell>
          <table:table-cell office:value-type="string">
            <text:p><text:s text:c="3"/>0.04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12">
            <text:p>-2.12E-009</text:p>
          </table:table-cell>
          <table:table-cell office:value-type="string">
            <text:p><text:s text:c="3"/>0.04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1">
            <text:p>-2.1E-009</text:p>
          </table:table-cell>
          <table:table-cell office:value-type="string">
            <text:p><text:s text:c="3"/>0.04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08">
            <text:p>-2.08E-009</text:p>
          </table:table-cell>
          <table:table-cell office:value-type="string">
            <text:p><text:s text:c="3"/>0.04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06">
            <text:p>-2.06E-009</text:p>
          </table:table-cell>
          <table:table-cell office:value-type="string">
            <text:p><text:s text:c="3"/>0.05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04">
            <text:p>-0.000000002</text:p>
          </table:table-cell>
          <table:table-cell office:value-type="string">
            <text:p><text:s text:c="3"/>0.05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02">
            <text:p>-0.000000002</text:p>
          </table:table-cell>
          <table:table-cell office:value-type="string">
            <text:p><text:s text:c="3"/>0.05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2">
            <text:p>-0.000000002</text:p>
          </table:table-cell>
          <table:table-cell office:value-type="string">
            <text:p><text:s text:c="3"/>0.05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98">
            <text:p>-0.000000002</text:p>
          </table:table-cell>
          <table:table-cell office:value-type="string">
            <text:p><text:s text:c="3"/>0.05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96">
            <text:p>-0.000000002</text:p>
          </table:table-cell>
          <table:table-cell office:value-type="string">
            <text:p><text:s text:c="3"/>0.06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94">
            <text:p>-1.94E-009</text:p>
          </table:table-cell>
          <table:table-cell office:value-type="string">
            <text:p><text:s text:c="3"/>0.06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92">
            <text:p>-1.92E-009</text:p>
          </table:table-cell>
          <table:table-cell office:value-type="string">
            <text:p><text:s text:c="3"/>0.06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9">
            <text:p>-1.9E-009</text:p>
          </table:table-cell>
          <table:table-cell office:value-type="string">
            <text:p><text:s text:c="3"/>0.06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88">
            <text:p>-1.88E-009</text:p>
          </table:table-cell>
          <table:table-cell office:value-type="string">
            <text:p><text:s text:c="3"/>0.06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86">
            <text:p>-1.86E-009</text:p>
          </table:table-cell>
          <table:table-cell office:value-type="string">
            <text:p><text:s text:c="3"/>0.06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84">
            <text:p>-1.84E-009</text:p>
          </table:table-cell>
          <table:table-cell office:value-type="string">
            <text:p><text:s text:c="3"/>0.06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82">
            <text:p>-1.82E-009</text:p>
          </table:table-cell>
          <table:table-cell office:value-type="string">
            <text:p><text:s text:c="3"/>0.06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8">
            <text:p>-1.8E-009</text:p>
          </table:table-cell>
          <table:table-cell office:value-type="string">
            <text:p><text:s text:c="3"/>0.07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78">
            <text:p>-1.78E-009</text:p>
          </table:table-cell>
          <table:table-cell office:value-type="string">
            <text:p><text:s text:c="3"/>0.07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76">
            <text:p>-1.76E-009</text:p>
          </table:table-cell>
          <table:table-cell office:value-type="string">
            <text:p><text:s text:c="3"/>0.076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74">
            <text:p>-1.74E-009</text:p>
          </table:table-cell>
          <table:table-cell office:value-type="string">
            <text:p><text:s text:c="3"/>0.07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72">
            <text:p>-1.72E-009</text:p>
          </table:table-cell>
          <table:table-cell office:value-type="string">
            <text:p><text:s text:c="3"/>0.08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7">
            <text:p>-1.7E-009</text:p>
          </table:table-cell>
          <table:table-cell office:value-type="string">
            <text:p><text:s text:c="3"/>0.080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68">
            <text:p>-1.68E-009</text:p>
          </table:table-cell>
          <table:table-cell office:value-type="string">
            <text:p><text:s text:c="3"/>0.084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66">
            <text:p>-1.66E-009</text:p>
          </table:table-cell>
          <table:table-cell office:value-type="string">
            <text:p><text:s text:c="3"/>0.084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64">
            <text:p>-1.64E-009</text:p>
          </table:table-cell>
          <table:table-cell office:value-type="string">
            <text:p><text:s text:c="3"/>0.084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62">
            <text:p>-1.62E-009</text:p>
          </table:table-cell>
          <table:table-cell office:value-type="string">
            <text:p><text:s text:c="3"/>0.088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6">
            <text:p>-1.6E-009</text:p>
          </table:table-cell>
          <table:table-cell office:value-type="string">
            <text:p><text:s text:c="3"/>0.08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58">
            <text:p>-1.58E-009</text:p>
          </table:table-cell>
          <table:table-cell office:value-type="string">
            <text:p><text:s text:c="3"/>0.092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56">
            <text:p>-1.56E-009</text:p>
          </table:table-cell>
          <table:table-cell office:value-type="string">
            <text:p><text:s text:c="3"/>0.09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54">
            <text:p>-1.54E-009</text:p>
          </table:table-cell>
          <table:table-cell office:value-type="string">
            <text:p><text:s text:c="3"/>0.09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52">
            <text:p>-1.52E-009</text:p>
          </table:table-cell>
          <table:table-cell office:value-type="string">
            <text:p><text:s text:c="3"/>0.09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5">
            <text:p>-1.5E-009</text:p>
          </table:table-cell>
          <table:table-cell office:value-type="string">
            <text:p><text:s text:c="3"/>0.1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48">
            <text:p>-1.48E-009</text:p>
          </table:table-cell>
          <table:table-cell office:value-type="string">
            <text:p><text:s text:c="3"/>0.10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46">
            <text:p>-1.46E-009</text:p>
          </table:table-cell>
          <table:table-cell office:value-type="string">
            <text:p><text:s text:c="3"/>0.1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44">
            <text:p>-1.44E-009</text:p>
          </table:table-cell>
          <table:table-cell office:value-type="string">
            <text:p><text:s text:c="3"/>0.10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42">
            <text:p>-1.42E-009</text:p>
          </table:table-cell>
          <table:table-cell office:value-type="string">
            <text:p><text:s text:c="3"/>0.10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4">
            <text:p>-1.4E-009</text:p>
          </table:table-cell>
          <table:table-cell office:value-type="string">
            <text:p><text:s text:c="3"/>0.10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38">
            <text:p>-1.38E-009</text:p>
          </table:table-cell>
          <table:table-cell office:value-type="string">
            <text:p><text:s text:c="3"/>0.10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36">
            <text:p>-1.36E-009</text:p>
          </table:table-cell>
          <table:table-cell office:value-type="string">
            <text:p><text:s text:c="3"/>0.11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34">
            <text:p>-1.34E-009</text:p>
          </table:table-cell>
          <table:table-cell office:value-type="string">
            <text:p><text:s text:c="3"/>0.11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32">
            <text:p>-1.32E-009</text:p>
          </table:table-cell>
          <table:table-cell office:value-type="string">
            <text:p><text:s text:c="3"/>0.11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3">
            <text:p>-1.3E-009</text:p>
          </table:table-cell>
          <table:table-cell office:value-type="string">
            <text:p><text:s text:c="3"/>0.116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28">
            <text:p>-1.28E-009</text:p>
          </table:table-cell>
          <table:table-cell office:value-type="string">
            <text:p><text:s text:c="3"/>0.12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26">
            <text:p>-1.26E-009</text:p>
          </table:table-cell>
          <table:table-cell office:value-type="string">
            <text:p><text:s text:c="3"/>0.120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24">
            <text:p>-1.24E-009</text:p>
          </table:table-cell>
          <table:table-cell office:value-type="string">
            <text:p><text:s text:c="3"/>0.12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22">
            <text:p>-1.22E-009</text:p>
          </table:table-cell>
          <table:table-cell office:value-type="string">
            <text:p><text:s text:c="3"/>0.124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2">
            <text:p>-1.2E-009</text:p>
          </table:table-cell>
          <table:table-cell office:value-type="string">
            <text:p><text:s text:c="3"/>0.128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18">
            <text:p>-1.18E-009</text:p>
          </table:table-cell>
          <table:table-cell office:value-type="string">
            <text:p><text:s text:c="3"/>0.128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16">
            <text:p>-1.16E-009</text:p>
          </table:table-cell>
          <table:table-cell office:value-type="string">
            <text:p><text:s text:c="3"/>0.132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14">
            <text:p>-1.14E-009</text:p>
          </table:table-cell>
          <table:table-cell office:value-type="string">
            <text:p><text:s text:c="3"/>0.132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12">
            <text:p>-1.12E-009</text:p>
          </table:table-cell>
          <table:table-cell office:value-type="string">
            <text:p><text:s text:c="3"/>0.136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1">
            <text:p>-1.1E-009</text:p>
          </table:table-cell>
          <table:table-cell office:value-type="string">
            <text:p><text:s text:c="3"/>0.136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08">
            <text:p>-1.08E-009</text:p>
          </table:table-cell>
          <table:table-cell office:value-type="string">
            <text:p><text:s text:c="3"/>0.14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06">
            <text:p>-1.06E-009</text:p>
          </table:table-cell>
          <table:table-cell office:value-type="string">
            <text:p><text:s text:c="3"/>0.140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04">
            <text:p>-0.000000001</text:p>
          </table:table-cell>
          <table:table-cell office:value-type="string">
            <text:p><text:s text:c="3"/>0.14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02">
            <text:p>-0.000000001</text:p>
          </table:table-cell>
          <table:table-cell office:value-type="string">
            <text:p><text:s text:c="3"/>0.144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1">
            <text:p>-0.000000001</text:p>
          </table:table-cell>
          <table:table-cell office:value-type="string">
            <text:p><text:s text:c="3"/>0.148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98">
            <text:p>-0.000000001</text:p>
          </table:table-cell>
          <table:table-cell office:value-type="string">
            <text:p><text:s text:c="3"/>0.148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96">
            <text:p>-0.000000001</text:p>
          </table:table-cell>
          <table:table-cell office:value-type="string">
            <text:p><text:s text:c="3"/>0.152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94">
            <text:p>-9.4E-010</text:p>
          </table:table-cell>
          <table:table-cell office:value-type="string">
            <text:p><text:s text:c="3"/>0.152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92">
            <text:p>-9.2E-010</text:p>
          </table:table-cell>
          <table:table-cell office:value-type="string">
            <text:p><text:s text:c="3"/>0.156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9">
            <text:p>-9E-010</text:p>
          </table:table-cell>
          <table:table-cell office:value-type="string">
            <text:p><text:s text:c="3"/>0.156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88">
            <text:p>-8.8E-010</text:p>
          </table:table-cell>
          <table:table-cell office:value-type="string">
            <text:p><text:s text:c="3"/>0.16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86">
            <text:p>-8.6E-010</text:p>
          </table:table-cell>
          <table:table-cell office:value-type="string">
            <text:p><text:s text:c="3"/>0.160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84">
            <text:p>-8.4E-010</text:p>
          </table:table-cell>
          <table:table-cell office:value-type="string">
            <text:p><text:s text:c="3"/>0.16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82">
            <text:p>-8.2E-010</text:p>
          </table:table-cell>
          <table:table-cell office:value-type="string">
            <text:p><text:s text:c="3"/>0.164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8">
            <text:p>-8E-010</text:p>
          </table:table-cell>
          <table:table-cell office:value-type="string">
            <text:p><text:s text:c="3"/>0.168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78">
            <text:p>-7.8E-010</text:p>
          </table:table-cell>
          <table:table-cell office:value-type="string">
            <text:p><text:s text:c="3"/>0.172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76">
            <text:p>-7.6E-010</text:p>
          </table:table-cell>
          <table:table-cell office:value-type="string">
            <text:p><text:s text:c="3"/>0.172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74">
            <text:p>-7.4E-010</text:p>
          </table:table-cell>
          <table:table-cell office:value-type="string">
            <text:p><text:s text:c="3"/>0.176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72">
            <text:p>-7.2E-010</text:p>
          </table:table-cell>
          <table:table-cell office:value-type="string">
            <text:p><text:s text:c="3"/>0.176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7">
            <text:p>-7E-010</text:p>
          </table:table-cell>
          <table:table-cell office:value-type="string">
            <text:p><text:s text:c="3"/>0.18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68">
            <text:p>-6.8E-010</text:p>
          </table:table-cell>
          <table:table-cell office:value-type="string">
            <text:p><text:s text:c="3"/>0.18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66">
            <text:p>-6.6E-010</text:p>
          </table:table-cell>
          <table:table-cell office:value-type="string">
            <text:p><text:s text:c="3"/>0.184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64">
            <text:p>-6.4E-010</text:p>
          </table:table-cell>
          <table:table-cell office:value-type="string">
            <text:p><text:s text:c="3"/>0.188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62">
            <text:p>-6.2E-010</text:p>
          </table:table-cell>
          <table:table-cell office:value-type="string">
            <text:p><text:s text:c="3"/>0.188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6">
            <text:p>-6E-010</text:p>
          </table:table-cell>
          <table:table-cell office:value-type="string">
            <text:p><text:s text:c="3"/>0.192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58">
            <text:p>-5.8E-010</text:p>
          </table:table-cell>
          <table:table-cell office:value-type="string">
            <text:p><text:s text:c="3"/>0.192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56">
            <text:p>-5.6E-010</text:p>
          </table:table-cell>
          <table:table-cell office:value-type="string">
            <text:p><text:s text:c="3"/>0.196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54">
            <text:p>-5.4E-010</text:p>
          </table:table-cell>
          <table:table-cell office:value-type="string">
            <text:p><text:s text:c="3"/>0.196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52">
            <text:p>-5.2E-010</text:p>
          </table:table-cell>
          <table:table-cell office:value-type="string">
            <text:p><text:s text:c="3"/>0.2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5">
            <text:p>-5E-010</text:p>
          </table:table-cell>
          <table:table-cell office:value-type="string">
            <text:p><text:s text:c="3"/>0.20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48">
            <text:p>-4.8E-010</text:p>
          </table:table-cell>
          <table:table-cell office:value-type="string">
            <text:p><text:s text:c="3"/>0.204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46">
            <text:p>-4.6E-010</text:p>
          </table:table-cell>
          <table:table-cell office:value-type="string">
            <text:p><text:s text:c="3"/>0.2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44">
            <text:p>-4.4E-010</text:p>
          </table:table-cell>
          <table:table-cell office:value-type="string">
            <text:p><text:s text:c="3"/>0.208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42">
            <text:p>-4.2E-010</text:p>
          </table:table-cell>
          <table:table-cell office:value-type="string">
            <text:p><text:s text:c="3"/>0.212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4">
            <text:p>-4E-010</text:p>
          </table:table-cell>
          <table:table-cell office:value-type="string">
            <text:p><text:s text:c="3"/>0.212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38">
            <text:p>-3.8E-010</text:p>
          </table:table-cell>
          <table:table-cell office:value-type="string">
            <text:p><text:s text:c="3"/>0.216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36">
            <text:p>-3.6E-010</text:p>
          </table:table-cell>
          <table:table-cell office:value-type="string">
            <text:p><text:s text:c="3"/>0.216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34">
            <text:p>-3.4E-010</text:p>
          </table:table-cell>
          <table:table-cell office:value-type="string">
            <text:p><text:s text:c="3"/>0.22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32">
            <text:p>-3.2E-010</text:p>
          </table:table-cell>
          <table:table-cell office:value-type="string">
            <text:p><text:s text:c="3"/>0.22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3">
            <text:p>-3E-010</text:p>
          </table:table-cell>
          <table:table-cell office:value-type="string">
            <text:p><text:s text:c="3"/>0.22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28">
            <text:p>-2.8E-010</text:p>
          </table:table-cell>
          <table:table-cell office:value-type="string">
            <text:p><text:s text:c="3"/>0.22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26">
            <text:p>-2.6E-010</text:p>
          </table:table-cell>
          <table:table-cell office:value-type="string">
            <text:p><text:s text:c="3"/>0.228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24">
            <text:p>-2.4E-010</text:p>
          </table:table-cell>
          <table:table-cell office:value-type="string">
            <text:p><text:s text:c="3"/>0.232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22">
            <text:p>-2.2E-010</text:p>
          </table:table-cell>
          <table:table-cell office:value-type="string">
            <text:p><text:s text:c="3"/>0.232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2">
            <text:p>-2E-010</text:p>
          </table:table-cell>
          <table:table-cell office:value-type="string">
            <text:p><text:s text:c="3"/>0.23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18">
            <text:p>-1.8E-010</text:p>
          </table:table-cell>
          <table:table-cell office:value-type="string">
            <text:p><text:s text:c="3"/>0.23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16">
            <text:p>-1.6E-010</text:p>
          </table:table-cell>
          <table:table-cell office:value-type="string">
            <text:p><text:s text:c="3"/>0.24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14">
            <text:p>-1.4E-010</text:p>
          </table:table-cell>
          <table:table-cell office:value-type="string">
            <text:p><text:s text:c="3"/>0.24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12">
            <text:p>-1.2E-010</text:p>
          </table:table-cell>
          <table:table-cell office:value-type="string">
            <text:p><text:s text:c="3"/>0.244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1">
            <text:p>-1E-010</text:p>
          </table:table-cell>
          <table:table-cell office:value-type="string">
            <text:p><text:s text:c="3"/>0.244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08">
            <text:p>-8E-011</text:p>
          </table:table-cell>
          <table:table-cell office:value-type="string">
            <text:p><text:s text:c="3"/>0.24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06">
            <text:p>-6E-011</text:p>
          </table:table-cell>
          <table:table-cell office:value-type="string">
            <text:p><text:s text:c="3"/>0.248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04">
            <text:p>-4E-011</text:p>
          </table:table-cell>
          <table:table-cell office:value-type="string">
            <text:p><text:s text:c="3"/>0.25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.00000000002">
            <text:p>-2E-011</text:p>
          </table:table-cell>
          <table:table-cell office:value-type="string">
            <text:p><text:s text:c="3"/>0.252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-0">
            <text:p>-0</text:p>
          </table:table-cell>
          <table:table-cell office:value-type="string">
            <text:p><text:s text:c="3"/>0.25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02">
            <text:p>2E-011</text:p>
          </table:table-cell>
          <table:table-cell office:value-type="string">
            <text:p><text:s text:c="3"/>0.25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04">
            <text:p>4E-011</text:p>
          </table:table-cell>
          <table:table-cell office:value-type="string">
            <text:p><text:s text:c="3"/>0.260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06">
            <text:p>6E-011</text:p>
          </table:table-cell>
          <table:table-cell office:value-type="string">
            <text:p><text:s text:c="3"/>0.260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08">
            <text:p>8E-011</text:p>
          </table:table-cell>
          <table:table-cell office:value-type="string">
            <text:p><text:s text:c="3"/>0.264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1">
            <text:p>1E-010</text:p>
          </table:table-cell>
          <table:table-cell office:value-type="string">
            <text:p><text:s text:c="3"/>0.264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12">
            <text:p>1.2E-010</text:p>
          </table:table-cell>
          <table:table-cell office:value-type="string">
            <text:p><text:s text:c="3"/>0.264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14">
            <text:p>1.4E-010</text:p>
          </table:table-cell>
          <table:table-cell office:value-type="string">
            <text:p><text:s text:c="3"/>0.268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16">
            <text:p>1.6E-010</text:p>
          </table:table-cell>
          <table:table-cell office:value-type="string">
            <text:p><text:s text:c="3"/>0.268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18">
            <text:p>1.8E-010</text:p>
          </table:table-cell>
          <table:table-cell office:value-type="string">
            <text:p><text:s text:c="3"/>0.2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2">
            <text:p>2E-010</text:p>
          </table:table-cell>
          <table:table-cell office:value-type="string">
            <text:p><text:s text:c="3"/>0.2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22">
            <text:p>2.2E-010</text:p>
          </table:table-cell>
          <table:table-cell office:value-type="string">
            <text:p><text:s text:c="3"/>0.27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24">
            <text:p>2.4E-010</text:p>
          </table:table-cell>
          <table:table-cell office:value-type="string">
            <text:p><text:s text:c="3"/>0.27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26">
            <text:p>2.6E-010</text:p>
          </table:table-cell>
          <table:table-cell office:value-type="string">
            <text:p><text:s text:c="3"/>0.27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28">
            <text:p>2.8E-010</text:p>
          </table:table-cell>
          <table:table-cell office:value-type="string">
            <text:p><text:s text:c="3"/>0.280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3">
            <text:p>3E-010</text:p>
          </table:table-cell>
          <table:table-cell office:value-type="string">
            <text:p><text:s text:c="3"/>0.280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32">
            <text:p>3.2E-010</text:p>
          </table:table-cell>
          <table:table-cell office:value-type="string">
            <text:p><text:s text:c="3"/>0.284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34">
            <text:p>3.4E-010</text:p>
          </table:table-cell>
          <table:table-cell office:value-type="string">
            <text:p><text:s text:c="3"/>0.284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36">
            <text:p>3.6E-010</text:p>
          </table:table-cell>
          <table:table-cell office:value-type="string">
            <text:p><text:s text:c="3"/>0.284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38">
            <text:p>3.8E-010</text:p>
          </table:table-cell>
          <table:table-cell office:value-type="string">
            <text:p><text:s text:c="3"/>0.28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4">
            <text:p>4E-010</text:p>
          </table:table-cell>
          <table:table-cell office:value-type="string">
            <text:p><text:s text:c="3"/>0.28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42">
            <text:p>4.2E-010</text:p>
          </table:table-cell>
          <table:table-cell office:value-type="string">
            <text:p><text:s text:c="3"/>0.29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44">
            <text:p>4.4E-010</text:p>
          </table:table-cell>
          <table:table-cell office:value-type="string">
            <text:p><text:s text:c="3"/>0.29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46">
            <text:p>4.6E-010</text:p>
          </table:table-cell>
          <table:table-cell office:value-type="string">
            <text:p><text:s text:c="3"/>0.29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48">
            <text:p>4.8E-010</text:p>
          </table:table-cell>
          <table:table-cell office:value-type="string">
            <text:p><text:s text:c="3"/>0.296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5">
            <text:p>5E-010</text:p>
          </table:table-cell>
          <table:table-cell office:value-type="string">
            <text:p><text:s text:c="3"/>0.29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52">
            <text:p>5.2E-010</text:p>
          </table:table-cell>
          <table:table-cell office:value-type="string">
            <text:p><text:s text:c="3"/>0.29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54">
            <text:p>5.4E-010</text:p>
          </table:table-cell>
          <table:table-cell office:value-type="string">
            <text:p><text:s text:c="3"/>0.30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56">
            <text:p>5.6E-010</text:p>
          </table:table-cell>
          <table:table-cell office:value-type="string">
            <text:p><text:s text:c="3"/>0.30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58">
            <text:p>5.8E-010</text:p>
          </table:table-cell>
          <table:table-cell office:value-type="string">
            <text:p><text:s text:c="3"/>0.30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6">
            <text:p>6E-010</text:p>
          </table:table-cell>
          <table:table-cell office:value-type="string">
            <text:p><text:s text:c="3"/>0.30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62">
            <text:p>6.2E-010</text:p>
          </table:table-cell>
          <table:table-cell office:value-type="string">
            <text:p><text:s text:c="3"/>0.30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64">
            <text:p>6.4E-010</text:p>
          </table:table-cell>
          <table:table-cell office:value-type="string">
            <text:p><text:s text:c="3"/>0.30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66">
            <text:p>6.6E-010</text:p>
          </table:table-cell>
          <table:table-cell office:value-type="string">
            <text:p><text:s text:c="3"/>0.308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68">
            <text:p>6.8E-010</text:p>
          </table:table-cell>
          <table:table-cell office:value-type="string">
            <text:p><text:s text:c="3"/>0.308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7">
            <text:p>7E-010</text:p>
          </table:table-cell>
          <table:table-cell office:value-type="string">
            <text:p><text:s text:c="3"/>0.308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72">
            <text:p>7.2E-010</text:p>
          </table:table-cell>
          <table:table-cell office:value-type="string">
            <text:p><text:s text:c="3"/>0.308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74">
            <text:p>7.4E-010</text:p>
          </table:table-cell>
          <table:table-cell office:value-type="string">
            <text:p><text:s text:c="3"/>0.312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76">
            <text:p>7.6E-010</text:p>
          </table:table-cell>
          <table:table-cell office:value-type="string">
            <text:p><text:s text:c="3"/>0.312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78">
            <text:p>7.8E-010</text:p>
          </table:table-cell>
          <table:table-cell office:value-type="string">
            <text:p><text:s text:c="3"/>0.312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8">
            <text:p>8E-010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82">
            <text:p>8.2E-010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84">
            <text:p>8.4E-010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86">
            <text:p>8.6E-010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88">
            <text:p>8.8E-010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9">
            <text:p>9E-010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92">
            <text:p>9.2E-010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94">
            <text:p>9.4E-010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96">
            <text:p>0.000000001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98">
            <text:p>0.000000001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">
            <text:p>0.000000001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02">
            <text:p>0.000000001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04">
            <text:p>0.000000001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06">
            <text:p>1.0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08">
            <text:p>1.0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1">
            <text:p>1.1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12">
            <text:p>1.12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14">
            <text:p>1.14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16">
            <text:p>1.16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18">
            <text:p>1.18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2">
            <text:p>1.2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22">
            <text:p>1.22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24">
            <text:p>1.24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26">
            <text:p>1.26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28">
            <text:p>1.28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3">
            <text:p>1.3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32">
            <text:p>1.32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34">
            <text:p>1.34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36">
            <text:p>1.36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38">
            <text:p>1.38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4">
            <text:p>1.4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42">
            <text:p>1.42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44">
            <text:p>1.44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46">
            <text:p>1.46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48">
            <text:p>1.48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5">
            <text:p>1.5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52">
            <text:p>1.52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54">
            <text:p>1.54E-009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56">
            <text:p>1.56E-009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58">
            <text:p>1.58E-009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6">
            <text:p>1.6E-009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62">
            <text:p>1.62E-009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64">
            <text:p>1.64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5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66">
            <text:p>1.66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68">
            <text:p>1.68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7">
            <text:p>1.7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72">
            <text:p>1.72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74">
            <text:p>1.74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76">
            <text:p>1.76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78">
            <text:p>1.78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8">
            <text:p>1.8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82">
            <text:p>1.82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84">
            <text:p>1.84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86">
            <text:p>1.86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88">
            <text:p>1.88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9">
            <text:p>1.9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92">
            <text:p>1.92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94">
            <text:p>1.94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96">
            <text:p>0.000000002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198">
            <text:p>0.000000002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">
            <text:p>0.000000002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02">
            <text:p>0.000000002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04">
            <text:p>0.000000002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06">
            <text:p>2.06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08">
            <text:p>2.08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1">
            <text:p>2.1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12">
            <text:p>2.12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14">
            <text:p>2.14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16">
            <text:p>2.16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18">
            <text:p>2.18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2">
            <text:p>2.2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22">
            <text:p>2.22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24">
            <text:p>2.24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26">
            <text:p>2.26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28">
            <text:p>2.28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3">
            <text:p>2.3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32">
            <text:p>2.32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34">
            <text:p>2.34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36">
            <text:p>2.36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38">
            <text:p>2.38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4">
            <text:p>2.4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42">
            <text:p>2.42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44">
            <text:p>2.44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46">
            <text:p>2.46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48">
            <text:p>2.48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5">
            <text:p>2.5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52">
            <text:p>2.5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54">
            <text:p>2.54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56">
            <text:p>2.5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58">
            <text:p>2.5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6">
            <text:p>2.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62">
            <text:p>2.6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64">
            <text:p>2.64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66">
            <text:p>2.6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68">
            <text:p>2.6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7">
            <text:p>2.7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72">
            <text:p>2.7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74">
            <text:p>2.74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76">
            <text:p>2.7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78">
            <text:p>2.7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8">
            <text:p>2.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82">
            <text:p>2.8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84">
            <text:p>2.84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86">
            <text:p>2.8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88">
            <text:p>2.8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9">
            <text:p>2.9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92">
            <text:p>2.9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94">
            <text:p>2.94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96">
            <text:p>0.000000003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298">
            <text:p>0.000000003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">
            <text:p>0.000000003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02">
            <text:p>0.000000003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04">
            <text:p>0.000000003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06">
            <text:p>3.0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08">
            <text:p>3.0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1">
            <text:p>3.1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12">
            <text:p>3.1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14">
            <text:p>3.1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16">
            <text:p>3.1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18">
            <text:p>3.1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2">
            <text:p>3.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22">
            <text:p>3.2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24">
            <text:p>3.2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26">
            <text:p>3.2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28">
            <text:p>3.2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3">
            <text:p>3.3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32">
            <text:p>3.3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34">
            <text:p>3.3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36">
            <text:p>3.3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38">
            <text:p>3.3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4">
            <text:p>3.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42">
            <text:p>3.42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44">
            <text:p>3.44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46">
            <text:p>3.46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48">
            <text:p>3.48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5">
            <text:p>3.5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52">
            <text:p>3.52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54">
            <text:p>3.54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56">
            <text:p>3.56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58">
            <text:p>3.58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6">
            <text:p>3.6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62">
            <text:p>3.62E-009</text:p>
          </table:table-cell>
          <table:table-cell office:value-type="string">
            <text:p><text:s text:c="3"/>0.384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64">
            <text:p>3.6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66">
            <text:p>3.6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68">
            <text:p>3.6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7">
            <text:p>3.7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72">
            <text:p>3.7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74">
            <text:p>3.7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76">
            <text:p>3.7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78">
            <text:p>3.7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8">
            <text:p>3.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82">
            <text:p>3.8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84">
            <text:p>3.8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86">
            <text:p>3.8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88">
            <text:p>3.8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9">
            <text:p>3.9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92">
            <text:p>3.9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94">
            <text:p>3.9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96">
            <text:p>0.000000004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398">
            <text:p>0.000000004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">
            <text:p>0.000000004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02">
            <text:p>0.000000004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04">
            <text:p>0.000000004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06">
            <text:p>4.0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08">
            <text:p>4.0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1">
            <text:p>4.1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12">
            <text:p>4.1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14">
            <text:p>4.1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16">
            <text:p>4.1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18">
            <text:p>4.1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2">
            <text:p>4.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22">
            <text:p>4.2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24">
            <text:p>4.2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26">
            <text:p>4.2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28">
            <text:p>4.2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3">
            <text:p>4.3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32">
            <text:p>4.3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34">
            <text:p>4.3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36">
            <text:p>4.3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38">
            <text:p>4.3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4">
            <text:p>4.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42">
            <text:p>4.4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44">
            <text:p>4.4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46">
            <text:p>4.4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48">
            <text:p>4.4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5">
            <text:p>4.5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52">
            <text:p>4.52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54">
            <text:p>4.54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5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56">
            <text:p>4.56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58">
            <text:p>4.58E-009</text:p>
          </table:table-cell>
          <table:table-cell office:value-type="string">
            <text:p><text:s text:c="3"/>0.380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6">
            <text:p>4.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62">
            <text:p>4.6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64">
            <text:p>4.64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66">
            <text:p>4.6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68">
            <text:p>4.6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7">
            <text:p>4.7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72">
            <text:p>4.7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74">
            <text:p>4.74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76">
            <text:p>4.76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78">
            <text:p>4.7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8">
            <text:p>4.8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82">
            <text:p>4.82E-009</text:p>
          </table:table-cell>
          <table:table-cell office:value-type="string">
            <text:p><text:s text:c="3"/>0.376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84">
            <text:p>4.84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86">
            <text:p>4.86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88">
            <text:p>4.88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9">
            <text:p>4.9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92">
            <text:p>4.92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94">
            <text:p>4.94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96">
            <text:p>0.000000005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498">
            <text:p>0.000000005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">
            <text:p>0.000000005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02">
            <text:p>0.000000005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04">
            <text:p>0.000000005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06">
            <text:p>5.06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08">
            <text:p>5.08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1">
            <text:p>5.1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12">
            <text:p>5.12E-009</text:p>
          </table:table-cell>
          <table:table-cell office:value-type="string">
            <text:p><text:s text:c="3"/>0.372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14">
            <text:p>5.14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16">
            <text:p>5.16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18">
            <text:p>5.18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2">
            <text:p>5.2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22">
            <text:p>5.22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24">
            <text:p>5.24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26">
            <text:p>5.26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28">
            <text:p>5.28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3">
            <text:p>5.3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32">
            <text:p>5.32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34">
            <text:p>5.34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36">
            <text:p>5.36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38">
            <text:p>5.38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4">
            <text:p>5.4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42">
            <text:p>5.42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44">
            <text:p>5.44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46">
            <text:p>5.46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48">
            <text:p>5.48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5">
            <text:p>5.5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52">
            <text:p>5.52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54">
            <text:p>5.54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56">
            <text:p>5.56E-009</text:p>
          </table:table-cell>
          <table:table-cell office:value-type="string">
            <text:p><text:s text:c="3"/>0.36800</text:p>
          </table:table-cell>
          <table:table-cell office:value-type="string">
            <text:p><text:s text:c="3"/>0.4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58">
            <text:p>5.58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4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6">
            <text:p>5.6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4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62">
            <text:p>5.62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4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64">
            <text:p>5.64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44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66">
            <text:p>5.66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44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68">
            <text:p>5.68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44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7">
            <text:p>5.7E-009</text:p>
          </table:table-cell>
          <table:table-cell office:value-type="string">
            <text:p><text:s text:c="3"/>0.36400</text:p>
          </table:table-cell>
          <table:table-cell office:value-type="string">
            <text:p><text:s text:c="3"/>0.4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72">
            <text:p>5.72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4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74">
            <text:p>5.74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4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76">
            <text:p>5.76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4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78">
            <text:p>5.78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4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8">
            <text:p>5.8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4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82">
            <text:p>5.82E-009</text:p>
          </table:table-cell>
          <table:table-cell office:value-type="string">
            <text:p><text:s text:c="3"/>0.36000</text:p>
          </table:table-cell>
          <table:table-cell office:value-type="string">
            <text:p><text:s text:c="3"/>0.4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84">
            <text:p>5.84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4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86">
            <text:p>5.86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4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88">
            <text:p>5.88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4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9">
            <text:p>5.9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4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92">
            <text:p>5.92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4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94">
            <text:p>5.94E-009</text:p>
          </table:table-cell>
          <table:table-cell office:value-type="string">
            <text:p><text:s text:c="3"/>0.35600</text:p>
          </table:table-cell>
          <table:table-cell office:value-type="string">
            <text:p><text:s text:c="3"/>0.4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96">
            <text:p>0.000000006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4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598">
            <text:p>0.000000006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4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">
            <text:p>0.000000006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4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02">
            <text:p>0.000000006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4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04">
            <text:p>0.000000006</text:p>
          </table:table-cell>
          <table:table-cell office:value-type="string">
            <text:p><text:s text:c="3"/>0.35200</text:p>
          </table:table-cell>
          <table:table-cell office:value-type="string">
            <text:p><text:s text:c="3"/>0.4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06">
            <text:p>6.06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3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08">
            <text:p>6.08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3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1">
            <text:p>6.1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3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12">
            <text:p>6.12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3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14">
            <text:p>6.14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3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16">
            <text:p>6.16E-009</text:p>
          </table:table-cell>
          <table:table-cell office:value-type="string">
            <text:p><text:s text:c="3"/>0.34800</text:p>
          </table:table-cell>
          <table:table-cell office:value-type="string">
            <text:p><text:s text:c="3"/>0.3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18">
            <text:p>6.18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3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2">
            <text:p>6.2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3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22">
            <text:p>6.22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3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24">
            <text:p>6.24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3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26">
            <text:p>6.26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3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28">
            <text:p>6.28E-00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3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3">
            <text:p>6.3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3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32">
            <text:p>6.32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3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34">
            <text:p>6.34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3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36">
            <text:p>6.36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3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38">
            <text:p>6.38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3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4">
            <text:p>6.4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3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42">
            <text:p>6.42E-00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3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44">
            <text:p>6.44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3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46">
            <text:p>6.46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3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48">
            <text:p>6.48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34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5">
            <text:p>6.5E-009</text:p>
          </table:table-cell>
          <table:table-cell table:number-columns-repeated="2" office:value-type="string">
            <text:p><text:s text:c="3"/>0.3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52">
            <text:p>6.52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3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54">
            <text:p>6.54E-009</text:p>
          </table:table-cell>
          <table:table-cell office:value-type="string">
            <text:p><text:s text:c="3"/>0.33600</text:p>
          </table:table-cell>
          <table:table-cell office:value-type="string">
            <text:p><text:s text:c="3"/>0.3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56">
            <text:p>6.56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58">
            <text:p>6.58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6">
            <text:p>6.6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62">
            <text:p>6.62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64">
            <text:p>6.64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66">
            <text:p>6.66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68">
            <text:p>6.68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7">
            <text:p>6.7E-009</text:p>
          </table:table-cell>
          <table:table-cell office:value-type="string">
            <text:p><text:s text:c="3"/>0.33200</text:p>
          </table:table-cell>
          <table:table-cell office:value-type="string">
            <text:p><text:s text:c="3"/>0.3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72">
            <text:p>6.72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3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74">
            <text:p>6.74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2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76">
            <text:p>6.7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2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78">
            <text:p>6.7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2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8">
            <text:p>6.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2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82">
            <text:p>6.82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2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84">
            <text:p>6.84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2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86">
            <text:p>6.8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3"/>0.2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88">
            <text:p>6.88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9">
            <text:p>6.9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92">
            <text:p>6.92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94">
            <text:p>6.94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96">
            <text:p>0.000000007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698">
            <text:p>0.000000007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">
            <text:p>0.000000007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02">
            <text:p>0.000000007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04">
            <text:p>0.000000007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06">
            <text:p>7.06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3"/>0.24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08">
            <text:p>7.0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1">
            <text:p>7.1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12">
            <text:p>7.1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14">
            <text:p>7.1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16">
            <text:p>7.1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18">
            <text:p>7.1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2">
            <text:p>7.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22">
            <text:p>7.2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24">
            <text:p>7.2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2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26">
            <text:p>7.2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2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28">
            <text:p>7.2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2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3">
            <text:p>7.3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32">
            <text:p>7.32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34">
            <text:p>7.3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36">
            <text:p>7.3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38">
            <text:p>7.3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4">
            <text:p>7.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42">
            <text:p>7.42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44">
            <text:p>7.4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46">
            <text:p>7.4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48">
            <text:p>7.4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5">
            <text:p>7.5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52">
            <text:p>7.52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54">
            <text:p>7.5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56">
            <text:p>7.5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58">
            <text:p>7.5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6">
            <text:p>7.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62">
            <text:p>7.62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4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64">
            <text:p>7.6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66">
            <text:p>7.6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68">
            <text:p>7.6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7">
            <text:p>7.7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72">
            <text:p>7.72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74">
            <text:p>7.7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76">
            <text:p>7.7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78">
            <text:p>7.7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8">
            <text:p>7.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82">
            <text:p>7.82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84">
            <text:p>7.8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86">
            <text:p>7.86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88">
            <text:p>7.88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1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9">
            <text:p>7.9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0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92">
            <text:p>7.92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09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94">
            <text:p>7.94E-009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09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96">
            <text:p>0.000000008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0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798">
            <text:p>0.000000008</text:p>
          </table:table-cell>
          <table:table-cell office:value-type="string">
            <text:p><text:s text:c="3"/>0.31600</text:p>
          </table:table-cell>
          <table:table-cell office:value-type="string">
            <text:p><text:s text:c="3"/>0.08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">
            <text:p>0.000000008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02">
            <text:p>0.000000008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04">
            <text:p>0.000000008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8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06">
            <text:p>8.0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7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08">
            <text:p>8.0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1">
            <text:p>8.1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7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12">
            <text:p>8.1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6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14">
            <text:p>8.1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16">
            <text:p>8.1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6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18">
            <text:p>8.1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2">
            <text:p>8.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22">
            <text:p>8.2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24">
            <text:p>8.2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26">
            <text:p>8.2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5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28">
            <text:p>8.2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3">
            <text:p>8.3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4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32">
            <text:p>8.3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34">
            <text:p>8.3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4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36">
            <text:p>8.3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4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38">
            <text:p>8.3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4">
            <text:p>8.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3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42">
            <text:p>8.4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44">
            <text:p>8.4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46">
            <text:p>8.4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48">
            <text:p>8.4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5">
            <text:p>8.5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52">
            <text:p>8.5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54">
            <text:p>8.5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56">
            <text:p>8.5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58">
            <text:p>8.5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6">
            <text:p>8.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62">
            <text:p>8.6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64">
            <text:p>8.6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66">
            <text:p>8.6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68">
            <text:p>8.6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7">
            <text:p>8.7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72">
            <text:p>8.7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74">
            <text:p>8.7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76">
            <text:p>8.7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78">
            <text:p>8.7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8">
            <text:p>8.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82">
            <text:p>8.8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84">
            <text:p>8.8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86">
            <text:p>8.86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88">
            <text:p>8.88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9">
            <text:p>8.9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92">
            <text:p>8.92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94">
            <text:p>8.94E-009</text:p>
          </table:table-cell>
          <table:table-cell office:value-type="string">
            <text:p><text:s text:c="3"/>0.320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96">
            <text:p>0.000000009</text:p>
          </table:table-cell>
          <table:table-cell office:value-type="string">
            <text:p><text:s text:c="3"/>0.320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898">
            <text:p>0.000000009</text:p>
          </table:table-cell>
          <table:table-cell office:value-type="string">
            <text:p><text:s text:c="3"/>0.32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">
            <text:p>0.000000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02">
            <text:p>0.000000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04">
            <text:p>0.000000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06">
            <text:p>9.06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08">
            <text:p>9.08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1">
            <text:p>9.1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12">
            <text:p>9.12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14">
            <text:p>9.14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16">
            <text:p>9.16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18">
            <text:p>9.18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2">
            <text:p>9.2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22">
            <text:p>9.22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24">
            <text:p>9.24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26">
            <text:p>9.26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28">
            <text:p>9.28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3">
            <text:p>9.3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32">
            <text:p>9.32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34">
            <text:p>9.34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36">
            <text:p>9.36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38">
            <text:p>9.38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4">
            <text:p>9.4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42">
            <text:p>9.42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44">
            <text:p>9.44E-009</text:p>
          </table:table-cell>
          <table:table-cell office:value-type="string">
            <text:p><text:s text:c="3"/>0.324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46">
            <text:p>9.4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48">
            <text:p>9.4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5">
            <text:p>9.5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52">
            <text:p>9.52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54">
            <text:p>9.54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56">
            <text:p>9.5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58">
            <text:p>9.5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6">
            <text:p>9.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62">
            <text:p>9.62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64">
            <text:p>9.64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66">
            <text:p>9.6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68">
            <text:p>9.6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7">
            <text:p>9.7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3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72">
            <text:p>9.72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74">
            <text:p>9.74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76">
            <text:p>9.7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78">
            <text:p>9.7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8">
            <text:p>9.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82">
            <text:p>9.82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84">
            <text:p>9.84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86">
            <text:p>9.86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88">
            <text:p>9.88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9">
            <text:p>9.9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92">
            <text:p>9.92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94">
            <text:p>9.94E-009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96">
            <text:p>0.00000001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998">
            <text:p>0.00000001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">
            <text:p>0.00000001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02">
            <text:p>0.00000001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04">
            <text:p>0.00000001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06">
            <text:p>1.006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08">
            <text:p>1.008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1">
            <text:p>1.01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12">
            <text:p>1.012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14">
            <text:p>1.014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16">
            <text:p>1.016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18">
            <text:p>1.018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2">
            <text:p>1.02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22">
            <text:p>1.022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24">
            <text:p>1.024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26">
            <text:p>1.026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28">
            <text:p>1.028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3">
            <text:p>1.03E-008</text:p>
          </table:table-cell>
          <table:table-cell office:value-type="string">
            <text:p><text:s text:c="3"/>0.328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32">
            <text:p>1.032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34">
            <text:p>1.034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36">
            <text:p>1.036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38">
            <text:p>1.038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4">
            <text:p>1.04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42">
            <text:p>1.042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44">
            <text:p>1.044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46">
            <text:p>1.046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48">
            <text:p>1.048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5">
            <text:p>1.05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52">
            <text:p>1.0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54">
            <text:p>1.0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56">
            <text:p>1.0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58">
            <text:p>1.0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6">
            <text:p>1.0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62">
            <text:p>1.0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64">
            <text:p>1.0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66">
            <text:p>1.0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68">
            <text:p>1.06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7">
            <text:p>1.07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72">
            <text:p>1.07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74">
            <text:p>1.07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76">
            <text:p>1.07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78">
            <text:p>1.07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8">
            <text:p>1.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82">
            <text:p>1.08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84">
            <text:p>1.08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86">
            <text:p>1.08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88">
            <text:p>1.08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9">
            <text:p>1.09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92">
            <text:p>1.09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94">
            <text:p>1.09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96">
            <text:p>0.00000001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098">
            <text:p>0.00000001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">
            <text:p>0.00000001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02">
            <text:p>0.000000011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04">
            <text:p>0.000000011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06">
            <text:p>1.10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08">
            <text:p>1.10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1">
            <text:p>1.11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12">
            <text:p>1.11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14">
            <text:p>1.11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16">
            <text:p>1.11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18">
            <text:p>1.11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2">
            <text:p>1.1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22">
            <text:p>1.12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24">
            <text:p>1.12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26">
            <text:p>1.12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28">
            <text:p>1.12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3">
            <text:p>1.13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32">
            <text:p>1.13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34">
            <text:p>1.13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36">
            <text:p>1.13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38">
            <text:p>1.13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4">
            <text:p>1.1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42">
            <text:p>1.14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44">
            <text:p>1.14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46">
            <text:p>1.14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48">
            <text:p>1.14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5">
            <text:p>1.15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52">
            <text:p>1.15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54">
            <text:p>1.15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56">
            <text:p>1.15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58">
            <text:p>1.15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6">
            <text:p>1.1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62">
            <text:p>1.16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64">
            <text:p>1.16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66">
            <text:p>1.16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68">
            <text:p>1.16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7">
            <text:p>1.17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72">
            <text:p>1.17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74">
            <text:p>1.17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76">
            <text:p>1.17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78">
            <text:p>1.17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8">
            <text:p>1.1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82">
            <text:p>1.18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84">
            <text:p>1.18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86">
            <text:p>1.18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88">
            <text:p>1.18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9">
            <text:p>1.19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92">
            <text:p>1.19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94">
            <text:p>1.19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96">
            <text:p>0.000000012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198">
            <text:p>0.000000012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">
            <text:p>0.000000012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02">
            <text:p>0.000000012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04">
            <text:p>0.000000012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06">
            <text:p>1.20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08">
            <text:p>1.20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1">
            <text:p>1.21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12">
            <text:p>1.21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14">
            <text:p>1.21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16">
            <text:p>1.21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18">
            <text:p>1.21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2">
            <text:p>1.2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22">
            <text:p>1.22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24">
            <text:p>1.22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26">
            <text:p>1.22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28">
            <text:p>1.22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3">
            <text:p>1.23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32">
            <text:p>1.23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34">
            <text:p>1.23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36">
            <text:p>1.23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38">
            <text:p>1.23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4">
            <text:p>1.2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42">
            <text:p>1.24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44">
            <text:p>1.24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46">
            <text:p>1.24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48">
            <text:p>1.24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5">
            <text:p>1.25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52">
            <text:p>1.25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54">
            <text:p>1.25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56">
            <text:p>1.25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58">
            <text:p>1.25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6">
            <text:p>1.2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62">
            <text:p>1.26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64">
            <text:p>1.26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66">
            <text:p>1.26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68">
            <text:p>1.26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7">
            <text:p>1.27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72">
            <text:p>1.27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74">
            <text:p>1.27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76">
            <text:p>1.27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78">
            <text:p>1.27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8">
            <text:p>1.2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82">
            <text:p>1.28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84">
            <text:p>1.28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86">
            <text:p>1.28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88">
            <text:p>1.28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9">
            <text:p>1.29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92">
            <text:p>1.29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94">
            <text:p>1.29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96">
            <text:p>0.000000013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298">
            <text:p>0.000000013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">
            <text:p>0.000000013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02">
            <text:p>0.000000013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04">
            <text:p>0.000000013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06">
            <text:p>1.30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08">
            <text:p>1.30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1">
            <text:p>1.31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12">
            <text:p>1.31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14">
            <text:p>1.31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16">
            <text:p>1.31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18">
            <text:p>1.31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2">
            <text:p>1.3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22">
            <text:p>1.32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24">
            <text:p>1.32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26">
            <text:p>1.32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28">
            <text:p>1.32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3">
            <text:p>1.33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32">
            <text:p>1.33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34">
            <text:p>1.33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36">
            <text:p>1.33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38">
            <text:p>1.33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4">
            <text:p>1.3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42">
            <text:p>1.34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44">
            <text:p>1.34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46">
            <text:p>1.34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48">
            <text:p>1.34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5">
            <text:p>1.35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52">
            <text:p>1.35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54">
            <text:p>1.35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56">
            <text:p>1.35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58">
            <text:p>1.358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6">
            <text:p>1.3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62">
            <text:p>1.362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64">
            <text:p>1.364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66">
            <text:p>1.366E-008</text:p>
          </table:table-cell>
          <table:table-cell office:value-type="string">
            <text:p><text:s text:c="3"/>0.348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68">
            <text:p>1.36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7">
            <text:p>1.37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72">
            <text:p>1.37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74">
            <text:p>1.37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76">
            <text:p>1.37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78">
            <text:p>1.37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8">
            <text:p>1.3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82">
            <text:p>1.38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84">
            <text:p>1.38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86">
            <text:p>1.38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88">
            <text:p>1.38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9">
            <text:p>1.39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92">
            <text:p>1.39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94">
            <text:p>1.39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96">
            <text:p>0.000000014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398">
            <text:p>0.000000014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">
            <text:p>0.000000014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02">
            <text:p>0.000000014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04">
            <text:p>0.000000014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06">
            <text:p>1.40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08">
            <text:p>1.40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1">
            <text:p>1.41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12">
            <text:p>1.41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14">
            <text:p>1.41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16">
            <text:p>1.41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18">
            <text:p>1.41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2">
            <text:p>1.4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22">
            <text:p>1.42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24">
            <text:p>1.42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26">
            <text:p>1.42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28">
            <text:p>1.42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3">
            <text:p>1.43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32">
            <text:p>1.43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34">
            <text:p>1.43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36">
            <text:p>1.43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38">
            <text:p>1.43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4">
            <text:p>1.4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42">
            <text:p>1.44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44">
            <text:p>1.44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46">
            <text:p>1.44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48">
            <text:p>1.44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5">
            <text:p>1.45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52">
            <text:p>1.45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54">
            <text:p>1.45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56">
            <text:p>1.45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58">
            <text:p>1.45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6">
            <text:p>1.4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62">
            <text:p>1.46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64">
            <text:p>1.46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66">
            <text:p>1.46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68">
            <text:p>1.46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7">
            <text:p>1.47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72">
            <text:p>1.47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74">
            <text:p>1.47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76">
            <text:p>1.47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78">
            <text:p>1.47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8">
            <text:p>1.4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82">
            <text:p>1.48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84">
            <text:p>1.48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86">
            <text:p>1.48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88">
            <text:p>1.48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9">
            <text:p>1.49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92">
            <text:p>1.49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94">
            <text:p>1.49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96">
            <text:p>0.000000015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498">
            <text:p>0.000000015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">
            <text:p>0.000000015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02">
            <text:p>0.000000015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04">
            <text:p>0.000000015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06">
            <text:p>1.50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08">
            <text:p>1.50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1">
            <text:p>1.51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12">
            <text:p>1.51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14">
            <text:p>1.51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16">
            <text:p>1.51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18">
            <text:p>1.51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2">
            <text:p>1.5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22">
            <text:p>1.52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24">
            <text:p>1.52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26">
            <text:p>1.52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28">
            <text:p>1.52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3">
            <text:p>1.53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32">
            <text:p>1.53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34">
            <text:p>1.53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36">
            <text:p>1.53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38">
            <text:p>1.53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4">
            <text:p>1.5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42">
            <text:p>1.54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44">
            <text:p>1.54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46">
            <text:p>1.54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48">
            <text:p>1.54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5">
            <text:p>1.55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52">
            <text:p>1.55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54">
            <text:p>1.55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56">
            <text:p>1.55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58">
            <text:p>1.55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6">
            <text:p>1.5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62">
            <text:p>1.56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64">
            <text:p>1.56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66">
            <text:p>1.56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68">
            <text:p>1.56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7">
            <text:p>1.57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72">
            <text:p>1.57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74">
            <text:p>1.57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76">
            <text:p>1.57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78">
            <text:p>1.57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8">
            <text:p>1.5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82">
            <text:p>1.58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84">
            <text:p>1.58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86">
            <text:p>1.58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88">
            <text:p>1.58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9">
            <text:p>1.59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92">
            <text:p>1.59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94">
            <text:p>1.59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96">
            <text:p>0.00000001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598">
            <text:p>0.00000001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">
            <text:p>0.00000001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02">
            <text:p>0.00000001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04">
            <text:p>0.00000001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06">
            <text:p>1.6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08">
            <text:p>1.6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1">
            <text:p>1.61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12">
            <text:p>1.61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14">
            <text:p>1.6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16">
            <text:p>1.6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18">
            <text:p>1.6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2">
            <text:p>1.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22">
            <text:p>1.6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24">
            <text:p>1.6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26">
            <text:p>1.6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28">
            <text:p>1.6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3">
            <text:p>1.6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32">
            <text:p>1.6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34">
            <text:p>1.6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36">
            <text:p>1.6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38">
            <text:p>1.6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4">
            <text:p>1.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42">
            <text:p>1.6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44">
            <text:p>1.6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46">
            <text:p>1.6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48">
            <text:p>1.6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5">
            <text:p>1.6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52">
            <text:p>1.6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54">
            <text:p>1.6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56">
            <text:p>1.6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58">
            <text:p>1.6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6">
            <text:p>1.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62">
            <text:p>1.6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64">
            <text:p>1.6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66">
            <text:p>1.6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68">
            <text:p>1.6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7">
            <text:p>1.6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72">
            <text:p>1.6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74">
            <text:p>1.6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76">
            <text:p>1.6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78">
            <text:p>1.6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8">
            <text:p>1.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82">
            <text:p>1.6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84">
            <text:p>1.6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86">
            <text:p>1.6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88">
            <text:p>1.6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9">
            <text:p>1.6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92">
            <text:p>1.6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94">
            <text:p>1.6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96">
            <text:p>0.00000001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698">
            <text:p>0.00000001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">
            <text:p>0.00000001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02">
            <text:p>0.00000001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04">
            <text:p>0.00000001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06">
            <text:p>1.7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08">
            <text:p>1.7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1">
            <text:p>1.71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12">
            <text:p>1.71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14">
            <text:p>1.7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16">
            <text:p>1.7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18">
            <text:p>1.7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2">
            <text:p>1.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22">
            <text:p>1.7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24">
            <text:p>1.7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26">
            <text:p>1.7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28">
            <text:p>1.7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3">
            <text:p>1.7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32">
            <text:p>1.7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34">
            <text:p>1.7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36">
            <text:p>1.7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38">
            <text:p>1.7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4">
            <text:p>1.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42">
            <text:p>1.7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44">
            <text:p>1.7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46">
            <text:p>1.7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48">
            <text:p>1.7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5">
            <text:p>1.7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52">
            <text:p>1.7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54">
            <text:p>1.7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56">
            <text:p>1.7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58">
            <text:p>1.7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6">
            <text:p>1.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62">
            <text:p>1.7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64">
            <text:p>1.7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66">
            <text:p>1.7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68">
            <text:p>1.7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7">
            <text:p>1.7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72">
            <text:p>1.7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74">
            <text:p>1.7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76">
            <text:p>1.7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78">
            <text:p>1.7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8">
            <text:p>1.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82">
            <text:p>1.7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84">
            <text:p>1.7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86">
            <text:p>1.7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88">
            <text:p>1.7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9">
            <text:p>1.7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92">
            <text:p>1.7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94">
            <text:p>1.7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96">
            <text:p>0.00000001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798">
            <text:p>0.00000001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">
            <text:p>0.00000001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02">
            <text:p>0.00000001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04">
            <text:p>0.00000001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06">
            <text:p>1.80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08">
            <text:p>1.80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1">
            <text:p>1.81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12">
            <text:p>1.81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14">
            <text:p>1.8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16">
            <text:p>1.8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18">
            <text:p>1.8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2">
            <text:p>1.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22">
            <text:p>1.8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24">
            <text:p>1.8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26">
            <text:p>1.8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28">
            <text:p>1.8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3">
            <text:p>1.8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32">
            <text:p>1.8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34">
            <text:p>1.8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36">
            <text:p>1.8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38">
            <text:p>1.8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4">
            <text:p>1.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42">
            <text:p>1.8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44">
            <text:p>1.8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46">
            <text:p>1.8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48">
            <text:p>1.8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5">
            <text:p>1.8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52">
            <text:p>1.8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54">
            <text:p>1.8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56">
            <text:p>1.8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58">
            <text:p>1.8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6">
            <text:p>1.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62">
            <text:p>1.8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64">
            <text:p>1.8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66">
            <text:p>1.8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68">
            <text:p>1.8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7">
            <text:p>1.8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72">
            <text:p>1.8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74">
            <text:p>1.8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76">
            <text:p>1.8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78">
            <text:p>1.8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8">
            <text:p>1.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82">
            <text:p>1.8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84">
            <text:p>1.8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86">
            <text:p>1.8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88">
            <text:p>1.8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9">
            <text:p>1.8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92">
            <text:p>1.8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94">
            <text:p>1.8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96">
            <text:p>0.000000019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898">
            <text:p>0.000000019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">
            <text:p>0.000000019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02">
            <text:p>0.000000019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04">
            <text:p>0.000000019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06">
            <text:p>1.90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08">
            <text:p>1.90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1">
            <text:p>1.91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12">
            <text:p>1.91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14">
            <text:p>1.9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16">
            <text:p>1.9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18">
            <text:p>1.9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2">
            <text:p>1.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22">
            <text:p>1.9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24">
            <text:p>1.9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26">
            <text:p>1.9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28">
            <text:p>1.9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3">
            <text:p>1.9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32">
            <text:p>1.9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34">
            <text:p>1.9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36">
            <text:p>1.9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38">
            <text:p>1.9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4">
            <text:p>1.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42">
            <text:p>1.9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44">
            <text:p>1.9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46">
            <text:p>1.9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48">
            <text:p>1.9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5">
            <text:p>1.9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52">
            <text:p>1.9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54">
            <text:p>1.9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56">
            <text:p>1.9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58">
            <text:p>1.9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6">
            <text:p>1.9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62">
            <text:p>1.9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64">
            <text:p>1.9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66">
            <text:p>1.9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68">
            <text:p>1.9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7">
            <text:p>1.9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72">
            <text:p>1.9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74">
            <text:p>1.9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76">
            <text:p>1.9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78">
            <text:p>1.9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8">
            <text:p>1.9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82">
            <text:p>1.9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84">
            <text:p>1.9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86">
            <text:p>1.9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88">
            <text:p>1.9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9">
            <text:p>1.9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92">
            <text:p>1.9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94">
            <text:p>1.9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96">
            <text:p>0.00000002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1998">
            <text:p>0.00000002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">
            <text:p>0.00000002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02">
            <text:p>0.00000002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04">
            <text:p>0.00000002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06">
            <text:p>2.00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08">
            <text:p>2.00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1">
            <text:p>2.01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12">
            <text:p>2.01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14">
            <text:p>2.0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16">
            <text:p>2.0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18">
            <text:p>2.0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2">
            <text:p>2.0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22">
            <text:p>2.0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24">
            <text:p>2.0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26">
            <text:p>2.0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28">
            <text:p>2.0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3">
            <text:p>2.0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32">
            <text:p>2.0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34">
            <text:p>2.0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36">
            <text:p>2.0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38">
            <text:p>2.0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4">
            <text:p>2.0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42">
            <text:p>2.0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44">
            <text:p>2.0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46">
            <text:p>2.0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48">
            <text:p>2.0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5">
            <text:p>2.05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52">
            <text:p>2.05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54">
            <text:p>2.05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56">
            <text:p>2.05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58">
            <text:p>2.05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6">
            <text:p>2.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62">
            <text:p>2.06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64">
            <text:p>2.06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66">
            <text:p>2.06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68">
            <text:p>2.06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7">
            <text:p>2.07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72">
            <text:p>2.07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74">
            <text:p>2.07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76">
            <text:p>2.07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78">
            <text:p>2.07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8">
            <text:p>2.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82">
            <text:p>2.08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84">
            <text:p>2.08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86">
            <text:p>2.08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88">
            <text:p>2.08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9">
            <text:p>2.09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92">
            <text:p>2.09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94">
            <text:p>2.09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96">
            <text:p>0.00000002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098">
            <text:p>0.00000002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">
            <text:p>0.00000002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02">
            <text:p>0.00000002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04">
            <text:p>0.000000021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06">
            <text:p>2.10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08">
            <text:p>2.10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1">
            <text:p>2.11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12">
            <text:p>2.11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14">
            <text:p>2.11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16">
            <text:p>2.11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18">
            <text:p>2.11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2">
            <text:p>2.1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22">
            <text:p>2.12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24">
            <text:p>2.12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26">
            <text:p>2.12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28">
            <text:p>2.12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3">
            <text:p>2.13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32">
            <text:p>2.13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34">
            <text:p>2.13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36">
            <text:p>2.13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38">
            <text:p>2.13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4">
            <text:p>2.1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42">
            <text:p>2.14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44">
            <text:p>2.14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46">
            <text:p>2.14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48">
            <text:p>2.14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5">
            <text:p>2.15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52">
            <text:p>2.15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54">
            <text:p>2.15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56">
            <text:p>2.15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58">
            <text:p>2.15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6">
            <text:p>2.1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62">
            <text:p>2.16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64">
            <text:p>2.16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66">
            <text:p>2.16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68">
            <text:p>2.16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7">
            <text:p>2.17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72">
            <text:p>2.17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74">
            <text:p>2.17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76">
            <text:p>2.17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78">
            <text:p>2.17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8">
            <text:p>2.1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82">
            <text:p>2.18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84">
            <text:p>2.18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86">
            <text:p>2.18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88">
            <text:p>2.18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9">
            <text:p>2.19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92">
            <text:p>2.19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94">
            <text:p>2.19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96">
            <text:p>0.000000022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198">
            <text:p>0.000000022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">
            <text:p>0.000000022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02">
            <text:p>0.000000022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04">
            <text:p>0.000000022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06">
            <text:p>2.2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08">
            <text:p>2.2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1">
            <text:p>2.21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12">
            <text:p>2.21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14">
            <text:p>2.21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16">
            <text:p>2.21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18">
            <text:p>2.21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2">
            <text:p>2.2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22">
            <text:p>2.22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24">
            <text:p>2.22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26">
            <text:p>2.22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28">
            <text:p>2.22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3">
            <text:p>2.23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32">
            <text:p>2.23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34">
            <text:p>2.23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36">
            <text:p>2.23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38">
            <text:p>2.23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4">
            <text:p>2.2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42">
            <text:p>2.24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44">
            <text:p>2.24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46">
            <text:p>2.24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48">
            <text:p>2.24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5">
            <text:p>2.25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52">
            <text:p>2.25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54">
            <text:p>2.25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56">
            <text:p>2.25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58">
            <text:p>2.25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6">
            <text:p>2.2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62">
            <text:p>2.2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64">
            <text:p>2.2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66">
            <text:p>2.2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68">
            <text:p>2.2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7">
            <text:p>2.2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72">
            <text:p>2.2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74">
            <text:p>2.2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76">
            <text:p>2.2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78">
            <text:p>2.2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8">
            <text:p>2.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82">
            <text:p>2.2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84">
            <text:p>2.2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86">
            <text:p>2.2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88">
            <text:p>2.2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9">
            <text:p>2.2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92">
            <text:p>2.2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94">
            <text:p>2.2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96">
            <text:p>0.000000023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298">
            <text:p>0.000000023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">
            <text:p>0.000000023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02">
            <text:p>0.000000023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04">
            <text:p>0.000000023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06">
            <text:p>2.30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08">
            <text:p>2.30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1">
            <text:p>2.31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12">
            <text:p>2.31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14">
            <text:p>2.3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16">
            <text:p>2.3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18">
            <text:p>2.3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2">
            <text:p>2.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22">
            <text:p>2.322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24">
            <text:p>2.324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26">
            <text:p>2.326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28">
            <text:p>2.328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2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3">
            <text:p>2.33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32">
            <text:p>2.332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34">
            <text:p>2.334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36">
            <text:p>2.336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38">
            <text:p>2.3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4">
            <text:p>2.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42">
            <text:p>2.3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44">
            <text:p>2.3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46">
            <text:p>2.3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48">
            <text:p>2.3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5">
            <text:p>2.3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52">
            <text:p>2.3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54">
            <text:p>2.3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56">
            <text:p>2.3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58">
            <text:p>2.3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6">
            <text:p>2.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62">
            <text:p>2.3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64">
            <text:p>2.3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66">
            <text:p>2.3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68">
            <text:p>2.3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7">
            <text:p>2.3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72">
            <text:p>2.3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74">
            <text:p>2.3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76">
            <text:p>2.3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78">
            <text:p>2.3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8">
            <text:p>2.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82">
            <text:p>2.3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84">
            <text:p>2.3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86">
            <text:p>2.3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88">
            <text:p>2.3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9">
            <text:p>2.3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92">
            <text:p>2.3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94">
            <text:p>2.3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96">
            <text:p>0.000000024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398">
            <text:p>0.000000024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">
            <text:p>0.000000024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02">
            <text:p>0.000000024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04">
            <text:p>0.000000024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06">
            <text:p>2.4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08">
            <text:p>2.4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1">
            <text:p>2.41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12">
            <text:p>2.41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14">
            <text:p>2.41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16">
            <text:p>2.41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18">
            <text:p>2.41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2">
            <text:p>2.4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22">
            <text:p>2.42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24">
            <text:p>2.42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26">
            <text:p>2.42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28">
            <text:p>2.42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3">
            <text:p>2.43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32">
            <text:p>2.43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34">
            <text:p>2.43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36">
            <text:p>2.43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38">
            <text:p>2.43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4">
            <text:p>2.4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42">
            <text:p>2.44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44">
            <text:p>2.44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46">
            <text:p>2.44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48">
            <text:p>2.44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5">
            <text:p>2.45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52">
            <text:p>2.45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54">
            <text:p>2.45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56">
            <text:p>2.45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58">
            <text:p>2.45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6">
            <text:p>2.4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62">
            <text:p>2.4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64">
            <text:p>2.4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66">
            <text:p>2.4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68">
            <text:p>2.4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7">
            <text:p>2.4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72">
            <text:p>2.4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74">
            <text:p>2.4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76">
            <text:p>2.4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78">
            <text:p>2.4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8">
            <text:p>2.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82">
            <text:p>2.4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84">
            <text:p>2.4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86">
            <text:p>2.4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88">
            <text:p>2.4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9">
            <text:p>2.4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92">
            <text:p>2.4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94">
            <text:p>2.4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96">
            <text:p>0.000000025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498">
            <text:p>0.000000025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">
            <text:p>0.000000025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02">
            <text:p>0.000000025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04">
            <text:p>0.000000025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06">
            <text:p>2.50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08">
            <text:p>2.50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1">
            <text:p>2.51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12">
            <text:p>2.51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14">
            <text:p>2.5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16">
            <text:p>2.5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18">
            <text:p>2.5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2">
            <text:p>2.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22">
            <text:p>2.522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24">
            <text:p>2.524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26">
            <text:p>2.526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28">
            <text:p>2.528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3">
            <text:p>2.53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32">
            <text:p>2.532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34">
            <text:p>2.534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36">
            <text:p>2.536E-008</text:p>
          </table:table-cell>
          <table:table-cell office:value-type="string">
            <text:p><text:s text:c="3"/>0.332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38">
            <text:p>2.5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4">
            <text:p>2.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42">
            <text:p>2.5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44">
            <text:p>2.5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46">
            <text:p>2.5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48">
            <text:p>2.5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5">
            <text:p>2.5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52">
            <text:p>2.5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54">
            <text:p>2.5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56">
            <text:p>2.5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58">
            <text:p>2.5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6">
            <text:p>2.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62">
            <text:p>2.5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64">
            <text:p>2.5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66">
            <text:p>2.5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68">
            <text:p>2.5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7">
            <text:p>2.5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72">
            <text:p>2.5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74">
            <text:p>2.5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76">
            <text:p>2.5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78">
            <text:p>2.5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8">
            <text:p>2.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82">
            <text:p>2.5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84">
            <text:p>2.5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86">
            <text:p>2.5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88">
            <text:p>2.5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9">
            <text:p>2.5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92">
            <text:p>2.5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94">
            <text:p>2.5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96">
            <text:p>0.00000002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598">
            <text:p>0.00000002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">
            <text:p>0.00000002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02">
            <text:p>0.00000002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04">
            <text:p>0.000000026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06">
            <text:p>2.6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08">
            <text:p>2.6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1">
            <text:p>2.61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12">
            <text:p>2.61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14">
            <text:p>2.6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16">
            <text:p>2.6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18">
            <text:p>2.6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2">
            <text:p>2.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22">
            <text:p>2.6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24">
            <text:p>2.6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26">
            <text:p>2.6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28">
            <text:p>2.6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3">
            <text:p>2.6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32">
            <text:p>2.6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34">
            <text:p>2.6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36">
            <text:p>2.6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38">
            <text:p>2.6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4">
            <text:p>2.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42">
            <text:p>2.6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44">
            <text:p>2.6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46">
            <text:p>2.6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48">
            <text:p>2.6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5">
            <text:p>2.6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52">
            <text:p>2.6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54">
            <text:p>2.6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56">
            <text:p>2.6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58">
            <text:p>2.6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6">
            <text:p>2.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62">
            <text:p>2.6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64">
            <text:p>2.6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66">
            <text:p>2.6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68">
            <text:p>2.6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7">
            <text:p>2.6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72">
            <text:p>2.6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74">
            <text:p>2.6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76">
            <text:p>2.6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78">
            <text:p>2.6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8">
            <text:p>2.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82">
            <text:p>2.6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84">
            <text:p>2.6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86">
            <text:p>2.6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88">
            <text:p>2.6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9">
            <text:p>2.6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92">
            <text:p>2.6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94">
            <text:p>2.6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96">
            <text:p>0.00000002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698">
            <text:p>0.00000002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">
            <text:p>0.00000002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02">
            <text:p>0.00000002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04">
            <text:p>0.000000027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06">
            <text:p>2.7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08">
            <text:p>2.7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1">
            <text:p>2.71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12">
            <text:p>2.71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14">
            <text:p>2.7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16">
            <text:p>2.7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18">
            <text:p>2.7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2">
            <text:p>2.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22">
            <text:p>2.7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24">
            <text:p>2.7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26">
            <text:p>2.7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28">
            <text:p>2.7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3">
            <text:p>2.7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32">
            <text:p>2.7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34">
            <text:p>2.7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36">
            <text:p>2.7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38">
            <text:p>2.7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4">
            <text:p>2.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42">
            <text:p>2.7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44">
            <text:p>2.7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46">
            <text:p>2.7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48">
            <text:p>2.7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5">
            <text:p>2.7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52">
            <text:p>2.7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54">
            <text:p>2.7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56">
            <text:p>2.7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58">
            <text:p>2.7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6">
            <text:p>2.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62">
            <text:p>2.7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64">
            <text:p>2.7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66">
            <text:p>2.7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68">
            <text:p>2.7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7">
            <text:p>2.7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72">
            <text:p>2.7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74">
            <text:p>2.7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76">
            <text:p>2.7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78">
            <text:p>2.7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8">
            <text:p>2.7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82">
            <text:p>2.7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84">
            <text:p>2.7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86">
            <text:p>2.7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88">
            <text:p>2.78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9">
            <text:p>2.79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92">
            <text:p>2.79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94">
            <text:p>2.79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96">
            <text:p>0.00000002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798">
            <text:p>0.00000002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">
            <text:p>0.00000002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02">
            <text:p>0.00000002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04">
            <text:p>0.00000002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06">
            <text:p>2.80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08">
            <text:p>2.80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1">
            <text:p>2.81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12">
            <text:p>2.81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14">
            <text:p>2.81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16">
            <text:p>2.81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18">
            <text:p>2.81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2">
            <text:p>2.8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22">
            <text:p>2.82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24">
            <text:p>2.82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26">
            <text:p>2.82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28">
            <text:p>2.82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3">
            <text:p>2.83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32">
            <text:p>2.83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34">
            <text:p>2.83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36">
            <text:p>2.83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38">
            <text:p>2.83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4">
            <text:p>2.8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42">
            <text:p>2.84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44">
            <text:p>2.84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46">
            <text:p>2.84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1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48">
            <text:p>2.84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5">
            <text:p>2.85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52">
            <text:p>2.85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54">
            <text:p>2.85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56">
            <text:p>2.85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58">
            <text:p>2.85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6">
            <text:p>2.8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62">
            <text:p>2.86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64">
            <text:p>2.86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66">
            <text:p>2.86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68">
            <text:p>2.868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8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7">
            <text:p>2.87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72">
            <text:p>2.872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74">
            <text:p>2.874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76">
            <text:p>2.876E-008</text:p>
          </table:table-cell>
          <table:table-cell office:value-type="string">
            <text:p><text:s text:c="3"/>0.336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78">
            <text:p>2.87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8">
            <text:p>2.8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82">
            <text:p>2.88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2"/>-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84">
            <text:p>2.88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86">
            <text:p>2.88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88">
            <text:p>2.88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9">
            <text:p>2.89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92">
            <text:p>2.89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94">
            <text:p>2.89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96">
            <text:p>0.00000002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898">
            <text:p>0.000000029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">
            <text:p>0.00000002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02">
            <text:p>0.00000002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04">
            <text:p>0.000000029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06">
            <text:p>2.90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08">
            <text:p>2.90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1">
            <text:p>2.91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12">
            <text:p>2.91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14">
            <text:p>2.91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16">
            <text:p>2.91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18">
            <text:p>2.91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2">
            <text:p>2.9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22">
            <text:p>2.92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24">
            <text:p>2.92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26">
            <text:p>2.92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28">
            <text:p>2.92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3">
            <text:p>2.93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32">
            <text:p>2.93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34">
            <text:p>2.93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36">
            <text:p>2.93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38">
            <text:p>2.93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4">
            <text:p>2.9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42">
            <text:p>2.94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44">
            <text:p>2.94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46">
            <text:p>2.94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48">
            <text:p>2.94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5">
            <text:p>2.95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52">
            <text:p>2.95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54">
            <text:p>2.95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56">
            <text:p>2.95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58">
            <text:p>2.95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6">
            <text:p>2.9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62">
            <text:p>2.96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64">
            <text:p>2.96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66">
            <text:p>2.96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68">
            <text:p>2.968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7">
            <text:p>2.97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72">
            <text:p>2.972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74">
            <text:p>2.974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76">
            <text:p>2.976E-008</text:p>
          </table:table-cell>
          <table:table-cell office:value-type="string">
            <text:p><text:s text:c="3"/>0.340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78">
            <text:p>2.97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8">
            <text:p>2.9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82">
            <text:p>2.98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84">
            <text:p>2.98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86">
            <text:p>2.986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88">
            <text:p>2.988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9">
            <text:p>2.99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92">
            <text:p>2.992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94">
            <text:p>2.994E-008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96">
            <text:p>0.00000003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2998">
            <text:p>0.00000003</text:p>
          </table:table-cell>
          <table:table-cell office:value-type="string">
            <text:p><text:s text:c="3"/>0.34400</text:p>
          </table:table-cell>
          <table:table-cell office:value-type="string">
            <text:p><text:s text:c="3"/>0.00400</text:p>
          </table:table-cell>
          <table:table-cell/>
        </table:table-row>
        <table:table-row table:style-name="ro1" table:number-rows-repeated="1046078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31/03/2014</text:date>, <text:time>11:4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1:41:45</dc:date>
    <meta:generator>OpenOffice.org/3.4$Win32 OpenOffice.org_project/340m1$Build-9590</meta:generator>
    <meta:editing-duration>PT30M40S</meta:editing-duration>
    <meta:editing-cycles>6</meta:editing-cycles>
    <meta:document-statistic meta:table-count="1" meta:cell-count="75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95cm" svg:height="11.812cm" xlink:href=".." xlink:type="simple" chart:class="chart:scatter" chart:style-name="ch1">
        <chart:legend chart:legend-position="end" svg:x="16.258cm" svg:y="5.332cm" style:legend-expansion="high" chart:style-name="ch2"/>
        <chart:plot-area chart:style-name="ch3" table:cell-range-address="Hoja1.D1:Hoja1.F2497" svg:x="0.835cm" svg:y="1.079cm" svg:width="14.653cm" svg:height="10.077cm">
          <chartooo:coordinate-region svg:x="1.775cm" svg:y="1.292cm" svg:width="12.825cm" svg:height="9.1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1:Hoja1.E2497" chart:class="chart:scatter">
            <chart:domain table:cell-range-address="Hoja1.D1:Hoja1.D2497"/>
            <chart:data-point chart:repeated="2497"/>
          </chart:series>
          <chart:series chart:style-name="ch8" chart:values-cell-range-address="Hoja1.F1:Hoja1.F2497" chart:class="chart:scatter">
            <chart:data-point chart:repeated="24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2">
                <text:p>-0.00000002</text:p>
                <draw:g>
                  <svg:desc>Hoja1.D1:Hoja1.D2497</svg:desc>
                </draw:g>
              </table:table-cell>
              <table:table-cell office:value-type="float" office:value="0.004">
                <text:p>0.004</text:p>
                <draw:g>
                  <svg:desc>Hoja1.E1:Hoja1.E2497</svg:desc>
                </draw:g>
              </table:table-cell>
              <table:table-cell office:value-type="float" office:value="0.484">
                <text:p>0.484</text:p>
                <draw:g>
                  <svg:desc>Hoja1.F1:Hoja1.F2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998">
                <text:p>-0.00000001998</text:p>
              </table:table-cell>
              <table:table-cell office:value-type="float" office:value="0.004">
                <text:p>0.004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1996">
                <text:p>-0.00000001996</text:p>
              </table:table-cell>
              <table:table-cell office:value-type="float" office:value="0.004">
                <text:p>0.004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1988">
                <text:p>-0.00000001988</text:p>
              </table:table-cell>
              <table:table-cell office:value-type="float" office:value="0.004">
                <text:p>0.004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1964">
                <text:p>-0.0000000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0001962">
                <text:p>-0.0000000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196">
                <text:p>-0.000000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01958">
                <text:p>-0.0000000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1956">
                <text:p>-0.0000000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1954">
                <text:p>-0.0000000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1952">
                <text:p>-0.0000000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195">
                <text:p>-0.000000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1948">
                <text:p>-0.0000000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1946">
                <text:p>-0.0000000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1944">
                <text:p>-0.0000000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1942">
                <text:p>-0.0000000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194">
                <text:p>-0.00000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1938">
                <text:p>-0.0000000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01936">
                <text:p>-0.0000000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1934">
                <text:p>-0.0000000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1932">
                <text:p>-0.0000000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193">
                <text:p>-0.000000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1928">
                <text:p>-0.0000000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1926">
                <text:p>-0.0000000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1924">
                <text:p>-0.0000000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1922">
                <text:p>-0.0000000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192">
                <text:p>-0.000000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001918">
                <text:p>-0.0000000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1916">
                <text:p>-0.0000000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1914">
                <text:p>-0.0000000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1912">
                <text:p>-0.0000000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191">
                <text:p>-0.000000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1908">
                <text:p>-0.0000000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1906">
                <text:p>-0.0000000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1904">
                <text:p>-0.0000000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1902">
                <text:p>-0.0000000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19">
                <text:p>-0.00000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1898">
                <text:p>-0.0000000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1896">
                <text:p>-0.0000000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001894">
                <text:p>-0.0000000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0001892">
                <text:p>-0.0000000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000189">
                <text:p>-0.000000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0001888">
                <text:p>-0.0000000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001886">
                <text:p>-0.0000000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001884">
                <text:p>-0.0000000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0001882">
                <text:p>-0.0000000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000188">
                <text:p>-0.00000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1878">
                <text:p>-0.0000000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001876">
                <text:p>-0.0000000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0001874">
                <text:p>-0.0000000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0001872">
                <text:p>-0.0000000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00187">
                <text:p>-0.000000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0001868">
                <text:p>-0.0000000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0001866">
                <text:p>-0.0000000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0001864">
                <text:p>-0.0000000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001862">
                <text:p>-0.0000000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000186">
                <text:p>-0.000000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0001858">
                <text:p>-0.0000000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0001856">
                <text:p>-0.0000000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0001854">
                <text:p>-0.0000000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0001852">
                <text:p>-0.000000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000185">
                <text:p>-0.000000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0001848">
                <text:p>-0.0000000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0001846">
                <text:p>-0.0000000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0001844">
                <text:p>-0.0000000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00001842">
                <text:p>-0.0000000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000184">
                <text:p>-0.00000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0001838">
                <text:p>-0.0000000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001836">
                <text:p>-0.0000000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001834">
                <text:p>-0.0000000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001832">
                <text:p>-0.0000000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00183">
                <text:p>-0.000000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001828">
                <text:p>-0.0000000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0001826">
                <text:p>-0.0000000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001824">
                <text:p>-0.0000000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00001822">
                <text:p>-0.0000000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00182">
                <text:p>-0.0000000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0001818">
                <text:p>-0.0000000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0001816">
                <text:p>-0.0000000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001814">
                <text:p>-0.0000000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001812">
                <text:p>-0.0000000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0000181">
                <text:p>-0.000000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0001808">
                <text:p>-0.0000000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0001806">
                <text:p>-0.0000000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0001804">
                <text:p>-0.0000000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0001802">
                <text:p>-0.000000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0018">
                <text:p>-0.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0001798">
                <text:p>-0.0000000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0001796">
                <text:p>-0.0000000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1794">
                <text:p>-0.0000000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00001792">
                <text:p>-0.0000000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00179">
                <text:p>-0.000000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0001788">
                <text:p>-0.0000000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00001786">
                <text:p>-0.0000000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00001784">
                <text:p>-0.0000000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00001782">
                <text:p>-0.0000000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0000178">
                <text:p>-0.00000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001778">
                <text:p>-0.0000000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001776">
                <text:p>-0.0000000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00001774">
                <text:p>-0.0000000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0001772">
                <text:p>-0.0000000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00177">
                <text:p>-0.000000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00001768">
                <text:p>-0.0000000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00001766">
                <text:p>-0.0000000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0001764">
                <text:p>-0.0000000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00001762">
                <text:p>-0.0000000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00176">
                <text:p>-0.000000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00001758">
                <text:p>-0.0000000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00001756">
                <text:p>-0.0000000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00001754">
                <text:p>-0.000000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001752">
                <text:p>-0.0000000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0000175">
                <text:p>-0.000000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00001748">
                <text:p>-0.0000000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00001746">
                <text:p>-0.0000000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00001744">
                <text:p>-0.0000000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00001742">
                <text:p>-0.0000000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0000174">
                <text:p>-0.00000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00001738">
                <text:p>-0.0000000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00001736">
                <text:p>-0.0000000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00001734">
                <text:p>-0.0000000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00001732">
                <text:p>-0.0000000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0000173">
                <text:p>-0.000000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001728">
                <text:p>-0.0000000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00001726">
                <text:p>-0.0000000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00001724">
                <text:p>-0.0000000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00001722">
                <text:p>-0.0000000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0000172">
                <text:p>-0.000000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001718">
                <text:p>-0.0000000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00001716">
                <text:p>-0.0000000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00001714">
                <text:p>-0.0000000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00001712">
                <text:p>-0.0000000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0000171">
                <text:p>-0.000000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00001708">
                <text:p>-0.0000000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00001706">
                <text:p>-0.0000000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00001704">
                <text:p>-0.0000000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00001702">
                <text:p>-0.000000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000017">
                <text:p>-0.0000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00001698">
                <text:p>-0.0000000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00001696">
                <text:p>-0.0000000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0001694">
                <text:p>-0.0000000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00001692">
                <text:p>-0.0000000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00169">
                <text:p>-0.00000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00001688">
                <text:p>-0.0000000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00001686">
                <text:p>-0.0000000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00001684">
                <text:p>-0.0000000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001682">
                <text:p>-0.0000000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0000168">
                <text:p>-0.000000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00001678">
                <text:p>-0.0000000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001676">
                <text:p>-0.0000000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00001674">
                <text:p>-0.0000000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00001672">
                <text:p>-0.0000000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00167">
                <text:p>-0.000000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001668">
                <text:p>-0.0000000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00001666">
                <text:p>-0.0000000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00001664">
                <text:p>-0.0000000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00001662">
                <text:p>-0.0000000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0000166">
                <text:p>-0.000000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0001658">
                <text:p>-0.0000000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001656">
                <text:p>-0.0000000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001654">
                <text:p>-0.0000000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001652">
                <text:p>-0.0000000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00165">
                <text:p>-0.000000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001648">
                <text:p>-0.00000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001646">
                <text:p>-0.0000000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0001644">
                <text:p>-0.0000000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001642">
                <text:p>-0.0000000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00164">
                <text:p>-0.00000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001638">
                <text:p>-0.0000000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001636">
                <text:p>-0.0000000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001634">
                <text:p>-0.0000000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001632">
                <text:p>-0.0000000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00163">
                <text:p>-0.000000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01628">
                <text:p>-0.00000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01626">
                <text:p>-0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01624">
                <text:p>-0.0000000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01622">
                <text:p>-0.0000000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162">
                <text:p>-0.000000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01618">
                <text:p>-0.0000000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01616">
                <text:p>-0.0000000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1614">
                <text:p>-0.0000000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1612">
                <text:p>-0.0000000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161">
                <text:p>-0.00000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1608">
                <text:p>-0.0000000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1606">
                <text:p>-0.0000000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1604">
                <text:p>-0.0000000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1602">
                <text:p>-0.0000000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16">
                <text:p>-0.000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1598">
                <text:p>-0.0000000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1596">
                <text:p>-0.0000000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1594">
                <text:p>-0.0000000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1592">
                <text:p>-0.0000000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159">
                <text:p>-0.0000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1588">
                <text:p>-0.0000000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1586">
                <text:p>-0.0000000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1584">
                <text:p>-0.0000000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1582">
                <text:p>-0.0000000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158">
                <text:p>-0.000000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1578">
                <text:p>-0.0000000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576">
                <text:p>-0.0000000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1574">
                <text:p>-0.0000000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1572">
                <text:p>-0.0000000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157">
                <text:p>-0.0000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1568">
                <text:p>-0.0000000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1566">
                <text:p>-0.0000000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00001564">
                <text:p>-0.0000000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00001562">
                <text:p>-0.000000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0000156">
                <text:p>-0.000000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00001558">
                <text:p>-0.0000000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00001556">
                <text:p>-0.0000000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00001554">
                <text:p>-0.0000000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00001552">
                <text:p>-0.0000000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0000155">
                <text:p>-0.000000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00001548">
                <text:p>-0.0000000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00001546">
                <text:p>-0.0000000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00001544">
                <text:p>-0.0000000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00001542">
                <text:p>-0.0000000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0000154">
                <text:p>-0.000000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001538">
                <text:p>-0.0000000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00001536">
                <text:p>-0.0000000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00001534">
                <text:p>-0.0000000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00001532">
                <text:p>-0.0000000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0000153">
                <text:p>-0.0000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00001528">
                <text:p>-0.0000000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00001526">
                <text:p>-0.0000000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00001524">
                <text:p>-0.0000000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00001522">
                <text:p>-0.0000000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0000152">
                <text:p>-0.000000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00001518">
                <text:p>-0.0000000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00001516">
                <text:p>-0.0000000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00001514">
                <text:p>-0.0000000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00001512">
                <text:p>-0.0000000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0000151">
                <text:p>-0.000000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00001508">
                <text:p>-0.0000000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00001506">
                <text:p>-0.0000000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00001504">
                <text:p>-0.0000000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00001502">
                <text:p>-0.0000000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000015">
                <text:p>-0.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00001498">
                <text:p>-0.0000000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00001496">
                <text:p>-0.0000000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00001494">
                <text:p>-0.0000000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00001492">
                <text:p>-0.0000000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0000149">
                <text:p>-0.000000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00001488">
                <text:p>-0.0000000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00001486">
                <text:p>-0.0000000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00001484">
                <text:p>-0.0000000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00001482">
                <text:p>-0.0000000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0000148">
                <text:p>-0.00000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00001478">
                <text:p>-0.0000000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001476">
                <text:p>-0.0000000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0001474">
                <text:p>-0.0000000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001472">
                <text:p>-0.0000000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0000147">
                <text:p>-0.000000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00001468">
                <text:p>-0.0000000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0001466">
                <text:p>-0.0000000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00001464">
                <text:p>-0.0000000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00001462">
                <text:p>-0.0000000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0000146">
                <text:p>-0.0000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00001458">
                <text:p>-0.0000000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0001456">
                <text:p>-0.0000000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00001454">
                <text:p>-0.0000000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00001452">
                <text:p>-0.0000000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0000145">
                <text:p>-0.000000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00001448">
                <text:p>-0.0000000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00001446">
                <text:p>-0.0000000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00001444">
                <text:p>-0.0000000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00001442">
                <text:p>-0.0000000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00144">
                <text:p>-0.0000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00001438">
                <text:p>-0.0000000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0001436">
                <text:p>-0.0000000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00001434">
                <text:p>-0.0000000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00001432">
                <text:p>-0.0000000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0000143">
                <text:p>-0.0000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000001428">
                <text:p>-0.0000000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00001426">
                <text:p>-0.0000000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000001424">
                <text:p>-0.0000000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000001422">
                <text:p>-0.0000000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0000142">
                <text:p>-0.0000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000001418">
                <text:p>-0.0000000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0001416">
                <text:p>-0.0000000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000001414">
                <text:p>-0.0000000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000001412">
                <text:p>-0.0000000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00000141">
                <text:p>-0.000000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00001408">
                <text:p>-0.0000000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00001406">
                <text:p>-0.0000000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00001404">
                <text:p>-0.0000000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00001402">
                <text:p>-0.0000000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00014">
                <text:p>-0.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0001398">
                <text:p>-0.0000000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000001396">
                <text:p>-0.0000000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000001394">
                <text:p>-0.0000000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000001392">
                <text:p>-0.0000000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00000139">
                <text:p>-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000001388">
                <text:p>-0.0000000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000001386">
                <text:p>-0.0000000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000001384">
                <text:p>-0.0000000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000001382">
                <text:p>-0.0000000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00000138">
                <text:p>-0.0000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00001378">
                <text:p>-0.0000000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00001376">
                <text:p>-0.0000000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000001374">
                <text:p>-0.0000000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00001372">
                <text:p>-0.0000000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0000137">
                <text:p>-0.0000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000001368">
                <text:p>-0.0000000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000001366">
                <text:p>-0.0000000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000001364">
                <text:p>-0.0000000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000001362">
                <text:p>-0.0000000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00000136">
                <text:p>-0.0000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001358">
                <text:p>-0.0000000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000001356">
                <text:p>-0.0000000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000001354">
                <text:p>-0.0000000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000001352">
                <text:p>-0.0000000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00000135">
                <text:p>-0.0000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000001348">
                <text:p>-0.0000000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000001346">
                <text:p>-0.0000000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000001344">
                <text:p>-0.0000000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000001342">
                <text:p>-0.0000000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00000134">
                <text:p>-0.0000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000001338">
                <text:p>-0.0000000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000001336">
                <text:p>-0.0000000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0000001334">
                <text:p>-0.0000000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000001332">
                <text:p>-0.0000000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00000133">
                <text:p>-0.0000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0000001328">
                <text:p>-0.0000000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0000001326">
                <text:p>-0.0000000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0000001324">
                <text:p>-0.0000000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000001322">
                <text:p>-0.0000000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00000132">
                <text:p>-0.0000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000001318">
                <text:p>-0.0000000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0000001316">
                <text:p>-0.0000000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0000001314">
                <text:p>-0.0000000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0000001312">
                <text:p>-0.0000000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000000131">
                <text:p>-0.0000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000001308">
                <text:p>-0.0000000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0000001306">
                <text:p>-0.0000000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000001304">
                <text:p>-0.0000000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000001302">
                <text:p>-0.0000000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0000013">
                <text:p>-0.000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000001298">
                <text:p>-0.0000000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00001296">
                <text:p>-0.0000000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0001294">
                <text:p>-0.0000000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00001292">
                <text:p>-0.0000000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0000129">
                <text:p>-0.0000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000001288">
                <text:p>-0.0000000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000001286">
                <text:p>-0.0000000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0000001284">
                <text:p>-0.0000000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000001282">
                <text:p>-0.0000000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00000128">
                <text:p>-0.0000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000001278">
                <text:p>-0.0000000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000001276">
                <text:p>-0.0000000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000001274">
                <text:p>-0.0000000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0000001272">
                <text:p>-0.0000000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00000127">
                <text:p>-0.0000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0000001268">
                <text:p>-0.0000000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0000001266">
                <text:p>-0.0000000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0000001264">
                <text:p>-0.000000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000001262">
                <text:p>-0.0000000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000000126">
                <text:p>-0.0000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0000001258">
                <text:p>-0.0000000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0000001256">
                <text:p>-0.0000000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000001254">
                <text:p>-0.0000000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0000001252">
                <text:p>-0.0000000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000000125">
                <text:p>-0.0000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0000001248">
                <text:p>-0.0000000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000001246">
                <text:p>-0.0000000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0000001244">
                <text:p>-0.0000000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000001242">
                <text:p>-0.0000000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000000124">
                <text:p>-0.0000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000001238">
                <text:p>-0.0000000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0000001236">
                <text:p>-0.0000000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0000001234">
                <text:p>-0.0000000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000001232">
                <text:p>-0.0000000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000000123">
                <text:p>-0.0000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000001228">
                <text:p>-0.0000000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0000001226">
                <text:p>-0.000000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0000001224">
                <text:p>-0.0000000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000001222">
                <text:p>-0.0000000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00000122">
                <text:p>-0.0000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000001218">
                <text:p>-0.0000000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000001216">
                <text:p>-0.0000000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0000001214">
                <text:p>-0.0000000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0000001212">
                <text:p>-0.000000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000000121">
                <text:p>-0.0000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0000001208">
                <text:p>-0.0000000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0000001206">
                <text:p>-0.0000000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0000001204">
                <text:p>-0.0000000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0000001202">
                <text:p>-0.0000000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0000012">
                <text:p>-0.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0000001198">
                <text:p>-0.0000000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000001196">
                <text:p>-0.0000000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0000001194">
                <text:p>-0.0000000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000001192">
                <text:p>-0.0000000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000000119">
                <text:p>-0.0000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0000001188">
                <text:p>-0.0000000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0000001186">
                <text:p>-0.0000000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0000001184">
                <text:p>-0.0000000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0000001182">
                <text:p>-0.0000000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000000118">
                <text:p>-0.0000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000001178">
                <text:p>-0.0000000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000001176">
                <text:p>-0.0000000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000001174">
                <text:p>-0.0000000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000001172">
                <text:p>-0.0000000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00000117">
                <text:p>-0.00000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000001168">
                <text:p>-0.0000000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000001166">
                <text:p>-0.0000000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000001164">
                <text:p>-0.0000000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000001162">
                <text:p>-0.0000000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00000116">
                <text:p>-0.0000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000001158">
                <text:p>-0.0000000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000001156">
                <text:p>-0.0000000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000001154">
                <text:p>-0.0000000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000001152">
                <text:p>-0.0000000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00000115">
                <text:p>-0.000000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000001148">
                <text:p>-0.0000000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000001146">
                <text:p>-0.0000000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000001144">
                <text:p>-0.0000000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000001142">
                <text:p>-0.0000000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00000114">
                <text:p>-0.000000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000001138">
                <text:p>-0.0000000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000001136">
                <text:p>-0.0000000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000001134">
                <text:p>-0.0000000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0000001132">
                <text:p>-0.0000000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00000113">
                <text:p>-0.0000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000001128">
                <text:p>-0.0000000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000001126">
                <text:p>-0.0000000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000001124">
                <text:p>-0.0000000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000001122">
                <text:p>-0.000000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00000112">
                <text:p>-0.0000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0000001118">
                <text:p>-0.0000000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000001116">
                <text:p>-0.0000000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000001114">
                <text:p>-0.000000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000001112">
                <text:p>-0.000000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00000111">
                <text:p>-0.0000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0000001108">
                <text:p>-0.0000000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000001106">
                <text:p>-0.0000000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0000001104">
                <text:p>-0.000000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0000001102">
                <text:p>-0.000000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00000011">
                <text:p>-0.000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0000001098">
                <text:p>-0.0000000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0000001096">
                <text:p>-0.0000000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000001094">
                <text:p>-0.0000000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000001092">
                <text:p>-0.0000000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000000109">
                <text:p>-0.00000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0000001088">
                <text:p>-0.0000000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0000001086">
                <text:p>-0.0000000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000001084">
                <text:p>-0.0000000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000001082">
                <text:p>-0.0000000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00000108">
                <text:p>-0.000000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000001078">
                <text:p>-0.0000000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000001076">
                <text:p>-0.0000000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000001074">
                <text:p>-0.000000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0000001072">
                <text:p>-0.0000000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00000107">
                <text:p>-0.000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000001068">
                <text:p>-0.0000000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0000001066">
                <text:p>-0.0000000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000001064">
                <text:p>-0.0000000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000001062">
                <text:p>-0.0000000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00000106">
                <text:p>-0.0000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000001058">
                <text:p>-0.000000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000001056">
                <text:p>-0.0000000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000001054">
                <text:p>-0.0000000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000001052">
                <text:p>-0.0000000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00000105">
                <text:p>-0.000000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000001048">
                <text:p>-0.0000000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000001046">
                <text:p>-0.0000000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000001044">
                <text:p>-0.0000000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000001042">
                <text:p>-0.0000000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00000104">
                <text:p>-0.000000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000001038">
                <text:p>-0.0000000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000001036">
                <text:p>-0.000000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000001034">
                <text:p>-0.0000000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000001032">
                <text:p>-0.00000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00000103">
                <text:p>-0.000000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000001028">
                <text:p>-0.0000000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000001026">
                <text:p>-0.0000000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000001024">
                <text:p>-0.0000000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000001022">
                <text:p>-0.0000000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00000102">
                <text:p>-0.000000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000001018">
                <text:p>-0.0000000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000001016">
                <text:p>-0.0000000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000001014">
                <text:p>-0.0000000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000001012">
                <text:p>-0.000000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00000101">
                <text:p>-0.000000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000001008">
                <text:p>-0.0000000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000001006">
                <text:p>-0.0000000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000001004">
                <text:p>-0.0000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000001002">
                <text:p>-0.0000000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000001">
                <text:p>-0.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000000998">
                <text:p>-0.0000000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000000996">
                <text:p>-0.0000000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000000994">
                <text:p>-0.00000000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000000992">
                <text:p>-0.0000000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00000099">
                <text:p>-0.000000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000000988">
                <text:p>-0.0000000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000000986">
                <text:p>-0.0000000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000000984">
                <text:p>-0.0000000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000000982">
                <text:p>-0.00000000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000000098">
                <text:p>-0.000000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000000978">
                <text:p>-0.0000000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0000000976">
                <text:p>-0.0000000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000000974">
                <text:p>-0.0000000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000000972">
                <text:p>-0.000000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000000097">
                <text:p>-0.000000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0000000968">
                <text:p>-0.0000000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000000966">
                <text:p>-0.0000000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000000964">
                <text:p>-0.0000000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000000962">
                <text:p>-0.0000000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000000096">
                <text:p>-0.000000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000000958">
                <text:p>-0.0000000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000000956">
                <text:p>-0.0000000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000000954">
                <text:p>-0.0000000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000000952">
                <text:p>-0.0000000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00000095">
                <text:p>-0.000000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0000000948">
                <text:p>-0.0000000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000000946">
                <text:p>-0.0000000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000000944">
                <text:p>-0.0000000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000000942">
                <text:p>-0.0000000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000000094">
                <text:p>-0.00000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000000938">
                <text:p>-0.0000000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000000936">
                <text:p>-0.00000000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000000934">
                <text:p>-0.0000000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0000000932">
                <text:p>-0.0000000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000000093">
                <text:p>-0.000000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0000000928">
                <text:p>-0.0000000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000000926">
                <text:p>-0.0000000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000000924">
                <text:p>-0.0000000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0000000922">
                <text:p>-0.0000000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00000092">
                <text:p>-0.000000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0000000918">
                <text:p>-0.0000000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0000000916">
                <text:p>-0.0000000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0000000914">
                <text:p>-0.0000000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0000000912">
                <text:p>-0.00000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000000091">
                <text:p>-0.000000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0000000908">
                <text:p>-0.0000000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0000000906">
                <text:p>-0.0000000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0000000904">
                <text:p>-0.0000000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0000000902">
                <text:p>-0.0000000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00000009">
                <text:p>-0.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0000000898">
                <text:p>-0.0000000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0000000896">
                <text:p>-0.0000000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0000000894">
                <text:p>-0.0000000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0000000892">
                <text:p>-0.0000000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000000089">
                <text:p>-0.000000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0000000888">
                <text:p>-0.0000000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0000000886">
                <text:p>-0.0000000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0000000884">
                <text:p>-0.0000000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0000000882">
                <text:p>-0.0000000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000000088">
                <text:p>-0.00000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0000000878">
                <text:p>-0.0000000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0000000876">
                <text:p>-0.0000000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0000000874">
                <text:p>-0.0000000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0000000872">
                <text:p>-0.0000000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000000087">
                <text:p>-0.000000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0000000868">
                <text:p>-0.0000000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0000000866">
                <text:p>-0.0000000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0000000864">
                <text:p>-0.0000000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0000000862">
                <text:p>-0.0000000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000000086">
                <text:p>-0.000000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0000000858">
                <text:p>-0.0000000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0000000856">
                <text:p>-0.00000000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0000000854">
                <text:p>-0.0000000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0000000852">
                <text:p>-0.0000000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000000085">
                <text:p>-0.000000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0000000848">
                <text:p>-0.0000000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0000000846">
                <text:p>-0.0000000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0000000844">
                <text:p>-0.0000000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0000000842">
                <text:p>-0.0000000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000000084">
                <text:p>-0.000000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0000000838">
                <text:p>-0.0000000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0000000836">
                <text:p>-0.0000000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0000000834">
                <text:p>-0.0000000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0000000832">
                <text:p>-0.0000000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00000083">
                <text:p>-0.000000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0000000828">
                <text:p>-0.0000000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0000000826">
                <text:p>-0.0000000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0000000824">
                <text:p>-0.0000000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0000000822">
                <text:p>-0.0000000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00000082">
                <text:p>-0.000000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0000000818">
                <text:p>-0.0000000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0000000816">
                <text:p>-0.0000000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0000000814">
                <text:p>-0.00000000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000000812">
                <text:p>-0.0000000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00000081">
                <text:p>-0.000000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000000808">
                <text:p>-0.0000000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000000806">
                <text:p>-0.0000000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000000804">
                <text:p>-0.0000000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0000000802">
                <text:p>-0.0000000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00000008">
                <text:p>-0.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000000798">
                <text:p>-0.0000000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0000000796">
                <text:p>-0.0000000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000000794">
                <text:p>-0.0000000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000000792">
                <text:p>-0.0000000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000000079">
                <text:p>-0.000000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0000000788">
                <text:p>-0.00000000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0000000786">
                <text:p>-0.0000000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0000000784">
                <text:p>-0.0000000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0000000782">
                <text:p>-0.0000000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000000078">
                <text:p>-0.000000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0000000778">
                <text:p>-0.0000000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0000000776">
                <text:p>-0.0000000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0000000774">
                <text:p>-0.0000000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0000000772">
                <text:p>-0.000000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000000077">
                <text:p>-0.0000000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0000000768">
                <text:p>-0.00000000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0000000766">
                <text:p>-0.0000000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0000000764">
                <text:p>-0.0000000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0000000762">
                <text:p>-0.00000000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000000076">
                <text:p>-0.000000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0000000758">
                <text:p>-0.0000000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0000000756">
                <text:p>-0.0000000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0000000754">
                <text:p>-0.0000000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000000752">
                <text:p>-0.0000000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000000075">
                <text:p>-0.000000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0000000748">
                <text:p>-0.0000000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0000000746">
                <text:p>-0.0000000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0000000744">
                <text:p>-0.0000000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000000742">
                <text:p>-0.0000000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00000074">
                <text:p>-0.000000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000000738">
                <text:p>-0.00000000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000000736">
                <text:p>-0.0000000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000000734">
                <text:p>-0.0000000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000000732">
                <text:p>-0.0000000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00000073">
                <text:p>-0.00000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0000000728">
                <text:p>-0.0000000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000000726">
                <text:p>-0.00000000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0000000724">
                <text:p>-0.0000000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0000000722">
                <text:p>-0.0000000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00000072">
                <text:p>-0.00000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0000000718">
                <text:p>-0.0000000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000000716">
                <text:p>-0.000000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0000000714">
                <text:p>-0.000000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0000000712">
                <text:p>-0.0000000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000000071">
                <text:p>-0.000000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0000000708">
                <text:p>-0.0000000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000000706">
                <text:p>-0.0000000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000000704">
                <text:p>-0.0000000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000000702">
                <text:p>-0.0000000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0000007">
                <text:p>-0.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0000000698">
                <text:p>-0.0000000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000000696">
                <text:p>-0.0000000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000000694">
                <text:p>-0.0000000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000000692">
                <text:p>-0.0000000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00000069">
                <text:p>-0.000000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000000688">
                <text:p>-0.0000000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000000686">
                <text:p>-0.0000000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000000684">
                <text:p>-0.0000000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0000000682">
                <text:p>-0.0000000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000000068">
                <text:p>-0.000000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000000678">
                <text:p>-0.0000000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0000000676">
                <text:p>-0.0000000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0000000674">
                <text:p>-0.0000000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0000000672">
                <text:p>-0.0000000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00000067">
                <text:p>-0.000000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0000000668">
                <text:p>-0.0000000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0000000666">
                <text:p>-0.0000000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0000000664">
                <text:p>-0.000000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0000000662">
                <text:p>-0.000000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00000066">
                <text:p>-0.000000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0000000658">
                <text:p>-0.0000000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0000000656">
                <text:p>-0.0000000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000000654">
                <text:p>-0.0000000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000000652">
                <text:p>-0.0000000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00000065">
                <text:p>-0.000000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000000648">
                <text:p>-0.0000000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0000000646">
                <text:p>-0.0000000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000000644">
                <text:p>-0.000000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000000642">
                <text:p>-0.0000000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00000064">
                <text:p>-0.000000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000000638">
                <text:p>-0.0000000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000000636">
                <text:p>-0.0000000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0000000634">
                <text:p>-0.0000000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000000632">
                <text:p>-0.0000000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00000063">
                <text:p>-0.000000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0000000628">
                <text:p>-0.0000000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000000626">
                <text:p>-0.0000000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000000624">
                <text:p>-0.0000000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000000622">
                <text:p>-0.0000000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00000062">
                <text:p>-0.000000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000000618">
                <text:p>-0.000000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000000616">
                <text:p>-0.0000000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0000000614">
                <text:p>-0.0000000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000000612">
                <text:p>-0.0000000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00000061">
                <text:p>-0.00000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0000000608">
                <text:p>-0.0000000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0000000606">
                <text:p>-0.0000000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0000000604">
                <text:p>-0.000000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0000000602">
                <text:p>-0.0000000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00000006">
                <text:p>-0.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000000598">
                <text:p>-0.0000000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0000000596">
                <text:p>-0.0000000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000000594">
                <text:p>-0.0000000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000000592">
                <text:p>-0.0000000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00000059">
                <text:p>-0.000000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000000588">
                <text:p>-0.0000000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000000586">
                <text:p>-0.0000000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000000584">
                <text:p>-0.0000000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000000582">
                <text:p>-0.0000000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00000058">
                <text:p>-0.0000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000000578">
                <text:p>-0.0000000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000000576">
                <text:p>-0.0000000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000000574">
                <text:p>-0.0000000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000000572">
                <text:p>-0.000000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00000057">
                <text:p>-0.000000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000000568">
                <text:p>-0.0000000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000000566">
                <text:p>-0.000000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000000564">
                <text:p>-0.000000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000000562">
                <text:p>-0.0000000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00000056">
                <text:p>-0.000000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000000558">
                <text:p>-0.00000000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0000000556">
                <text:p>-0.0000000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000000554">
                <text:p>-0.0000000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000000552">
                <text:p>-0.0000000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00000055">
                <text:p>-0.000000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000000548">
                <text:p>-0.0000000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000000546">
                <text:p>-0.0000000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000000544">
                <text:p>-0.0000000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000000542">
                <text:p>-0.0000000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00000054">
                <text:p>-0.000000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000000538">
                <text:p>-0.0000000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000000536">
                <text:p>-0.0000000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0000000534">
                <text:p>-0.00000000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000000532">
                <text:p>-0.0000000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00000053">
                <text:p>-0.000000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000000528">
                <text:p>-0.0000000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000000526">
                <text:p>-0.0000000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000000524">
                <text:p>-0.0000000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0000000522">
                <text:p>-0.0000000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000000052">
                <text:p>-0.000000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0000000518">
                <text:p>-0.0000000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000000516">
                <text:p>-0.0000000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0000000514">
                <text:p>-0.0000000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0000000512">
                <text:p>-0.0000000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000000051">
                <text:p>-0.0000000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0000000508">
                <text:p>-0.0000000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000000506">
                <text:p>-0.0000000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000000504">
                <text:p>-0.0000000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000000502">
                <text:p>-0.0000000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0000005">
                <text:p>-0.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000000498">
                <text:p>-0.0000000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0000000496">
                <text:p>-0.0000000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000000494">
                <text:p>-0.0000000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000000492">
                <text:p>-0.0000000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000000049">
                <text:p>-0.00000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0000000488">
                <text:p>-0.0000000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0000000486">
                <text:p>-0.0000000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0000000484">
                <text:p>-0.0000000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000000482">
                <text:p>-0.0000000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000000048">
                <text:p>-0.000000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000000478">
                <text:p>-0.0000000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000000476">
                <text:p>-0.0000000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0000000474">
                <text:p>-0.0000000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0000000472">
                <text:p>-0.00000000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00000047">
                <text:p>-0.000000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000000468">
                <text:p>-0.0000000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000000466">
                <text:p>-0.0000000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000000464">
                <text:p>-0.0000000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0000000462">
                <text:p>-0.0000000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00000046">
                <text:p>-0.00000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000000458">
                <text:p>-0.0000000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000000456">
                <text:p>-0.0000000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0000000454">
                <text:p>-0.0000000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000000452">
                <text:p>-0.0000000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00000045">
                <text:p>-0.000000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0000000448">
                <text:p>-0.0000000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000000446">
                <text:p>-0.0000000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0000000444">
                <text:p>-0.0000000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000000442">
                <text:p>-0.0000000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00000044">
                <text:p>-0.000000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0000000438">
                <text:p>-0.0000000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000000436">
                <text:p>-0.0000000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0000000434">
                <text:p>-0.0000000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000000432">
                <text:p>-0.0000000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000000043">
                <text:p>-0.000000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0000000428">
                <text:p>-0.0000000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0000000426">
                <text:p>-0.0000000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000000424">
                <text:p>-0.0000000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000000422">
                <text:p>-0.0000000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00000042">
                <text:p>-0.000000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000000418">
                <text:p>-0.0000000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0000000416">
                <text:p>-0.0000000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000000414">
                <text:p>-0.0000000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000000412">
                <text:p>-0.0000000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00000041">
                <text:p>-0.000000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000000408">
                <text:p>-0.0000000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000000406">
                <text:p>-0.0000000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000000404">
                <text:p>-0.0000000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000000402">
                <text:p>-0.0000000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0000004">
                <text:p>-0.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000000398">
                <text:p>-0.000000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000000396">
                <text:p>-0.0000000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000000394">
                <text:p>-0.0000000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000000392">
                <text:p>-0.0000000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00000039">
                <text:p>-0.00000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000000388">
                <text:p>-0.0000000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000000386">
                <text:p>-0.000000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000000384">
                <text:p>-0.0000000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000000382">
                <text:p>-0.0000000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0000038">
                <text:p>-0.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0000000378">
                <text:p>-0.00000000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000000376">
                <text:p>-0.0000000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00000374">
                <text:p>-0.0000000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0000000372">
                <text:p>-0.0000000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00000037">
                <text:p>-0.000000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000000368">
                <text:p>-0.0000000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00000366">
                <text:p>-0.0000000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000000364">
                <text:p>-0.000000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0000000362">
                <text:p>-0.0000000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0000036">
                <text:p>-0.00000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00000358">
                <text:p>-0.0000000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00000356">
                <text:p>-0.00000000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00000354">
                <text:p>-0.0000000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000000352">
                <text:p>-0.0000000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0000035">
                <text:p>-0.000000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00000348">
                <text:p>-0.0000000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00000346">
                <text:p>-0.0000000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00000344">
                <text:p>-0.0000000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000000342">
                <text:p>-0.0000000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0000034">
                <text:p>-0.00000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00000338">
                <text:p>-0.00000000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0000000336">
                <text:p>-0.0000000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0000000334">
                <text:p>-0.000000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0000000332">
                <text:p>-0.0000000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000000033">
                <text:p>-0.00000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00000328">
                <text:p>-0.0000000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000000326">
                <text:p>-0.00000000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00000324">
                <text:p>-0.0000000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0000000322">
                <text:p>-0.0000000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00000032">
                <text:p>-0.00000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00000318">
                <text:p>-0.0000000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000000316">
                <text:p>-0.0000000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0000000314">
                <text:p>-0.0000000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0000000312">
                <text:p>-0.0000000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0000031">
                <text:p>-0.000000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0000000308">
                <text:p>-0.0000000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00000306">
                <text:p>-0.0000000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0000000304">
                <text:p>-0.0000000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00000302">
                <text:p>-0.0000000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00000003">
                <text:p>-0.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000000298">
                <text:p>-0.0000000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000000296">
                <text:p>-0.0000000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0000000294">
                <text:p>-0.0000000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000000292">
                <text:p>-0.0000000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00000029">
                <text:p>-0.000000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000000288">
                <text:p>-0.0000000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0000000286">
                <text:p>-0.0000000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00000284">
                <text:p>-0.0000000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0000000282">
                <text:p>-0.00000000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00000028">
                <text:p>-0.00000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0000000278">
                <text:p>-0.000000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000000276">
                <text:p>-0.0000000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000000274">
                <text:p>-0.0000000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000000272">
                <text:p>-0.0000000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00000027">
                <text:p>-0.000000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00000268">
                <text:p>-0.00000000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000000266">
                <text:p>-0.0000000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000000264">
                <text:p>-0.000000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000000262">
                <text:p>-0.0000000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000000026">
                <text:p>-0.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000000258">
                <text:p>-0.0000000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0000000256">
                <text:p>-0.0000000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000000254">
                <text:p>-0.0000000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000000252">
                <text:p>-0.0000000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00000025">
                <text:p>-0.0000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0000000248">
                <text:p>-0.0000000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00000246">
                <text:p>-0.0000000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00000244">
                <text:p>-0.0000000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00000242">
                <text:p>-0.0000000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0000024">
                <text:p>-0.00000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0000000238">
                <text:p>-0.0000000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00000236">
                <text:p>-0.0000000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000000234">
                <text:p>-0.0000000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0000000232">
                <text:p>-0.0000000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000000023">
                <text:p>-0.0000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000000228">
                <text:p>-0.0000000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000000226">
                <text:p>-0.0000000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000000224">
                <text:p>-0.0000000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000000222">
                <text:p>-0.0000000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000000022">
                <text:p>-0.00000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000000218">
                <text:p>-0.0000000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000000216">
                <text:p>-0.000000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000000214">
                <text:p>-0.00000000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0000000212">
                <text:p>-0.0000000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00000021">
                <text:p>-0.000000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0000000208">
                <text:p>-0.0000000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000000206">
                <text:p>-0.0000000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000000204">
                <text:p>-0.0000000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000000202">
                <text:p>-0.0000000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0000002">
                <text:p>-0.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0000000198">
                <text:p>-0.0000000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00000196">
                <text:p>-0.0000000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0000000194">
                <text:p>-0.000000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000000192">
                <text:p>-0.0000000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000000019">
                <text:p>-0.000000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00000188">
                <text:p>-0.000000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000000186">
                <text:p>-0.0000000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000000184">
                <text:p>-0.000000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0000000182">
                <text:p>-0.00000000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00000018">
                <text:p>-0.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0000000178">
                <text:p>-0.000000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000000176">
                <text:p>-0.0000000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000000174">
                <text:p>-0.000000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0000000172">
                <text:p>-0.0000000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0000017">
                <text:p>-0.00000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000000168">
                <text:p>-0.0000000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000000166">
                <text:p>-0.0000000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000000164">
                <text:p>-0.000000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0000000162">
                <text:p>-0.0000000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000000016">
                <text:p>-0.0000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0000000158">
                <text:p>-0.0000000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000000156">
                <text:p>-0.0000000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0000000154">
                <text:p>-0.0000000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000000152">
                <text:p>-0.0000000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000000015">
                <text:p>-0.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0000000148">
                <text:p>-0.000000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000000146">
                <text:p>-0.00000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000000144">
                <text:p>-0.00000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0000000142">
                <text:p>-0.00000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00000014">
                <text:p>-0.0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000000138">
                <text:p>-0.00000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0000000136">
                <text:p>-0.00000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000000134">
                <text:p>-0.00000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0000000132">
                <text:p>-0.00000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00000013">
                <text:p>-0.0000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0000000128">
                <text:p>-0.00000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000000126">
                <text:p>-0.00000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000000124">
                <text:p>-0.00000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0000000122">
                <text:p>-0.00000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000000012">
                <text:p>-0.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0000000118">
                <text:p>-0.00000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0000000116">
                <text:p>-0.00000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0000000114">
                <text:p>-0.0000000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0000000112">
                <text:p>-0.00000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000000011">
                <text:p>-0.0000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000000108">
                <text:p>-0.0000000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0000000106">
                <text:p>-0.00000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0000000104">
                <text:p>-0.0000000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0000000102">
                <text:p>-0.0000000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00000001">
                <text:p>-0.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0000000098">
                <text:p>-0.0000000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0000000096">
                <text:p>-0.0000000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0000000094">
                <text:p>-0.000000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000000092">
                <text:p>-0.0000000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000000009">
                <text:p>-0.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0000000088">
                <text:p>-0.000000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000000086">
                <text:p>-0.0000000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0000000084">
                <text:p>-0.0000000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0000000082">
                <text:p>-0.0000000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000000008">
                <text:p>-0.0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0000000078">
                <text:p>-0.0000000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0000000076">
                <text:p>-0.0000000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000000074">
                <text:p>-0.0000000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0000000072">
                <text:p>-0.000000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00000007">
                <text:p>-0.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000000068">
                <text:p>-0.0000000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0000000066">
                <text:p>-0.0000000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0000000064">
                <text:p>-0.0000000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000000062">
                <text:p>-0.0000000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000000006">
                <text:p>-0.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0000000058">
                <text:p>-0.00000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000000056">
                <text:p>-0.0000000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0000000054">
                <text:p>-0.0000000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0000000052">
                <text:p>-0.0000000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000000005">
                <text:p>-0.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0000000048">
                <text:p>-0.0000000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0000000046">
                <text:p>-0.000000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000000044">
                <text:p>-0.0000000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0000000042">
                <text:p>-0.0000000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000000004">
                <text:p>-0.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0000000038">
                <text:p>-0.0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0000000036">
                <text:p>-0.000000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0000000034">
                <text:p>-0.000000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0000000032">
                <text:p>-0.000000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000000003">
                <text:p>-0.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0000000028">
                <text:p>-0.000000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0000000026">
                <text:p>-0.0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0000000024">
                <text:p>-0.000000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0000000022">
                <text:p>-0.000000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000000002">
                <text:p>-0.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0000000018">
                <text:p>-0.0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0000000016">
                <text:p>-0.00000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00000000014">
                <text:p>-0.00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0000000012">
                <text:p>-0.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000000001">
                <text:p>-0.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0000000008">
                <text:p>-0.00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0000000006">
                <text:p>-0.0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0000000004">
                <text:p>-0.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0000000002">
                <text:p>-0.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0000002">
                <text:p>0.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00000004">
                <text:p>0.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00000006">
                <text:p>0.0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00000008">
                <text:p>0.00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0000012">
                <text:p>0.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00000014">
                <text:p>0.00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00000016">
                <text:p>0.00000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00000018">
                <text:p>0.0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0000002">
                <text:p>0.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00000022">
                <text:p>0.000000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00000024">
                <text:p>0.000000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0000026">
                <text:p>0.0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0000028">
                <text:p>0.000000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0000003">
                <text:p>0.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0000032">
                <text:p>0.000000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00000034">
                <text:p>0.000000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00000036">
                <text:p>0.000000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00000038">
                <text:p>0.0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0000004">
                <text:p>0.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00000042">
                <text:p>0.0000000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00000044">
                <text:p>0.0000000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00000046">
                <text:p>0.000000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00000048">
                <text:p>0.0000000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0000005">
                <text:p>0.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00000052">
                <text:p>0.0000000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00000054">
                <text:p>0.0000000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00000056">
                <text:p>0.0000000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00000058">
                <text:p>0.00000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0000006">
                <text:p>0.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00000062">
                <text:p>0.0000000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00000064">
                <text:p>0.0000000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00000066">
                <text:p>0.0000000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00000068">
                <text:p>0.0000000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000007">
                <text:p>0.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0000072">
                <text:p>0.000000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0000074">
                <text:p>0.0000000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0000076">
                <text:p>0.0000000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0000078">
                <text:p>0.0000000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000008">
                <text:p>0.0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00000082">
                <text:p>0.0000000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00000084">
                <text:p>0.0000000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0000086">
                <text:p>0.0000000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00000088">
                <text:p>0.000000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000009">
                <text:p>0.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00000092">
                <text:p>0.0000000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00000094">
                <text:p>0.000000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00000096">
                <text:p>0.0000000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0000098">
                <text:p>0.0000000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00000102">
                <text:p>0.0000000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0000104">
                <text:p>0.0000000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00000106">
                <text:p>0.00000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00000108">
                <text:p>0.0000000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0000011">
                <text:p>0.0000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00000112">
                <text:p>0.00000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0000114">
                <text:p>0.0000000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00000116">
                <text:p>0.00000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00000118">
                <text:p>0.00000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000012">
                <text:p>0.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0000122">
                <text:p>0.00000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00000124">
                <text:p>0.00000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00000126">
                <text:p>0.00000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0000128">
                <text:p>0.00000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0000013">
                <text:p>0.0000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00000132">
                <text:p>0.00000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0000134">
                <text:p>0.00000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00000136">
                <text:p>0.00000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0000138">
                <text:p>0.00000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000014">
                <text:p>0.0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00000142">
                <text:p>0.00000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00000144">
                <text:p>0.00000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00000146">
                <text:p>0.00000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00000148">
                <text:p>0.000000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0000015">
                <text:p>0.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00000152">
                <text:p>0.0000000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00000154">
                <text:p>0.0000000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00000156">
                <text:p>0.0000000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00000158">
                <text:p>0.0000000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0000016">
                <text:p>0.0000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00000162">
                <text:p>0.0000000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00000164">
                <text:p>0.000000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00000166">
                <text:p>0.0000000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00000168">
                <text:p>0.0000000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0000017">
                <text:p>0.00000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00000172">
                <text:p>0.0000000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00000174">
                <text:p>0.000000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00000176">
                <text:p>0.0000000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00000178">
                <text:p>0.000000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0000018">
                <text:p>0.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00000182">
                <text:p>0.00000000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00000184">
                <text:p>0.000000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0000186">
                <text:p>0.0000000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00000188">
                <text:p>0.000000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0000019">
                <text:p>0.000000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00000192">
                <text:p>0.0000000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00000194">
                <text:p>0.000000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0000196">
                <text:p>0.0000000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00000198">
                <text:p>0.0000000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00000202">
                <text:p>0.0000000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00000204">
                <text:p>0.0000000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00000206">
                <text:p>0.0000000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00000208">
                <text:p>0.0000000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000021">
                <text:p>0.000000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00000212">
                <text:p>0.0000000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00000214">
                <text:p>0.00000000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00000216">
                <text:p>0.000000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00000218">
                <text:p>0.0000000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000022">
                <text:p>0.00000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00000222">
                <text:p>0.0000000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00000224">
                <text:p>0.0000000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00000226">
                <text:p>0.0000000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00000228">
                <text:p>0.0000000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0000023">
                <text:p>0.0000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00000232">
                <text:p>0.0000000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00000234">
                <text:p>0.0000000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00000236">
                <text:p>0.0000000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00000238">
                <text:p>0.0000000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0000024">
                <text:p>0.00000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00000242">
                <text:p>0.0000000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00000244">
                <text:p>0.0000000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00000246">
                <text:p>0.0000000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0000248">
                <text:p>0.0000000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0000025">
                <text:p>0.0000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00000252">
                <text:p>0.0000000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0000254">
                <text:p>0.0000000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0000256">
                <text:p>0.0000000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00000258">
                <text:p>0.0000000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0000026">
                <text:p>0.0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00000262">
                <text:p>0.0000000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00000264">
                <text:p>0.000000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00000266">
                <text:p>0.0000000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00000268">
                <text:p>0.00000000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0000027">
                <text:p>0.000000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0000272">
                <text:p>0.0000000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00000274">
                <text:p>0.0000000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00000276">
                <text:p>0.0000000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00000278">
                <text:p>0.000000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0000028">
                <text:p>0.00000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0000282">
                <text:p>0.00000000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0000284">
                <text:p>0.0000000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00000286">
                <text:p>0.0000000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00000288">
                <text:p>0.0000000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0000029">
                <text:p>0.000000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00000292">
                <text:p>0.0000000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00000294">
                <text:p>0.0000000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00000296">
                <text:p>0.0000000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00000298">
                <text:p>0.0000000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00000302">
                <text:p>0.0000000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00000304">
                <text:p>0.0000000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00000306">
                <text:p>0.0000000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00000308">
                <text:p>0.0000000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000031">
                <text:p>0.000000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00000312">
                <text:p>0.00000000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00000314">
                <text:p>0.0000000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0000316">
                <text:p>0.0000000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00000318">
                <text:p>0.0000000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0000032">
                <text:p>0.00000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00000322">
                <text:p>0.0000000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0000324">
                <text:p>0.0000000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0000326">
                <text:p>0.00000000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00000328">
                <text:p>0.0000000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0000033">
                <text:p>0.00000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00000332">
                <text:p>0.0000000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00000334">
                <text:p>0.000000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00000336">
                <text:p>0.0000000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00000338">
                <text:p>0.00000000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000034">
                <text:p>0.00000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00000342">
                <text:p>0.0000000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00000344">
                <text:p>0.0000000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00000346">
                <text:p>0.0000000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00000348">
                <text:p>0.0000000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0000035">
                <text:p>0.000000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00000352">
                <text:p>0.0000000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00000354">
                <text:p>0.0000000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00000356">
                <text:p>0.00000000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00000358">
                <text:p>0.0000000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0000036">
                <text:p>0.00000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00000362">
                <text:p>0.0000000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00000364">
                <text:p>0.000000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00000366">
                <text:p>0.0000000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00000368">
                <text:p>0.0000000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0000037">
                <text:p>0.000000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00000372">
                <text:p>0.0000000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00000374">
                <text:p>0.0000000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00000376">
                <text:p>0.0000000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00000378">
                <text:p>0.00000000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000038">
                <text:p>0.00000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00000382">
                <text:p>0.0000000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00000384">
                <text:p>0.0000000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0000386">
                <text:p>0.000000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00000388">
                <text:p>0.0000000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0000039">
                <text:p>0.00000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00000392">
                <text:p>0.0000000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00000394">
                <text:p>0.0000000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00000396">
                <text:p>0.0000000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00000398">
                <text:p>0.000000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00000402">
                <text:p>0.0000000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00000404">
                <text:p>0.0000000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00000406">
                <text:p>0.00000000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00000408">
                <text:p>0.0000000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0000041">
                <text:p>0.000000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00000412">
                <text:p>0.0000000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00000414">
                <text:p>0.0000000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0000416">
                <text:p>0.0000000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00000418">
                <text:p>0.0000000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0000042">
                <text:p>0.000000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00000422">
                <text:p>0.0000000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00000424">
                <text:p>0.0000000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00000426">
                <text:p>0.00000000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00000428">
                <text:p>0.0000000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0000043">
                <text:p>0.000000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00000432">
                <text:p>0.0000000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00000434">
                <text:p>0.0000000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00000436">
                <text:p>0.00000000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00000438">
                <text:p>0.0000000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0000044">
                <text:p>0.000000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00000442">
                <text:p>0.0000000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00000444">
                <text:p>0.0000000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0000446">
                <text:p>0.0000000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00000448">
                <text:p>0.0000000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0000045">
                <text:p>0.000000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0000452">
                <text:p>0.0000000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00000454">
                <text:p>0.0000000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0000456">
                <text:p>0.0000000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00000458">
                <text:p>0.0000000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0000046">
                <text:p>0.000000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00000462">
                <text:p>0.0000000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00000464">
                <text:p>0.0000000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00000466">
                <text:p>0.0000000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00000468">
                <text:p>0.0000000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0000047">
                <text:p>0.000000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00000472">
                <text:p>0.00000000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00000474">
                <text:p>0.0000000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0000476">
                <text:p>0.0000000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0000478">
                <text:p>0.0000000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0000048">
                <text:p>0.000000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00000482">
                <text:p>0.0000000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00000484">
                <text:p>0.0000000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00000486">
                <text:p>0.00000000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00000488">
                <text:p>0.0000000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0000049">
                <text:p>0.000000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00000492">
                <text:p>0.0000000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00000494">
                <text:p>0.0000000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00000496">
                <text:p>0.0000000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00000498">
                <text:p>0.0000000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00000502">
                <text:p>0.0000000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00000504">
                <text:p>0.0000000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00000506">
                <text:p>0.0000000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00000508">
                <text:p>0.0000000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0000051">
                <text:p>0.0000000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00000512">
                <text:p>0.0000000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00000514">
                <text:p>0.0000000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0000516">
                <text:p>0.0000000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00000518">
                <text:p>0.0000000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0000052">
                <text:p>0.000000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00000522">
                <text:p>0.0000000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00000524">
                <text:p>0.0000000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0000526">
                <text:p>0.0000000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00000528">
                <text:p>0.0000000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0000053">
                <text:p>0.000000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00000532">
                <text:p>0.0000000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00000534">
                <text:p>0.00000000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00000536">
                <text:p>0.0000000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00000538">
                <text:p>0.0000000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0000054">
                <text:p>0.000000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00000542">
                <text:p>0.0000000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00000544">
                <text:p>0.0000000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00000546">
                <text:p>0.0000000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00000548">
                <text:p>0.0000000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0000055">
                <text:p>0.000000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00000552">
                <text:p>0.0000000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00000554">
                <text:p>0.0000000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00000556">
                <text:p>0.0000000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00000558">
                <text:p>0.00000000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000056">
                <text:p>0.000000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00000562">
                <text:p>0.0000000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00000564">
                <text:p>0.000000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0000566">
                <text:p>0.000000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00000568">
                <text:p>0.0000000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0000057">
                <text:p>0.000000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00000572">
                <text:p>0.000000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00000574">
                <text:p>0.0000000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00000576">
                <text:p>0.0000000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00000578">
                <text:p>0.0000000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0000058">
                <text:p>0.0000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00000582">
                <text:p>0.0000000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00000584">
                <text:p>0.0000000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00000586">
                <text:p>0.0000000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00000588">
                <text:p>0.0000000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0000059">
                <text:p>0.000000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00000592">
                <text:p>0.0000000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00000594">
                <text:p>0.0000000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00000596">
                <text:p>0.0000000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00000598">
                <text:p>0.0000000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00000602">
                <text:p>0.0000000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00000604">
                <text:p>0.000000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00000606">
                <text:p>0.0000000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00000608">
                <text:p>0.0000000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0000061">
                <text:p>0.00000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00000612">
                <text:p>0.0000000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00000614">
                <text:p>0.0000000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00000616">
                <text:p>0.0000000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00000618">
                <text:p>0.00000000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0000062">
                <text:p>0.000000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00000622">
                <text:p>0.0000000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00000624">
                <text:p>0.0000000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00000626">
                <text:p>0.0000000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00000628">
                <text:p>0.0000000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0000063">
                <text:p>0.000000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00000632">
                <text:p>0.0000000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00000634">
                <text:p>0.0000000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00000636">
                <text:p>0.0000000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00000638">
                <text:p>0.0000000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0000064">
                <text:p>0.000000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00000642">
                <text:p>0.0000000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00000644">
                <text:p>0.000000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00000646">
                <text:p>0.0000000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00000648">
                <text:p>0.0000000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0000065">
                <text:p>0.000000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00000652">
                <text:p>0.0000000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00000654">
                <text:p>0.0000000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00000656">
                <text:p>0.0000000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00000658">
                <text:p>0.0000000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0000066">
                <text:p>0.000000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00000662">
                <text:p>0.000000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00000664">
                <text:p>0.000000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00000666">
                <text:p>0.0000000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00000668">
                <text:p>0.0000000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00000067">
                <text:p>0.000000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000000672">
                <text:p>0.0000000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000000674">
                <text:p>0.0000000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000000676">
                <text:p>0.0000000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00000678">
                <text:p>0.0000000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000068">
                <text:p>0.000000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0000682">
                <text:p>0.0000000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0000684">
                <text:p>0.0000000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00000686">
                <text:p>0.0000000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00000688">
                <text:p>0.0000000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000069">
                <text:p>0.000000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00000692">
                <text:p>0.0000000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0000694">
                <text:p>0.0000000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0000696">
                <text:p>0.0000000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0000698">
                <text:p>0.0000000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0000702">
                <text:p>0.0000000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0000704">
                <text:p>0.0000000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0000706">
                <text:p>0.0000000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0000708">
                <text:p>0.00000000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000071">
                <text:p>0.000000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0000712">
                <text:p>0.0000000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0000714">
                <text:p>0.000000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0000716">
                <text:p>0.000000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0000718">
                <text:p>0.0000000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000072">
                <text:p>0.000000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0000722">
                <text:p>0.0000000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00000724">
                <text:p>0.0000000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00000726">
                <text:p>0.00000000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00000728">
                <text:p>0.0000000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0000073">
                <text:p>0.00000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00000732">
                <text:p>0.0000000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00000734">
                <text:p>0.0000000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0000736">
                <text:p>0.0000000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00000738">
                <text:p>0.00000000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0000074">
                <text:p>0.000000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00000742">
                <text:p>0.0000000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00000744">
                <text:p>0.0000000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00000746">
                <text:p>0.0000000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00000748">
                <text:p>0.0000000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0000075">
                <text:p>0.000000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00000752">
                <text:p>0.0000000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00000754">
                <text:p>0.0000000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00000756">
                <text:p>0.0000000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00000758">
                <text:p>0.0000000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0000076">
                <text:p>0.000000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00000762">
                <text:p>0.00000000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00000764">
                <text:p>0.00000000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00000766">
                <text:p>0.0000000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00000768">
                <text:p>0.00000000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0000077">
                <text:p>0.0000000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00000772">
                <text:p>0.000000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00000774">
                <text:p>0.0000000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00000776">
                <text:p>0.0000000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00000778">
                <text:p>0.0000000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0000078">
                <text:p>0.000000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00000782">
                <text:p>0.0000000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00000784">
                <text:p>0.0000000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00000786">
                <text:p>0.00000000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00000788">
                <text:p>0.00000000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0000079">
                <text:p>0.000000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00000792">
                <text:p>0.0000000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000000794">
                <text:p>0.0000000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000000796">
                <text:p>0.0000000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00000798">
                <text:p>0.0000000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00000802">
                <text:p>0.0000000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00000804">
                <text:p>0.0000000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00000806">
                <text:p>0.0000000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00000808">
                <text:p>0.0000000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0000081">
                <text:p>0.000000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00000812">
                <text:p>0.0000000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00000814">
                <text:p>0.00000000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00000816">
                <text:p>0.0000000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00000818">
                <text:p>0.0000000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0000082">
                <text:p>0.000000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00000822">
                <text:p>0.0000000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00000824">
                <text:p>0.0000000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00000826">
                <text:p>0.0000000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00000828">
                <text:p>0.0000000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0000083">
                <text:p>0.000000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00000832">
                <text:p>0.00000000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00000834">
                <text:p>0.0000000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00000836">
                <text:p>0.0000000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00000838">
                <text:p>0.0000000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0000084">
                <text:p>0.000000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00000842">
                <text:p>0.00000000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00000844">
                <text:p>0.0000000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00000846">
                <text:p>0.0000000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00000848">
                <text:p>0.0000000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00000085">
                <text:p>0.000000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000000852">
                <text:p>0.0000000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00000854">
                <text:p>0.0000000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00000856">
                <text:p>0.00000000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00000858">
                <text:p>0.0000000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0000086">
                <text:p>0.000000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00000862">
                <text:p>0.0000000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00000864">
                <text:p>0.0000000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00000866">
                <text:p>0.0000000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00000868">
                <text:p>0.0000000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00000087">
                <text:p>0.000000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000000872">
                <text:p>0.0000000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00000874">
                <text:p>0.0000000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000000876">
                <text:p>0.0000000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000000878">
                <text:p>0.0000000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0000088">
                <text:p>0.00000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000000882">
                <text:p>0.0000000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000000884">
                <text:p>0.0000000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000000886">
                <text:p>0.0000000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000000888">
                <text:p>0.0000000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00000089">
                <text:p>0.000000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000000892">
                <text:p>0.0000000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00000894">
                <text:p>0.0000000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000000896">
                <text:p>0.00000000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000000898">
                <text:p>0.0000000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000000902">
                <text:p>0.0000000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000000904">
                <text:p>0.0000000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000000906">
                <text:p>0.0000000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000000908">
                <text:p>0.0000000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00000091">
                <text:p>0.000000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000000912">
                <text:p>0.00000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000000914">
                <text:p>0.0000000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000000916">
                <text:p>0.0000000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000000918">
                <text:p>0.0000000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00000092">
                <text:p>0.000000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000000922">
                <text:p>0.0000000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000000924">
                <text:p>0.0000000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000000926">
                <text:p>0.0000000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000000928">
                <text:p>0.0000000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00000093">
                <text:p>0.000000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000000932">
                <text:p>0.0000000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000000934">
                <text:p>0.0000000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000000936">
                <text:p>0.00000000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000000938">
                <text:p>0.0000000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00000094">
                <text:p>0.000000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000000942">
                <text:p>0.0000000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000000944">
                <text:p>0.0000000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000000946">
                <text:p>0.0000000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000000948">
                <text:p>0.0000000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00000095">
                <text:p>0.000000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000000952">
                <text:p>0.0000000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000000954">
                <text:p>0.0000000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000000956">
                <text:p>0.0000000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000000958">
                <text:p>0.0000000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00000096">
                <text:p>0.000000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000000962">
                <text:p>0.0000000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000000964">
                <text:p>0.0000000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000000966">
                <text:p>0.0000000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000000968">
                <text:p>0.0000000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00000097">
                <text:p>0.000000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000000972">
                <text:p>0.0000000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000000974">
                <text:p>0.0000000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000000976">
                <text:p>0.00000000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000000978">
                <text:p>0.0000000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00000098">
                <text:p>0.000000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000000982">
                <text:p>0.00000000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00000984">
                <text:p>0.0000000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000000986">
                <text:p>0.0000000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000000988">
                <text:p>0.0000000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00000099">
                <text:p>0.000000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000000992">
                <text:p>0.0000000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000000994">
                <text:p>0.00000000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000000996">
                <text:p>0.00000000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00000998">
                <text:p>0.00000000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000001">
                <text:p>0.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000001002">
                <text:p>0.0000000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000001004">
                <text:p>0.0000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000001006">
                <text:p>0.0000000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000001008">
                <text:p>0.0000000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00000101">
                <text:p>0.000000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000001012">
                <text:p>0.000000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000001014">
                <text:p>0.0000000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000001016">
                <text:p>0.0000000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000001018">
                <text:p>0.0000000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00000102">
                <text:p>0.000000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000001022">
                <text:p>0.0000000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000001024">
                <text:p>0.0000000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000001026">
                <text:p>0.0000000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000001028">
                <text:p>0.0000000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00000103">
                <text:p>0.000000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000001032">
                <text:p>0.00000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000001034">
                <text:p>0.0000000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000001036">
                <text:p>0.000000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000001038">
                <text:p>0.0000000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00000104">
                <text:p>0.000000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000001042">
                <text:p>0.0000000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000001044">
                <text:p>0.0000000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000001046">
                <text:p>0.0000000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000001048">
                <text:p>0.0000000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00000105">
                <text:p>0.000000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000001052">
                <text:p>0.0000000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000001054">
                <text:p>0.0000000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000001056">
                <text:p>0.0000000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000001058">
                <text:p>0.000000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00000106">
                <text:p>0.000000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000001062">
                <text:p>0.0000000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000001064">
                <text:p>0.0000000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000001066">
                <text:p>0.0000000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000001068">
                <text:p>0.0000000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00000107">
                <text:p>0.000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000001072">
                <text:p>0.0000000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000001074">
                <text:p>0.000000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000001076">
                <text:p>0.0000000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000001078">
                <text:p>0.0000000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00000108">
                <text:p>0.000000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000001082">
                <text:p>0.0000000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000001084">
                <text:p>0.0000000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000001086">
                <text:p>0.0000000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000001088">
                <text:p>0.0000000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00000109">
                <text:p>0.00000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000001092">
                <text:p>0.0000000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000001094">
                <text:p>0.0000000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0000001096">
                <text:p>0.0000000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000001098">
                <text:p>0.0000000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0000011">
                <text:p>0.000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000001102">
                <text:p>0.000000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000001104">
                <text:p>0.000000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000001106">
                <text:p>0.0000000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000001108">
                <text:p>0.0000000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00000111">
                <text:p>0.000000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000001112">
                <text:p>0.000000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000001114">
                <text:p>0.000000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000001116">
                <text:p>0.0000000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000001118">
                <text:p>0.0000000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00000112">
                <text:p>0.0000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000001122">
                <text:p>0.0000000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000001124">
                <text:p>0.0000000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000001126">
                <text:p>0.0000000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000001128">
                <text:p>0.0000000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00000113">
                <text:p>0.000000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000001132">
                <text:p>0.0000000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000001134">
                <text:p>0.0000000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000001136">
                <text:p>0.0000000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000001138">
                <text:p>0.0000000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00000114">
                <text:p>0.000000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000001142">
                <text:p>0.0000000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000001144">
                <text:p>0.0000000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0000001146">
                <text:p>0.0000000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000001148">
                <text:p>0.0000000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000000115">
                <text:p>0.000000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0000001152">
                <text:p>0.0000000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0000001154">
                <text:p>0.0000000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0000001156">
                <text:p>0.0000000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0000001158">
                <text:p>0.0000000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000000116">
                <text:p>0.000000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0000001162">
                <text:p>0.0000000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0000001164">
                <text:p>0.0000000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0000001166">
                <text:p>0.0000000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0000001168">
                <text:p>0.0000000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000000117">
                <text:p>0.00000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0000001172">
                <text:p>0.0000000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0000001174">
                <text:p>0.0000000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0000001176">
                <text:p>0.0000000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0000001178">
                <text:p>0.0000000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000000118">
                <text:p>0.0000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0000001182">
                <text:p>0.0000000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0000001184">
                <text:p>0.0000000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0000001186">
                <text:p>0.0000000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0000001188">
                <text:p>0.0000000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000000119">
                <text:p>0.0000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0000001192">
                <text:p>0.0000000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0000001194">
                <text:p>0.0000000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0000001196">
                <text:p>0.0000000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0000001198">
                <text:p>0.0000000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00000012">
                <text:p>0.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0000001202">
                <text:p>0.0000000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0000001204">
                <text:p>0.0000000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0000001206">
                <text:p>0.0000000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0000001208">
                <text:p>0.0000000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000000121">
                <text:p>0.0000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0000001212">
                <text:p>0.0000000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0000001214">
                <text:p>0.0000000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0000001216">
                <text:p>0.0000000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0000001218">
                <text:p>0.0000000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000000122">
                <text:p>0.000000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0000001222">
                <text:p>0.0000000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0000001224">
                <text:p>0.0000000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0000001226">
                <text:p>0.000000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0000001228">
                <text:p>0.0000000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000000123">
                <text:p>0.000000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0000001232">
                <text:p>0.0000000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0000001234">
                <text:p>0.0000000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0000001236">
                <text:p>0.0000000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0000001238">
                <text:p>0.0000000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000000124">
                <text:p>0.0000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0000001242">
                <text:p>0.0000000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0000001244">
                <text:p>0.0000000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0000001246">
                <text:p>0.0000000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0000001248">
                <text:p>0.0000000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0000001252">
                <text:p>0.0000000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0000001254">
                <text:p>0.0000000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0000001256">
                <text:p>0.0000000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0000001258">
                <text:p>0.0000000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000000126">
                <text:p>0.0000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0000001262">
                <text:p>0.0000000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0000001264">
                <text:p>0.000000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0000001266">
                <text:p>0.0000000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0000001268">
                <text:p>0.0000000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000000127">
                <text:p>0.000000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0000001272">
                <text:p>0.0000000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0000001274">
                <text:p>0.0000000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0000001276">
                <text:p>0.0000000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0000001278">
                <text:p>0.0000000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000000128">
                <text:p>0.000000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0000001282">
                <text:p>0.0000000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000001284">
                <text:p>0.0000000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000001286">
                <text:p>0.0000000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000001288">
                <text:p>0.0000000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000000129">
                <text:p>0.0000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0000001292">
                <text:p>0.0000000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0000001294">
                <text:p>0.0000000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0000001296">
                <text:p>0.0000000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0000001298">
                <text:p>0.0000000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00000013">
                <text:p>0.0000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0000001302">
                <text:p>0.0000000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0000001304">
                <text:p>0.0000000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0000001306">
                <text:p>0.0000000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0000001308">
                <text:p>0.0000000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000000131">
                <text:p>0.000000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0000001312">
                <text:p>0.0000000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0000001314">
                <text:p>0.0000000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0000001316">
                <text:p>0.0000000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0000001318">
                <text:p>0.0000000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000000132">
                <text:p>0.00000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0000001322">
                <text:p>0.0000000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0000001324">
                <text:p>0.0000000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0000001326">
                <text:p>0.0000000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0000001328">
                <text:p>0.0000000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000000133">
                <text:p>0.0000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0000001332">
                <text:p>0.0000000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0000001334">
                <text:p>0.0000000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0000001336">
                <text:p>0.0000000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0000001338">
                <text:p>0.0000000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000000134">
                <text:p>0.000000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0000001342">
                <text:p>0.0000000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0000001344">
                <text:p>0.0000000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0000001346">
                <text:p>0.0000000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0000001348">
                <text:p>0.0000000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000000135">
                <text:p>0.00000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0000001352">
                <text:p>0.0000000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0000001354">
                <text:p>0.0000000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0000001356">
                <text:p>0.0000000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0000001358">
                <text:p>0.0000000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000000136">
                <text:p>0.00000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0000001362">
                <text:p>0.0000000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0000001364">
                <text:p>0.0000000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0000001366">
                <text:p>0.0000000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0000001368">
                <text:p>0.0000000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000000137">
                <text:p>0.0000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0000001372">
                <text:p>0.0000000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0000001374">
                <text:p>0.0000000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000001376">
                <text:p>0.0000000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0000001378">
                <text:p>0.0000000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000000138">
                <text:p>0.00000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000001382">
                <text:p>0.0000000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0000001384">
                <text:p>0.0000000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0000001386">
                <text:p>0.0000000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0000001388">
                <text:p>0.0000000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0000001392">
                <text:p>0.0000000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0000001394">
                <text:p>0.0000000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0000001396">
                <text:p>0.0000000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0000001398">
                <text:p>0.0000000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00000014">
                <text:p>0.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0000001402">
                <text:p>0.0000000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0000001404">
                <text:p>0.0000000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000001406">
                <text:p>0.0000000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0000001408">
                <text:p>0.0000000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000000141">
                <text:p>0.000000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0000001412">
                <text:p>0.0000000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0000001414">
                <text:p>0.0000000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0000001416">
                <text:p>0.0000000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0000001418">
                <text:p>0.0000000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000000142">
                <text:p>0.0000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0000001422">
                <text:p>0.0000000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0000001424">
                <text:p>0.0000000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0000001426">
                <text:p>0.0000000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0000001428">
                <text:p>0.0000000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000000143">
                <text:p>0.000000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0000001432">
                <text:p>0.0000000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0000001434">
                <text:p>0.0000000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0000001436">
                <text:p>0.0000000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0000001438">
                <text:p>0.0000000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000000144">
                <text:p>0.00000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0000001442">
                <text:p>0.0000000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0000001444">
                <text:p>0.0000000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0000001446">
                <text:p>0.0000000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0000001448">
                <text:p>0.0000000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000000145">
                <text:p>0.000000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0000001452">
                <text:p>0.0000000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0000001454">
                <text:p>0.0000000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0000001456">
                <text:p>0.0000000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0000001458">
                <text:p>0.0000000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000000146">
                <text:p>0.0000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0000001462">
                <text:p>0.0000000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0000001464">
                <text:p>0.0000000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0000001466">
                <text:p>0.0000000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0000001468">
                <text:p>0.0000000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000000147">
                <text:p>0.000000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0000001472">
                <text:p>0.0000000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0000001474">
                <text:p>0.0000000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0000001476">
                <text:p>0.0000000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0000001478">
                <text:p>0.0000000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000000148">
                <text:p>0.00000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0000001482">
                <text:p>0.0000000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0000001484">
                <text:p>0.0000000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0000001486">
                <text:p>0.0000000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0000001488">
                <text:p>0.0000000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000000149">
                <text:p>0.000000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0000001492">
                <text:p>0.0000000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0000001494">
                <text:p>0.0000000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0000001496">
                <text:p>0.0000000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0000001498">
                <text:p>0.0000000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00000015">
                <text:p>0.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0000001502">
                <text:p>0.0000000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0000001504">
                <text:p>0.0000000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0000001506">
                <text:p>0.0000000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0000001508">
                <text:p>0.0000000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000000151">
                <text:p>0.000000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0000001512">
                <text:p>0.0000000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0000001514">
                <text:p>0.0000000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0000001516">
                <text:p>0.0000000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0000001518">
                <text:p>0.0000000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000000152">
                <text:p>0.000000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0000001522">
                <text:p>0.0000000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0000001524">
                <text:p>0.0000000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0000001526">
                <text:p>0.0000000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0000001528">
                <text:p>0.0000000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000000153">
                <text:p>0.0000000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0000001532">
                <text:p>0.0000000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0000001534">
                <text:p>0.0000000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0000001536">
                <text:p>0.0000000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0000001538">
                <text:p>0.0000000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000000154">
                <text:p>0.000000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0000001542">
                <text:p>0.0000000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0000001544">
                <text:p>0.0000000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0000001546">
                <text:p>0.0000000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0000001548">
                <text:p>0.0000000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000000155">
                <text:p>0.000000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0000001552">
                <text:p>0.0000000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0000001554">
                <text:p>0.0000000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0000001556">
                <text:p>0.0000000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0000001558">
                <text:p>0.0000000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000000156">
                <text:p>0.000000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0000001562">
                <text:p>0.0000000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0000001564">
                <text:p>0.0000000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0000001566">
                <text:p>0.0000000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0000001568">
                <text:p>0.0000000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000000157">
                <text:p>0.0000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0000001572">
                <text:p>0.0000000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0000001574">
                <text:p>0.0000000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0000001576">
                <text:p>0.0000000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0000001578">
                <text:p>0.0000000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000000158">
                <text:p>0.000000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0000001582">
                <text:p>0.0000000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000001584">
                <text:p>0.0000000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0000001586">
                <text:p>0.0000000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000001588">
                <text:p>0.0000000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000000159">
                <text:p>0.00000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0000001592">
                <text:p>0.0000000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0000001594">
                <text:p>0.0000000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0000001596">
                <text:p>0.0000000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0000001602">
                <text:p>0.0000000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0000001604">
                <text:p>0.0000000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0000001606">
                <text:p>0.0000000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0000001608">
                <text:p>0.0000000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000000161">
                <text:p>0.00000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0000001612">
                <text:p>0.0000000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0000001614">
                <text:p>0.0000000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0000001616">
                <text:p>0.0000000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0000001618">
                <text:p>0.0000000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000000162">
                <text:p>0.000000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0000001622">
                <text:p>0.0000000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0000001624">
                <text:p>0.0000000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0000001626">
                <text:p>0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0000001628">
                <text:p>0.00000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000000163">
                <text:p>0.000000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0000001632">
                <text:p>0.0000000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0000001634">
                <text:p>0.0000000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0000001636">
                <text:p>0.0000000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0000001638">
                <text:p>0.0000000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000000164">
                <text:p>0.00000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0000001642">
                <text:p>0.0000000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0000001644">
                <text:p>0.0000000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0000001646">
                <text:p>0.0000000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0000001648">
                <text:p>0.00000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000000165">
                <text:p>0.000000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0000001652">
                <text:p>0.0000000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0000001654">
                <text:p>0.0000000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0000001656">
                <text:p>0.0000000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0000001658">
                <text:p>0.0000000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000000166">
                <text:p>0.000000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0000001662">
                <text:p>0.0000000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0000001664">
                <text:p>0.0000000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0000001666">
                <text:p>0.0000000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0000001668">
                <text:p>0.0000000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000000167">
                <text:p>0.000000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0000001672">
                <text:p>0.0000000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0000001674">
                <text:p>0.0000000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0000001676">
                <text:p>0.0000000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0000001678">
                <text:p>0.0000000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000000168">
                <text:p>0.000000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0000001682">
                <text:p>0.0000000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0000001684">
                <text:p>0.0000000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0000001686">
                <text:p>0.0000000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0000001688">
                <text:p>0.0000000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000000169">
                <text:p>0.00000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0000001692">
                <text:p>0.0000000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0000001694">
                <text:p>0.0000000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0000001696">
                <text:p>0.0000000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0000001698">
                <text:p>0.0000000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00000017">
                <text:p>0.0000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0000001702">
                <text:p>0.000000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0000001704">
                <text:p>0.0000000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0000001706">
                <text:p>0.0000000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0000001708">
                <text:p>0.0000000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000000171">
                <text:p>0.000000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0000001712">
                <text:p>0.0000000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0000001714">
                <text:p>0.0000000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0000001716">
                <text:p>0.0000000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0000001718">
                <text:p>0.0000000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000000172">
                <text:p>0.000000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0000001722">
                <text:p>0.0000000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0000001724">
                <text:p>0.0000000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0000001726">
                <text:p>0.0000000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0000001728">
                <text:p>0.0000000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000000173">
                <text:p>0.000000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0000001732">
                <text:p>0.0000000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0000001734">
                <text:p>0.0000000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0000001736">
                <text:p>0.0000000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0000001738">
                <text:p>0.0000000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000000174">
                <text:p>0.000000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0000001742">
                <text:p>0.0000000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0000001744">
                <text:p>0.0000000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0000001746">
                <text:p>0.0000000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0000001748">
                <text:p>0.0000000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000000175">
                <text:p>0.000000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0000001752">
                <text:p>0.0000000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0000001754">
                <text:p>0.000000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0000001756">
                <text:p>0.0000000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0000001758">
                <text:p>0.0000000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000000176">
                <text:p>0.000000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0000001762">
                <text:p>0.0000000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0000001764">
                <text:p>0.0000000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0000001766">
                <text:p>0.0000000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0000001768">
                <text:p>0.0000000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000000177">
                <text:p>0.000000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0000001772">
                <text:p>0.0000000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0000001774">
                <text:p>0.0000000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0000001776">
                <text:p>0.0000000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0000001778">
                <text:p>0.0000000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000000178">
                <text:p>0.00000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0000001782">
                <text:p>0.0000000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0000001784">
                <text:p>0.0000000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0000001786">
                <text:p>0.0000000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0000001788">
                <text:p>0.0000000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000000179">
                <text:p>0.000000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0000001792">
                <text:p>0.0000000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0000001794">
                <text:p>0.0000000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0000001796">
                <text:p>0.0000000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0000001798">
                <text:p>0.0000000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00000018">
                <text:p>0.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0000001802">
                <text:p>0.000000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0000001804">
                <text:p>0.0000000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0000001806">
                <text:p>0.0000000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0000001808">
                <text:p>0.0000000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000000181">
                <text:p>0.000000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0000001812">
                <text:p>0.0000000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0000001814">
                <text:p>0.0000000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0000001816">
                <text:p>0.0000000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0000001818">
                <text:p>0.0000000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000000182">
                <text:p>0.0000000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0000001822">
                <text:p>0.0000000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0000001824">
                <text:p>0.0000000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0000001826">
                <text:p>0.0000000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0000001828">
                <text:p>0.0000000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000000183">
                <text:p>0.000000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0000001832">
                <text:p>0.0000000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0000001834">
                <text:p>0.0000000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0000001836">
                <text:p>0.0000000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0000001838">
                <text:p>0.0000000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000000184">
                <text:p>0.00000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0000001842">
                <text:p>0.0000000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0000001844">
                <text:p>0.0000000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0000001846">
                <text:p>0.0000000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0000001848">
                <text:p>0.0000000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000000185">
                <text:p>0.000000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0000001852">
                <text:p>0.0000000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0000001854">
                <text:p>0.0000000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0000001856">
                <text:p>0.0000000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0000001858">
                <text:p>0.0000000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000000186">
                <text:p>0.000000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0000001862">
                <text:p>0.0000000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0000001864">
                <text:p>0.0000000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0000001866">
                <text:p>0.0000000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0000001868">
                <text:p>0.0000000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000000187">
                <text:p>0.000000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0000001872">
                <text:p>0.0000000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0000001874">
                <text:p>0.0000000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0000001876">
                <text:p>0.0000000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0000001878">
                <text:p>0.0000000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000000188">
                <text:p>0.00000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0000001882">
                <text:p>0.0000000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0000001884">
                <text:p>0.0000000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0000001886">
                <text:p>0.0000000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0000001888">
                <text:p>0.0000000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000000189">
                <text:p>0.000000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0000001892">
                <text:p>0.0000000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0000001894">
                <text:p>0.0000000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0000001896">
                <text:p>0.0000000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0000001898">
                <text:p>0.0000000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00000019">
                <text:p>0.00000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0000001902">
                <text:p>0.0000000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0000001904">
                <text:p>0.0000000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0000001906">
                <text:p>0.0000000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0000001908">
                <text:p>0.0000000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000000191">
                <text:p>0.000000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0000001912">
                <text:p>0.0000000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0000001914">
                <text:p>0.0000000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0000001916">
                <text:p>0.0000000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0000001918">
                <text:p>0.0000000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000000192">
                <text:p>0.000000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0000001922">
                <text:p>0.0000000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0000001924">
                <text:p>0.0000000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0000001926">
                <text:p>0.0000000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0000001928">
                <text:p>0.0000000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000000193">
                <text:p>0.000000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0000001932">
                <text:p>0.0000000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0000001934">
                <text:p>0.0000000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0000001936">
                <text:p>0.0000000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0000001938">
                <text:p>0.0000000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000000194">
                <text:p>0.00000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0000001942">
                <text:p>0.0000000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0000001944">
                <text:p>0.0000000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0000001946">
                <text:p>0.0000000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0000001948">
                <text:p>0.0000000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000000195">
                <text:p>0.000000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0000001952">
                <text:p>0.0000000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0000001954">
                <text:p>0.0000000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0000001956">
                <text:p>0.0000000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0000001958">
                <text:p>0.0000000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000000196">
                <text:p>0.000000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0000001962">
                <text:p>0.0000000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0000001964">
                <text:p>0.0000000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0000001966">
                <text:p>0.0000000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0000001968">
                <text:p>0.0000000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000000197">
                <text:p>0.000000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0000001972">
                <text:p>0.0000000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0000001974">
                <text:p>0.0000000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0000001976">
                <text:p>0.0000000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0000001978">
                <text:p>0.0000000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000000198">
                <text:p>0.000000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0000001982">
                <text:p>0.0000000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0000001984">
                <text:p>0.0000000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0000001986">
                <text:p>0.0000000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0000001988">
                <text:p>0.0000000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000000199">
                <text:p>0.00000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0000001992">
                <text:p>0.0000000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0000001994">
                <text:p>0.0000000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0000001996">
                <text:p>0.0000000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0000001998">
                <text:p>0.0000000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0000002">
                <text:p>0.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0000002002">
                <text:p>0.0000000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000002004">
                <text:p>0.0000000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0000002006">
                <text:p>0.0000000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0000002008">
                <text:p>0.0000000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000000201">
                <text:p>0.000000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0000002012">
                <text:p>0.0000000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0000002014">
                <text:p>0.0000000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0000002016">
                <text:p>0.0000000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0000002018">
                <text:p>0.0000000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000000202">
                <text:p>0.000000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0000002022">
                <text:p>0.0000000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0000002024">
                <text:p>0.0000000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0000002026">
                <text:p>0.0000000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0000002028">
                <text:p>0.0000000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000000203">
                <text:p>0.000000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0000002032">
                <text:p>0.0000000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0000002034">
                <text:p>0.0000000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0000002036">
                <text:p>0.0000000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0000002038">
                <text:p>0.0000000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000000204">
                <text:p>0.000000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0000002042">
                <text:p>0.0000000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0000002044">
                <text:p>0.0000000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0000002046">
                <text:p>0.0000000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0000002048">
                <text:p>0.0000000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000000205">
                <text:p>0.000000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0000002052">
                <text:p>0.0000000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0000002054">
                <text:p>0.0000000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0000002056">
                <text:p>0.0000000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0000002058">
                <text:p>0.0000000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000000206">
                <text:p>0.0000000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0000002062">
                <text:p>0.000000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0000002064">
                <text:p>0.0000000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0000002066">
                <text:p>0.0000000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0000002068">
                <text:p>0.0000000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000000207">
                <text:p>0.000000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0000002072">
                <text:p>0.0000000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0000002074">
                <text:p>0.0000000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0000002076">
                <text:p>0.0000000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0000002078">
                <text:p>0.0000000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000000208">
                <text:p>0.000000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0000002082">
                <text:p>0.0000000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0000002084">
                <text:p>0.0000000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0000002086">
                <text:p>0.0000000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0000002088">
                <text:p>0.0000000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000000209">
                <text:p>0.000000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0000002092">
                <text:p>0.0000000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0000002094">
                <text:p>0.0000000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0000002096">
                <text:p>0.0000000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0000002098">
                <text:p>0.0000000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00000021">
                <text:p>0.00000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0000002102">
                <text:p>0.0000000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0000002104">
                <text:p>0.0000000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0000002106">
                <text:p>0.0000000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0000002108">
                <text:p>0.0000000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000000211">
                <text:p>0.0000000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0000002112">
                <text:p>0.0000000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0000002114">
                <text:p>0.0000000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0000002116">
                <text:p>0.0000000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0000002118">
                <text:p>0.0000000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000000212">
                <text:p>0.000000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0000002122">
                <text:p>0.0000000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0000002124">
                <text:p>0.0000000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0000002126">
                <text:p>0.0000000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0000002128">
                <text:p>0.0000000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000000213">
                <text:p>0.000000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0000002132">
                <text:p>0.0000000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0000002134">
                <text:p>0.0000000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0000002136">
                <text:p>0.0000000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0000002138">
                <text:p>0.0000000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000000214">
                <text:p>0.0000000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0000002142">
                <text:p>0.0000000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0000002144">
                <text:p>0.0000000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0000002146">
                <text:p>0.0000000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0000002148">
                <text:p>0.0000000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000000215">
                <text:p>0.000000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0000002152">
                <text:p>0.0000000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0000002154">
                <text:p>0.0000000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0000002156">
                <text:p>0.0000000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0000002158">
                <text:p>0.0000000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000000216">
                <text:p>0.000000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0000002162">
                <text:p>0.0000000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0000002164">
                <text:p>0.0000000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0000002166">
                <text:p>0.0000000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0000002168">
                <text:p>0.0000000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000000217">
                <text:p>0.000000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0000002172">
                <text:p>0.0000000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0000002174">
                <text:p>0.0000000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0000002176">
                <text:p>0.0000000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0000002178">
                <text:p>0.0000000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000000218">
                <text:p>0.000000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0000002182">
                <text:p>0.0000000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0000002184">
                <text:p>0.0000000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0000002186">
                <text:p>0.0000000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0000002188">
                <text:p>0.0000000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000000219">
                <text:p>0.00000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0000002192">
                <text:p>0.0000000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0000002194">
                <text:p>0.0000000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0000002196">
                <text:p>0.0000000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0000002198">
                <text:p>0.0000000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00000022">
                <text:p>0.0000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0000002202">
                <text:p>0.0000000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0000002204">
                <text:p>0.00000002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0000002206">
                <text:p>0.0000000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0000002208">
                <text:p>0.0000000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000000221">
                <text:p>0.0000000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0000002212">
                <text:p>0.00000002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0000002214">
                <text:p>0.0000000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0000002216">
                <text:p>0.0000000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0000002218">
                <text:p>0.0000000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000000222">
                <text:p>0.000000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0000002222">
                <text:p>0.0000000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0000002224">
                <text:p>0.00000002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0000002226">
                <text:p>0.0000000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0000002228">
                <text:p>0.0000000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000000223">
                <text:p>0.000000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0000002232">
                <text:p>0.0000000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0000002234">
                <text:p>0.0000000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0000002236">
                <text:p>0.0000000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0000002238">
                <text:p>0.0000000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000000224">
                <text:p>0.000000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0000002242">
                <text:p>0.0000000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0000002244">
                <text:p>0.0000000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00000002246">
                <text:p>0.0000000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00000002248">
                <text:p>0.0000000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00000002252">
                <text:p>0.0000000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00000002254">
                <text:p>0.0000000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00000002256">
                <text:p>0.0000000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00000002258">
                <text:p>0.0000000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0000000226">
                <text:p>0.000000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00000002262">
                <text:p>0.0000000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00000002264">
                <text:p>0.0000000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00000002266">
                <text:p>0.0000000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00000002268">
                <text:p>0.0000000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0000000227">
                <text:p>0.000000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00000002272">
                <text:p>0.0000000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00000002274">
                <text:p>0.0000000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00000002276">
                <text:p>0.0000000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00000002278">
                <text:p>0.0000000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0000000228">
                <text:p>0.000000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00000002282">
                <text:p>0.0000000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00000002284">
                <text:p>0.0000000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00000002286">
                <text:p>0.00000002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00000002288">
                <text:p>0.0000000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0000000229">
                <text:p>0.000000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00000002292">
                <text:p>0.0000000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00000002294">
                <text:p>0.0000000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00000002296">
                <text:p>0.0000000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00000002298">
                <text:p>0.0000000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000000023">
                <text:p>0.000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00000002302">
                <text:p>0.0000000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00000002304">
                <text:p>0.0000000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00000002306">
                <text:p>0.0000000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00000002308">
                <text:p>0.000000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0000000231">
                <text:p>0.000000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00000002312">
                <text:p>0.0000000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00000002314">
                <text:p>0.0000000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00000002316">
                <text:p>0.0000000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00000002318">
                <text:p>0.0000000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0000000232">
                <text:p>0.000000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00000002322">
                <text:p>0.00000002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0000002324">
                <text:p>0.00000002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0000002326">
                <text:p>0.0000000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00000002328">
                <text:p>0.0000000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0000000233">
                <text:p>0.000000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00000002332">
                <text:p>0.0000000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00000002334">
                <text:p>0.0000000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00000002336">
                <text:p>0.0000000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00000002338">
                <text:p>0.0000000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0000000234">
                <text:p>0.000000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00000002342">
                <text:p>0.0000000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00000002344">
                <text:p>0.000000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00000002346">
                <text:p>0.0000000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00000002348">
                <text:p>0.0000000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0000000235">
                <text:p>0.000000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00000002352">
                <text:p>0.0000000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00000002354">
                <text:p>0.0000000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00000002356">
                <text:p>0.00000002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00000002358">
                <text:p>0.0000000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0000000236">
                <text:p>0.000000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00000002362">
                <text:p>0.00000002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00000002364">
                <text:p>0.0000000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00000002366">
                <text:p>0.0000000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00000002368">
                <text:p>0.0000000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0000000237">
                <text:p>0.00000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00000002372">
                <text:p>0.0000000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00000002374">
                <text:p>0.0000000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00000002376">
                <text:p>0.0000000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00000002378">
                <text:p>0.0000000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0000000238">
                <text:p>0.000000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00000002382">
                <text:p>0.0000000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00000002384">
                <text:p>0.0000000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00000002386">
                <text:p>0.0000000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00000002388">
                <text:p>0.0000000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0000000239">
                <text:p>0.000000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00000002392">
                <text:p>0.0000000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00000002394">
                <text:p>0.0000000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00000002396">
                <text:p>0.0000000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00000002398">
                <text:p>0.0000000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000000024">
                <text:p>0.0000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00000002402">
                <text:p>0.0000000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0000002404">
                <text:p>0.00000002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00000002406">
                <text:p>0.0000000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00000002408">
                <text:p>0.00000002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0000000241">
                <text:p>0.000000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00000002412">
                <text:p>0.0000000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00000002414">
                <text:p>0.0000000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00000002416">
                <text:p>0.0000000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00000002418">
                <text:p>0.0000000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0000000242">
                <text:p>0.000000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00000002422">
                <text:p>0.0000000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00000002424">
                <text:p>0.0000000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00000002426">
                <text:p>0.0000000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00000002428">
                <text:p>0.0000000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0000000243">
                <text:p>0.000000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00000002432">
                <text:p>0.0000000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00000002434">
                <text:p>0.0000000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00000002436">
                <text:p>0.0000000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00000002438">
                <text:p>0.0000000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0000000244">
                <text:p>0.000000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00000002442">
                <text:p>0.0000000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00000002444">
                <text:p>0.0000000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00000002446">
                <text:p>0.0000000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00000002448">
                <text:p>0.0000000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0000000245">
                <text:p>0.000000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00000002452">
                <text:p>0.0000000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00000002454">
                <text:p>0.0000000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00000002456">
                <text:p>0.0000000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00000002458">
                <text:p>0.0000000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0000000246">
                <text:p>0.000000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00000002462">
                <text:p>0.0000000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00000002464">
                <text:p>0.0000000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00000002466">
                <text:p>0.0000000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00000002468">
                <text:p>0.0000000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0000000247">
                <text:p>0.000000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00000002472">
                <text:p>0.0000000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00000002474">
                <text:p>0.0000000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00000002476">
                <text:p>0.0000000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00000002478">
                <text:p>0.0000000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0000000248">
                <text:p>0.000000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00000002482">
                <text:p>0.0000000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00000002484">
                <text:p>0.0000000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00000002486">
                <text:p>0.0000000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00000002488">
                <text:p>0.0000000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0000000249">
                <text:p>0.000000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00000002492">
                <text:p>0.0000000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00000002494">
                <text:p>0.0000000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00000002496">
                <text:p>0.00000002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00000002498">
                <text:p>0.00000002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000000025">
                <text:p>0.000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00000002502">
                <text:p>0.0000000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00000002504">
                <text:p>0.0000000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00000002506">
                <text:p>0.0000000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00000002508">
                <text:p>0.0000000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0000000251">
                <text:p>0.000000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00000002512">
                <text:p>0.0000000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00000002514">
                <text:p>0.0000000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00000002516">
                <text:p>0.00000002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00000002518">
                <text:p>0.0000000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0000000252">
                <text:p>0.000000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00000002522">
                <text:p>0.0000000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00000002524">
                <text:p>0.0000000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00000002526">
                <text:p>0.0000000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00000002528">
                <text:p>0.0000000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0000000253">
                <text:p>0.000000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00000002532">
                <text:p>0.0000000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00000002534">
                <text:p>0.0000000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00000002536">
                <text:p>0.00000002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00000002538">
                <text:p>0.0000000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0000000254">
                <text:p>0.000000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00000002542">
                <text:p>0.0000000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00000002544">
                <text:p>0.0000000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00000002546">
                <text:p>0.0000000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00000002548">
                <text:p>0.0000000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0000000255">
                <text:p>0.000000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00000002552">
                <text:p>0.0000000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00000002554">
                <text:p>0.0000000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00000002556">
                <text:p>0.0000000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00000002558">
                <text:p>0.0000000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0000000256">
                <text:p>0.000000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00000002562">
                <text:p>0.0000000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00000002564">
                <text:p>0.0000000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00000002566">
                <text:p>0.0000000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00000002568">
                <text:p>0.0000000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0000000257">
                <text:p>0.000000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00000002572">
                <text:p>0.0000000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00000002574">
                <text:p>0.0000000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00000002576">
                <text:p>0.00000002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00000002578">
                <text:p>0.0000000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0000000258">
                <text:p>0.000000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00000002582">
                <text:p>0.0000000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00000002584">
                <text:p>0.0000000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00000002586">
                <text:p>0.0000000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00000002588">
                <text:p>0.0000000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0000000259">
                <text:p>0.000000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00000002592">
                <text:p>0.0000000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00000002594">
                <text:p>0.0000000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00000002596">
                <text:p>0.0000000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00000002598">
                <text:p>0.0000000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000000026">
                <text:p>0.000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00000002602">
                <text:p>0.0000000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00000002604">
                <text:p>0.00000002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00000002606">
                <text:p>0.0000000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00000002608">
                <text:p>0.00000002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0000000261">
                <text:p>0.000000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00000002612">
                <text:p>0.0000000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00000002614">
                <text:p>0.0000000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00000002616">
                <text:p>0.0000000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00000002618">
                <text:p>0.0000000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0000000262">
                <text:p>0.000000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00000002622">
                <text:p>0.0000000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00000002624">
                <text:p>0.0000000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00000002626">
                <text:p>0.0000000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00000002628">
                <text:p>0.0000000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0000000263">
                <text:p>0.000000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00000002632">
                <text:p>0.0000000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00000002634">
                <text:p>0.0000000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00000002636">
                <text:p>0.0000000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00000002638">
                <text:p>0.0000000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0000000264">
                <text:p>0.00000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00000002642">
                <text:p>0.0000000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00000002644">
                <text:p>0.0000000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00000002646">
                <text:p>0.0000000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00000002648">
                <text:p>0.0000000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0000000265">
                <text:p>0.000000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00000002652">
                <text:p>0.0000000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00000002654">
                <text:p>0.0000000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00000002656">
                <text:p>0.0000000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00000002658">
                <text:p>0.00000002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0000000266">
                <text:p>0.000000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00000002662">
                <text:p>0.0000000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00000002664">
                <text:p>0.0000000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00000002666">
                <text:p>0.0000000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00000002668">
                <text:p>0.0000000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0000000267">
                <text:p>0.000000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00000002672">
                <text:p>0.0000000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00000002674">
                <text:p>0.0000000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00000002676">
                <text:p>0.0000000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00000002678">
                <text:p>0.0000000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0000000268">
                <text:p>0.0000000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00000002682">
                <text:p>0.0000000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00000002684">
                <text:p>0.0000000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00000002686">
                <text:p>0.00000002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00000002688">
                <text:p>0.0000000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0000000269">
                <text:p>0.000000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00000002692">
                <text:p>0.0000000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00000002694">
                <text:p>0.0000000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00000002696">
                <text:p>0.0000000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00000002698">
                <text:p>0.0000000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000000027">
                <text:p>0.00000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00000002702">
                <text:p>0.0000000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00000002704">
                <text:p>0.0000000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00000002706">
                <text:p>0.0000000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0000000271">
                <text:p>0.000000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00000002712">
                <text:p>0.0000000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00000002714">
                <text:p>0.0000000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00000002716">
                <text:p>0.0000000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00000002718">
                <text:p>0.0000000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0000000272">
                <text:p>0.000000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00000002722">
                <text:p>0.0000000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00000002724">
                <text:p>0.0000000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00000002726">
                <text:p>0.0000000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00000002728">
                <text:p>0.0000000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0000000273">
                <text:p>0.000000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00000002732">
                <text:p>0.0000000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00000002734">
                <text:p>0.0000000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00000002736">
                <text:p>0.0000000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00000002738">
                <text:p>0.0000000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0000000274">
                <text:p>0.000000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00000002742">
                <text:p>0.0000000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00000002744">
                <text:p>0.0000000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00000002746">
                <text:p>0.0000000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00000002748">
                <text:p>0.0000000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0000000275">
                <text:p>0.000000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00000002752">
                <text:p>0.0000000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00000002754">
                <text:p>0.0000000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00000002756">
                <text:p>0.00000002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00000002758">
                <text:p>0.0000000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0000000276">
                <text:p>0.000000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00000002762">
                <text:p>0.0000000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00000002764">
                <text:p>0.0000000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0000002766">
                <text:p>0.0000000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0000002768">
                <text:p>0.0000000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000000277">
                <text:p>0.000000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0000002772">
                <text:p>0.0000000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0000002774">
                <text:p>0.0000000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0000002776">
                <text:p>0.0000000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0000002778">
                <text:p>0.0000000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000000278">
                <text:p>0.000000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0000002782">
                <text:p>0.0000000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0000002784">
                <text:p>0.0000000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0000002786">
                <text:p>0.0000000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0000002788">
                <text:p>0.0000000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000000279">
                <text:p>0.000000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0000002792">
                <text:p>0.0000000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0000002794">
                <text:p>0.0000000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0000002796">
                <text:p>0.00000002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0000002798">
                <text:p>0.0000000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000000028">
                <text:p>0.0000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00000002802">
                <text:p>0.0000000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0000002804">
                <text:p>0.0000000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00000002806">
                <text:p>0.0000000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00000002808">
                <text:p>0.0000000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0000000281">
                <text:p>0.000000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00000002812">
                <text:p>0.0000000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00000002814">
                <text:p>0.0000000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00000002816">
                <text:p>0.0000000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00000002818">
                <text:p>0.0000000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0000000282">
                <text:p>0.0000000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00000002822">
                <text:p>0.0000000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00000002824">
                <text:p>0.0000000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00000002826">
                <text:p>0.0000000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00000002828">
                <text:p>0.0000000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0000000283">
                <text:p>0.0000000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00000002832">
                <text:p>0.0000000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00000002834">
                <text:p>0.0000000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00000002836">
                <text:p>0.0000000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00000002838">
                <text:p>0.0000000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0000000284">
                <text:p>0.000000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00000002842">
                <text:p>0.0000000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00000002844">
                <text:p>0.0000000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00000002846">
                <text:p>0.0000000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00000002848">
                <text:p>0.0000000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0000000285">
                <text:p>0.000000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00000002852">
                <text:p>0.0000000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00000002854">
                <text:p>0.0000000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00000002856">
                <text:p>0.0000000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00000002858">
                <text:p>0.0000000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0000000286">
                <text:p>0.000000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00000002862">
                <text:p>0.0000000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00000002864">
                <text:p>0.0000000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00000002866">
                <text:p>0.0000000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00000002868">
                <text:p>0.0000000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0000000287">
                <text:p>0.000000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00000002872">
                <text:p>0.0000000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00000002874">
                <text:p>0.0000000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00000002876">
                <text:p>0.0000000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00000002878">
                <text:p>0.0000000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0000000288">
                <text:p>0.000000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00000002882">
                <text:p>0.0000000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00000002884">
                <text:p>0.0000000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00000002886">
                <text:p>0.0000000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00000002888">
                <text:p>0.0000000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0000000289">
                <text:p>0.000000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00000002892">
                <text:p>0.0000000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00000002894">
                <text:p>0.0000000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00000002896">
                <text:p>0.0000000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00000002898">
                <text:p>0.00000002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000000029">
                <text:p>0.00000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00000002902">
                <text:p>0.0000000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00000002904">
                <text:p>0.0000000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00000002906">
                <text:p>0.0000000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00000002908">
                <text:p>0.0000000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0000000291">
                <text:p>0.000000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00000002912">
                <text:p>0.00000002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00000002914">
                <text:p>0.0000000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00000002916">
                <text:p>0.0000000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00000002918">
                <text:p>0.0000000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0000000292">
                <text:p>0.000000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00000002922">
                <text:p>0.0000000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00000002924">
                <text:p>0.0000000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00000002926">
                <text:p>0.0000000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00000002928">
                <text:p>0.0000000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0000000293">
                <text:p>0.000000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00000002932">
                <text:p>0.0000000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00000002934">
                <text:p>0.0000000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00000002936">
                <text:p>0.0000000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00000002938">
                <text:p>0.0000000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0000000294">
                <text:p>0.000000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00000002942">
                <text:p>0.0000000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00000002944">
                <text:p>0.0000000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00000002946">
                <text:p>0.00000002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00000002948">
                <text:p>0.0000000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0000000295">
                <text:p>0.000000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00000002952">
                <text:p>0.0000000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00000002954">
                <text:p>0.0000000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00000002956">
                <text:p>0.00000002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00000002958">
                <text:p>0.0000000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0000000296">
                <text:p>0.000000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00000002962">
                <text:p>0.0000000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00000002964">
                <text:p>0.0000000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00000002966">
                <text:p>0.0000000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00000002968">
                <text:p>0.0000000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0000000297">
                <text:p>0.000000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00000002972">
                <text:p>0.0000000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00000002974">
                <text:p>0.0000000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00000002976">
                <text:p>0.0000000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00000002978">
                <text:p>0.0000000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0000000298">
                <text:p>0.000000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00000002982">
                <text:p>0.0000000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00000002984">
                <text:p>0.0000000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00000002986">
                <text:p>0.0000000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00000002988">
                <text:p>0.0000000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0000000299">
                <text:p>0.000000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00000002992">
                <text:p>0.0000000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00000002994">
                <text:p>0.0000000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00000002996">
                <text:p>0.0000000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00000002998">
                <text:p>0.0000000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